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co3" style:family="table-column">
      <style:table-column-properties fo:break-before="auto" style:column-width="1.168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 style:data-style-name="N124"/>
    <style:style style:name="ce13" style:family="table-cell" style:parent-style-name="Default" style:data-style-name="N126"/>
    <style:style style:name="ce14" style:family="table-cell" style:parent-style-name="Default" style:data-style-name="N126">
      <style:text-properties fo:font-weight="bold" style:font-weight-asian="bold" style:font-weight-complex="bold"/>
    </style:style>
    <style:style style:name="ce15" style:family="table-cell" style:parent-style-name="Default" style:data-style-name="N124">
      <style:text-properties fo:font-weight="bold" style:font-weight-asian="bold" style:font-weight-complex="bold"/>
    </style:style>
    <style:style style:name="ce16" style:family="table-cell" style:parent-style-name="Default">
      <style:text-properties fo:color="#c9211e"/>
    </style:style>
    <style:style style:name="ce6" style:family="table-cell" style:parent-style-name="Default">
      <style:table-cell-properties fo:background-color="#ffd74c"/>
    </style:style>
    <style:style style:name="ce7" style:family="table-cell" style:parent-style-name="Default" style:data-style-name="N126">
      <style:table-cell-properties fo:background-color="#ffd74c"/>
      <style:text-properties fo:font-weight="bold" style:font-weight-asian="bold" style:font-weight-complex="bold"/>
    </style:style>
    <style:style style:name="ce8" style:family="table-cell" style:parent-style-name="Default" style:data-style-name="N126">
      <style:table-cell-properties fo:background-color="#ffd74c"/>
    </style:style>
    <style:style style:name="ce9" style:family="table-cell" style:parent-style-name="Default">
      <style:table-cell-properties fo:background-color="#ffd74c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e8f2a1"/>
    </style:style>
    <style:style style:name="ce30" style:family="table-cell" style:parent-style-name="Default">
      <style:table-cell-properties fo:background-color="#ffa6a6"/>
    </style:style>
    <style:style style:name="ce22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h4_sect1" table:style-name="ta1">
        <table:table-column table:style-name="co1" table:number-columns-repeated="2" table:default-cell-style-name="Default"/>
        <table:table-column table:style-name="co1" table:number-columns-repeated="4" table:default-cell-style-name="ce12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LLDs</text:p>
          </table:table-cell>
          <table:table-cell office:value-type="string" calcext:value-type="string">
            <text:p>Dimension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Running time</text:p>
          </table:table-cell>
          <table:table-cell office:value-type="string" calcext:value-type="string">
            <text:p>Standardized</text:p>
          </table:table-cell>
        </table:table-row>
        <table:table-row table:style-name="ro1">
          <table:table-cell office:value-type="string" calcext:value-type="string">
            <text:p>MFCC</text:p>
          </table:table-cell>
          <table:table-cell office:value-type="string" calcext:value-type="string">
            <text:p>(3414, 40)</text:p>
          </table:table-cell>
          <table:table-cell office:value-type="float" office:value="0.148396909236908" calcext:value-type="float">
            <text:p>0.148</text:p>
          </table:table-cell>
          <table:table-cell office:value-type="float" office:value="0.488006889820099" calcext:value-type="float">
            <text:p>0.488</text:p>
          </table:table-cell>
          <table:table-cell office:value-type="float" office:value="0.419146716594696" calcext:value-type="float">
            <text:p>0.419</text:p>
          </table:table-cell>
          <table:table-cell table:formula="of:=AVERAGE([.C3:.E3])" office:value-type="float" office:value="0.351850171883901" calcext:value-type="float">
            <text:p>0.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 Mel</text:p>
          </table:table-cell>
          <table:table-cell office:value-type="string" calcext:value-type="string">
            <text:p><text:s/>(3414, 128)</text:p>
          </table:table-cell>
          <table:table-cell office:value-type="float" office:value="0.103343367576599" calcext:value-type="float">
            <text:p>0.103</text:p>
          </table:table-cell>
          <table:table-cell office:value-type="float" office:value="0.542929232120514" calcext:value-type="float">
            <text:p>0.543</text:p>
          </table:table-cell>
          <table:table-cell office:value-type="float" office:value="0.438264340162277" calcext:value-type="float">
            <text:p>0.438</text:p>
          </table:table-cell>
          <table:table-cell table:formula="of:=AVERAGE([.C4:.E4])" office:value-type="float" office:value="0.361512313286463" calcext:value-type="float">
            <text:p>0.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APS</text:p>
          </table:table-cell>
          <table:table-cell office:value-type="string" calcext:value-type="string">
            <text:p>(3409, 23)</text:p>
          </table:table-cell>
          <table:table-cell office:value-type="float" office:value="0.164328649640083" calcext:value-type="float">
            <text:p>0.164</text:p>
          </table:table-cell>
          <table:table-cell office:value-type="float" office:value="0.526634573936462" calcext:value-type="float">
            <text:p>0.527</text:p>
          </table:table-cell>
          <table:table-cell office:value-type="float" office:value="0.45423087477684" calcext:value-type="float">
            <text:p>0.454</text:p>
          </table:table-cell>
          <table:table-cell table:formula="of:=AVERAGE([.C5:.E5])" office:value-type="float" office:value="0.381731366117795" calcext:value-type="float">
            <text:p>0.382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A</text:p>
          </table:table-cell>
          <table:table-cell office:value-type="string" calcext:value-type="string">
            <text:p>(3412, 34)</text:p>
          </table:table-cell>
          <table:table-cell office:value-type="float" office:value="0.129867151379585" calcext:value-type="float">
            <text:p>0.130</text:p>
          </table:table-cell>
          <table:table-cell office:value-type="float" office:value="0.513104975223541" calcext:value-type="float">
            <text:p>0.513</text:p>
          </table:table-cell>
          <table:table-cell office:value-type="float" office:value="0.41926720738411" calcext:value-type="float">
            <text:p>0.419</text:p>
          </table:table-cell>
          <table:table-cell table:formula="of:=AVERAGE([.C6:.E6])" office:value-type="float" office:value="0.354079777995745" calcext:value-type="float">
            <text:p>0.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A+D</text:p>
          </table:table-cell>
          <table:table-cell office:value-type="string" calcext:value-type="string">
            <text:p>(3412, 68)</text:p>
          </table:table-cell>
          <table:table-cell office:value-type="float" office:value="0.145274251699448" calcext:value-type="float">
            <text:p>0.145</text:p>
          </table:table-cell>
          <table:table-cell office:value-type="float" office:value="0.526029467582703" calcext:value-type="float">
            <text:p>0.526</text:p>
          </table:table-cell>
          <table:table-cell office:value-type="float" office:value="0.43925130367279" calcext:value-type="float">
            <text:p>0.439</text:p>
          </table:table-cell>
          <table:table-cell table:formula="of:=AVERAGE([.C7:.E7])" office:value-type="float" office:value="0.370185007651647" calcext:value-type="float">
            <text:p>0.37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an+St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FCC</text:p>
          </table:table-cell>
          <table:table-cell office:value-type="float" office:value="40" calcext:value-type="float">
            <text:p>40</text:p>
          </table:table-cell>
          <table:table-cell office:value-type="float" office:value="0.154997363686562" calcext:value-type="float">
            <text:p>0.155</text:p>
          </table:table-cell>
          <table:table-cell office:value-type="float" office:value="0.58029693365097" calcext:value-type="float">
            <text:p>0.580</text:p>
          </table:table-cell>
          <table:table-cell office:value-type="float" office:value="0.45569109916687" calcext:value-type="float">
            <text:p>0.456</text:p>
          </table:table-cell>
          <table:table-cell table:formula="of:=AVERAGE([.C10:.E10])" office:value-type="float" office:value="0.396995132168134" calcext:value-type="float">
            <text:p>0.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 Mel</text:p>
          </table:table-cell>
          <table:table-cell office:value-type="float" office:value="128" calcext:value-type="float">
            <text:p>128</text:p>
          </table:table-cell>
          <table:table-cell office:value-type="float" office:value="0.151496171951294" calcext:value-type="float">
            <text:p>0.151</text:p>
          </table:table-cell>
          <table:table-cell office:value-type="float" office:value="0.549316108226776" calcext:value-type="float">
            <text:p>0.549</text:p>
          </table:table-cell>
          <table:table-cell office:value-type="float" office:value="0.455174207687378" calcext:value-type="float">
            <text:p>0.455</text:p>
          </table:table-cell>
          <table:table-cell table:formula="of:=AVERAGE([.C11:.E11])" office:value-type="float" office:value="0.385328829288483" calcext:value-type="float">
            <text:p>0.385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MAPS</text:p>
          </table:table-cell>
          <table:table-cell office:value-type="float" office:value="23" calcext:value-type="float">
            <text:p>23</text:p>
          </table:table-cell>
          <table:table-cell office:value-type="float" office:value="0.191397249698639" calcext:value-type="float">
            <text:p>0.191</text:p>
          </table:table-cell>
          <table:table-cell office:value-type="float" office:value="0.522651851177216" calcext:value-type="float">
            <text:p>0.523</text:p>
          </table:table-cell>
          <table:table-cell office:value-type="float" office:value="0.451783835887909" calcext:value-type="float">
            <text:p>0.452</text:p>
          </table:table-cell>
          <table:table-cell table:formula="of:=AVERAGE([.C12:.E12])" office:value-type="float" office:value="0.388610978921255" calcext:value-type="float">
            <text:p>0.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A</text:p>
          </table:table-cell>
          <table:table-cell office:value-type="float" office:value="34" calcext:value-type="float">
            <text:p>34</text:p>
          </table:table-cell>
          <table:table-cell office:value-type="float" office:value="0.144743919372559" calcext:value-type="float">
            <text:p>0.145</text:p>
          </table:table-cell>
          <table:table-cell office:value-type="float" office:value="0.563266456127167" calcext:value-type="float">
            <text:p>0.563</text:p>
          </table:table-cell>
          <table:table-cell office:value-type="float" office:value="0.445192575454712" calcext:value-type="float">
            <text:p>0.445</text:p>
          </table:table-cell>
          <table:table-cell table:formula="of:=AVERAGE([.C13:.E13])" office:value-type="float" office:value="0.384400983651479" calcext:value-type="float">
            <text:p>0.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A+D</text:p>
          </table:table-cell>
          <table:table-cell office:value-type="float" office:value="68" calcext:value-type="float">
            <text:p>68</text:p>
          </table:table-cell>
          <table:table-cell office:value-type="float" office:value="0.172963440418243" calcext:value-type="float">
            <text:p>0.173</text:p>
          </table:table-cell>
          <table:table-cell office:value-type="float" office:value="0.612074255943298" calcext:value-type="float">
            <text:p>0.612</text:p>
          </table:table-cell>
          <table:table-cell office:value-type="float" office:value="0.455221235752106" calcext:value-type="float">
            <text:p>0.455</text:p>
          </table:table-cell>
          <table:table-cell table:formula="of:=AVERAGE([.C14:.E14])" office:value-type="float" office:value="0.413419644037882" calcext:value-type="float">
            <text:p>0.413</text:p>
          </table:table-cell>
          <table:table-cell table:number-columns-repeated="2"/>
        </table:table-row>
      </table:table>
      <table:table table:name="Sec413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EMOCAP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A+D</text:p>
          </table:table-cell>
          <table:table-cell office:value-type="string" calcext:value-type="string">
            <text:p>1lay</text:p>
          </table:table-cell>
          <table:table-cell office:value-type="string" calcext:value-type="string">
            <text:p>2lay</text:p>
          </table:table-cell>
          <table:table-cell office:value-type="string" calcext:value-type="string">
            <text:p>3lay</text:p>
          </table:table-cell>
          <table:table-cell office:value-type="string" calcext:value-type="string">
            <text:p>4lay</text:p>
          </table:table-cell>
          <table:table-cell office:value-type="string" calcext:value-type="string">
            <text:p>5lay</text:p>
          </table:table-cell>
          <table:table-cell office:value-type="string" calcext:value-type="string">
            <text:p>6la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table:style-name="ce12" office:value-type="float" office:value="0.38869841893514" calcext:value-type="float">
            <text:p>0.389</text:p>
          </table:table-cell>
          <table:table-cell table:style-name="ce12" office:value-type="float" office:value="0.402854750553767" calcext:value-type="float">
            <text:p>0.403</text:p>
          </table:table-cell>
          <table:table-cell table:style-name="ce12" office:value-type="float" office:value="0.385231132308642" calcext:value-type="float">
            <text:p>0.385</text:p>
          </table:table-cell>
          <table:table-cell table:style-name="ce12" office:value-type="float" office:value="0.401279071966807" calcext:value-type="float">
            <text:p>0.401</text:p>
          </table:table-cell>
          <table:table-cell table:style-name="ce12" office:value-type="float" office:value="0.394940743843714" calcext:value-type="float">
            <text:p>0.395</text:p>
          </table:table-cell>
          <table:table-cell table:style-name="ce12" office:value-type="float" office:value="0.398629615704219" calcext:value-type="float">
            <text:p>0.3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NN</text:p>
          </table:table-cell>
          <table:table-cell table:style-name="ce12" office:value-type="float" office:value="0.414663627743721" calcext:value-type="float">
            <text:p>0.415</text:p>
          </table:table-cell>
          <table:table-cell table:style-name="ce12" office:value-type="float" office:value="0.385566939910253" calcext:value-type="float">
            <text:p>0.386</text:p>
          </table:table-cell>
          <table:table-cell table:style-name="ce12" office:value-type="float" office:value="0.383357877532641" calcext:value-type="float">
            <text:p>0.383</text:p>
          </table:table-cell>
          <table:table-cell table:style-name="ce12" office:value-type="float" office:value="0.375775774319967" calcext:value-type="float">
            <text:p>0.376</text:p>
          </table:table-cell>
          <table:table-cell table:style-name="ce12" office:value-type="float" office:value="0.382910463213921" calcext:value-type="float">
            <text:p>0.383</text:p>
          </table:table-cell>
          <table:table-cell table:style-name="ce12" office:value-type="float" office:value="0.386103754242261" calcext:value-type="float">
            <text:p>0.3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12" office:value-type="float" office:value="0.450261740383456" calcext:value-type="float">
            <text:p>0.450</text:p>
          </table:table-cell>
          <table:table-cell table:style-name="ce12" office:value-type="float" office:value="0.468895148013903" calcext:value-type="float">
            <text:p>0.469</text:p>
          </table:table-cell>
          <table:table-cell table:style-name="ce12" office:value-type="float" office:value="0.44794493877456" calcext:value-type="float">
            <text:p>0.448</text:p>
          </table:table-cell>
          <table:table-cell table:style-name="ce12" office:value-type="float" office:value="0.461811979531123" calcext:value-type="float">
            <text:p>0.462</text:p>
          </table:table-cell>
          <table:table-cell table:style-name="ce15" office:value-type="float" office:value="0.474169146260246" calcext:value-type="float">
            <text:p>0.474</text:p>
          </table:table-cell>
          <table:table-cell table:style-name="ce12" office:value-type="float" office:value="0.452184084007155" calcext:value-type="float">
            <text:p>0.45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 5lay</text:p>
          </table:table-cell>
          <table:table-cell office:value-type="float" office:value="0.290135279555881" calcext:value-type="float">
            <text:p>0.290135279555881</text:p>
          </table:table-cell>
          <table:table-cell office:value-type="float" office:value="0.662554773609696" calcext:value-type="float">
            <text:p>0.662554773609696</text:p>
          </table:table-cell>
          <table:table-cell office:value-type="float" office:value="0.469817385615161" calcext:value-type="float">
            <text:p>0.469817385615161</text:p>
          </table:table-cell>
          <table:table-cell table:formula="of:=AVERAGE([.C7:.E7])" office:value-type="float" office:value="0.474169146260246" calcext:value-type="float">
            <text:p>0.47416914626024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281311693563086" calcext:value-type="float">
            <text:p>0.281311693563086</text:p>
          </table:table-cell>
          <table:table-cell office:value-type="float" office:value="0.660398327208808" calcext:value-type="float">
            <text:p>0.660398327208808</text:p>
          </table:table-cell>
          <table:table-cell office:value-type="float" office:value="0.475635134097949" calcext:value-type="float">
            <text:p>0.475635134097949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SP</text:p>
          </table:table-cell>
          <table:table-cell/>
          <table:table-cell office:value-type="string" calcext:value-type="string">
            <text:p>1lay</text:p>
          </table:table-cell>
          <table:table-cell office:value-type="string" calcext:value-type="string">
            <text:p>2lay</text:p>
          </table:table-cell>
          <table:table-cell office:value-type="string" calcext:value-type="string">
            <text:p>3lay</text:p>
          </table:table-cell>
          <table:table-cell office:value-type="string" calcext:value-type="string">
            <text:p>4lay</text:p>
          </table:table-cell>
          <table:table-cell office:value-type="string" calcext:value-type="string">
            <text:p>5lay</text:p>
          </table:table-cell>
          <table:table-cell office:value-type="string" calcext:value-type="string">
            <text:p>6la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table:style-name="ce13" office:value-type="float" office:value="0.350005974372228" calcext:value-type="float">
            <text:p>0.350</text:p>
          </table:table-cell>
          <table:table-cell table:style-name="ce14" office:value-type="float" office:value="0.377918029824893" calcext:value-type="float">
            <text:p>0.378</text:p>
          </table:table-cell>
          <table:table-cell table:style-name="ce13" office:value-type="float" office:value="0.371874198317528" calcext:value-type="float">
            <text:p>0.372</text:p>
          </table:table-cell>
          <table:table-cell table:style-name="ce13" office:value-type="float" office:value="0.343154067794482" calcext:value-type="float">
            <text:p>0.343</text:p>
          </table:table-cell>
          <table:table-cell table:style-name="ce13" office:value-type="float" office:value="0.317214071750641" calcext:value-type="float">
            <text:p>0.317</text:p>
          </table:table-cell>
          <table:table-cell table:style-name="ce13" office:value-type="float" office:value="0.353932912151019" calcext:value-type="float">
            <text:p>0.3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NN</text:p>
          </table:table-cell>
          <table:table-cell table:style-name="ce13" office:value-type="float" office:value="0.355784644683202" calcext:value-type="float">
            <text:p>0.356</text:p>
          </table:table-cell>
          <table:table-cell table:style-name="ce13" office:value-type="float" office:value="0.335051213701566" calcext:value-type="float">
            <text:p>0.335</text:p>
          </table:table-cell>
          <table:table-cell table:style-name="ce13" office:value-type="float" office:value="0.325801998376846" calcext:value-type="float">
            <text:p>0.326</text:p>
          </table:table-cell>
          <table:table-cell table:style-name="ce13" office:value-type="float" office:value="0.323900134364764" calcext:value-type="float">
            <text:p>0.324</text:p>
          </table:table-cell>
          <table:table-cell table:style-name="ce14" office:value-type="float" office:value="0.326755384604136" calcext:value-type="float">
            <text:p>0.327</text:p>
          </table:table-cell>
          <table:table-cell table:style-name="ce13" office:value-type="float" office:value="0.304871106147766" calcext:value-type="float">
            <text:p>0.3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13" office:value-type="float" office:value="0.412609082092743" calcext:value-type="float">
            <text:p>0.413</text:p>
          </table:table-cell>
          <table:table-cell table:style-name="ce13" office:value-type="float" office:value="0.41981768947428" calcext:value-type="float">
            <text:p>0.420</text:p>
          </table:table-cell>
          <table:table-cell table:style-name="ce13" office:value-type="float" office:value="0.421180475615366" calcext:value-type="float">
            <text:p>0.421</text:p>
          </table:table-cell>
          <table:table-cell table:style-name="ce14" office:value-type="float" office:value="0.433194687973388" calcext:value-type="float">
            <text:p>0.433</text:p>
          </table:table-cell>
          <table:table-cell table:style-name="ce13" office:value-type="float" office:value="0.358543540874718" calcext:value-type="float">
            <text:p>0.359</text:p>
          </table:table-cell>
          <table:table-cell table:style-name="ce13" office:value-type="float" office:value="0.368651027147397" calcext:value-type="float">
            <text:p>0.369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NN</text:p>
          </table:table-cell>
          <table:table-cell office:value-type="string" calcext:value-type="string">
            <text:p>IEMOCAP</text:p>
          </table:table-cell>
          <table:table-cell table:number-columns-repeated="4"/>
          <table:table-cell office:value-type="string" calcext:value-type="string">
            <text:p>CNN</text:p>
          </table:table-cell>
          <table:table-cell office:value-type="string" calcext:value-type="string">
            <text:p>M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la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6la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7128874659538" calcext:value-type="float">
            <text:p>0.137128874659538</text:p>
          </table:table-cell>
          <table:table-cell office:value-type="float" office:value="0.544768035411835" calcext:value-type="float">
            <text:p>0.544768035411835</text:p>
          </table:table-cell>
          <table:table-cell office:value-type="float" office:value="0.462498962879181" calcext:value-type="float">
            <text:p>0.462498962879181</text:p>
          </table:table-cell>
          <table:table-cell table:formula="of:=AVERAGE([.B19:.D19])" office:value-type="float" office:value="0.381465290983518" calcext:value-type="float">
            <text:p>0.3814652909835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9252403974533" calcext:value-type="float">
            <text:p>0.129252403974533</text:p>
          </table:table-cell>
          <table:table-cell office:value-type="float" office:value="0.467597454786301" calcext:value-type="float">
            <text:p>0.467597454786301</text:p>
          </table:table-cell>
          <table:table-cell office:value-type="float" office:value="0.306958198547363" calcext:value-type="float">
            <text:p>0.306958198547363</text:p>
          </table:table-cell>
          <table:table-cell table:formula="of:=AVERAGE([.H19:.J19])" office:value-type="float" office:value="0.301269352436066" calcext:value-type="float">
            <text:p>0.3012693524360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3148263692856" calcext:value-type="float">
            <text:p>0.153148263692856</text:p>
          </table:table-cell>
          <table:table-cell office:value-type="float" office:value="0.576943099498749" calcext:value-type="float">
            <text:p>0.576943099498749</text:p>
          </table:table-cell>
          <table:table-cell office:value-type="float" office:value="0.471468448638916" calcext:value-type="float">
            <text:p>0.471468448638916</text:p>
          </table:table-cell>
          <table:table-cell table:formula="of:=AVERAGE([.B20:.D20])" office:value-type="float" office:value="0.40051993727684" calcext:value-type="float">
            <text:p>0.400519937276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877050161361694" calcext:value-type="float">
            <text:p>0.087705016136169</text:p>
          </table:table-cell>
          <table:table-cell office:value-type="float" office:value="0.481353521347046" calcext:value-type="float">
            <text:p>0.481353521347046</text:p>
          </table:table-cell>
          <table:table-cell office:value-type="float" office:value="0.354352474212646" calcext:value-type="float">
            <text:p>0.354352474212646</text:p>
          </table:table-cell>
          <table:table-cell table:formula="of:=AVERAGE([.H20:.J20])" office:value-type="float" office:value="0.307803670565287" calcext:value-type="float">
            <text:p>0.3078036705652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778392970562" calcext:value-type="float">
            <text:p>0.13778392970562</text:p>
          </table:table-cell>
          <table:table-cell office:value-type="float" office:value="0.579006552696228" calcext:value-type="float">
            <text:p>0.579006552696228</text:p>
          </table:table-cell>
          <table:table-cell office:value-type="float" office:value="0.473971843719482" calcext:value-type="float">
            <text:p>0.473971843719482</text:p>
          </table:table-cell>
          <table:table-cell table:formula="of:=AVERAGE([.B21:.D21])" office:value-type="float" office:value="0.396920775373777" calcext:value-type="float">
            <text:p>0.3969207753737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801182836294174" calcext:value-type="float">
            <text:p>0.080118283629417</text:p>
          </table:table-cell>
          <table:table-cell office:value-type="float" office:value="0.459222584962845" calcext:value-type="float">
            <text:p>0.459222584962845</text:p>
          </table:table-cell>
          <table:table-cell office:value-type="float" office:value="0.325049072504044" calcext:value-type="float">
            <text:p>0.325049072504044</text:p>
          </table:table-cell>
          <table:table-cell table:formula="of:=AVERAGE([.H21:.J21])" office:value-type="float" office:value="0.288129980365435" calcext:value-type="float">
            <text:p>0.2881299803654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4931536614895" calcext:value-type="float">
            <text:p>0.124931536614895</text:p>
          </table:table-cell>
          <table:table-cell office:value-type="float" office:value="0.548432886600494" calcext:value-type="float">
            <text:p>0.548432886600494</text:p>
          </table:table-cell>
          <table:table-cell office:value-type="float" office:value="0.455745965242386" calcext:value-type="float">
            <text:p>0.455745965242386</text:p>
          </table:table-cell>
          <table:table-cell table:formula="of:=AVERAGE([.B22:.D22])" office:value-type="float" office:value="0.376370129485925" calcext:value-type="float">
            <text:p>0.3763701294859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24426610767841" calcext:value-type="float">
            <text:p>0.124426610767841</text:p>
          </table:table-cell>
          <table:table-cell office:value-type="float" office:value="0.4904825091362" calcext:value-type="float">
            <text:p>0.4904825091362</text:p>
          </table:table-cell>
          <table:table-cell office:value-type="float" office:value="0.350703328847885" calcext:value-type="float">
            <text:p>0.350703328847885</text:p>
          </table:table-cell>
          <table:table-cell table:formula="of:=AVERAGE([.H22:.J22])" office:value-type="float" office:value="0.321870816250642" calcext:value-type="float">
            <text:p>0.3218708162506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20224379003048" calcext:value-type="float">
            <text:p>0.120224379003048</text:p>
          </table:table-cell>
          <table:table-cell office:value-type="float" office:value="0.542645275592804" calcext:value-type="float">
            <text:p>0.542645275592804</text:p>
          </table:table-cell>
          <table:table-cell office:value-type="float" office:value="0.462858259677887" calcext:value-type="float">
            <text:p>0.462858259677887</text:p>
          </table:table-cell>
          <table:table-cell table:formula="of:=AVERAGE([.B23:.D23])" office:value-type="float" office:value="0.375242638091246" calcext:value-type="float">
            <text:p>0.3752426380912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04929752647877" calcext:value-type="float">
            <text:p>0.104929752647877</text:p>
          </table:table-cell>
          <table:table-cell office:value-type="float" office:value="0.4635409116745" calcext:value-type="float">
            <text:p>0.4635409116745</text:p>
          </table:table-cell>
          <table:table-cell office:value-type="float" office:value="0.347374469041824" calcext:value-type="float">
            <text:p>0.347374469041824</text:p>
          </table:table-cell>
          <table:table-cell table:formula="of:=AVERAGE([.H23:.J23])" office:value-type="float" office:value="0.3052817111214" calcext:value-type="float">
            <text:p>0.305281711121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erage 5 runs</text:p>
          </table:table-cell>
          <table:table-cell table:number-columns-repeated="3"/>
          <table:table-cell table:formula="of:=AVERAGE([.E19:.E23])" office:value-type="float" office:value="0.386103754242261" calcext:value-type="float">
            <text:p>0.386103754242261</text:p>
          </table:table-cell>
          <table:table-cell table:number-columns-repeated="5"/>
          <table:table-cell table:formula="of:=AVERAGE([.K19:.K23])" office:value-type="float" office:value="0.304871106147766" calcext:value-type="float">
            <text:p>0.3048711061477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5la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5la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8044625520706" calcext:value-type="float">
            <text:p>0.138044625520706</text:p>
          </table:table-cell>
          <table:table-cell office:value-type="float" office:value="0.543562114238739" calcext:value-type="float">
            <text:p>0.543562114238739</text:p>
          </table:table-cell>
          <table:table-cell office:value-type="float" office:value="0.426382273435593" calcext:value-type="float">
            <text:p>0.426382273435593</text:p>
          </table:table-cell>
          <table:table-cell table:formula="of:=AVERAGE([.B28:.D28])" office:value-type="float" office:value="0.369329671065013" calcext:value-type="float">
            <text:p>0.3693296710650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" office:value-type="float" office:value="0.153430715203285" calcext:value-type="float">
            <text:p>0.153430715203285</text:p>
          </table:table-cell>
          <table:table-cell table:style-name="ce16" office:value-type="float" office:value="0.491379678249359" calcext:value-type="float">
            <text:p>0.491379678249359</text:p>
          </table:table-cell>
          <table:table-cell table:style-name="ce16" office:value-type="float" office:value="0.259694933891296" calcext:value-type="float">
            <text:p>0.259694933891296</text:p>
          </table:table-cell>
          <table:table-cell table:formula="of:=AVERAGE([.H28:.J28])" office:value-type="float" office:value="0.301501775781313" calcext:value-type="float">
            <text:p>0.301501775781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5258039236069" calcext:value-type="float">
            <text:p>0.145258039236069</text:p>
          </table:table-cell>
          <table:table-cell office:value-type="float" office:value="0.583646953105927" calcext:value-type="float">
            <text:p>0.583646953105927</text:p>
          </table:table-cell>
          <table:table-cell office:value-type="float" office:value="0.422821819782257" calcext:value-type="float">
            <text:p>0.422821819782257</text:p>
          </table:table-cell>
          <table:table-cell table:formula="of:=AVERAGE([.B29:.D29])" office:value-type="float" office:value="0.383908937374751" calcext:value-type="float">
            <text:p>0.38390893737475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6" office:value-type="float" office:value="0.191278010606766" calcext:value-type="float">
            <text:p>0.191278010606766</text:p>
          </table:table-cell>
          <table:table-cell table:style-name="ce16" office:value-type="float" office:value="0.492988407611847" calcext:value-type="float">
            <text:p>0.492988407611847</text:p>
          </table:table-cell>
          <table:table-cell table:style-name="ce16" office:value-type="float" office:value="0.307312995195388" calcext:value-type="float">
            <text:p>0.307312995195388</text:p>
          </table:table-cell>
          <table:table-cell table:formula="of:=AVERAGE([.H29:.J29])" office:value-type="float" office:value="0.330526471138" calcext:value-type="float">
            <text:p>0.3305264711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9362107515335" calcext:value-type="float">
            <text:p>0.159362107515335</text:p>
          </table:table-cell>
          <table:table-cell office:value-type="float" office:value="0.579435706138611" calcext:value-type="float">
            <text:p>0.579435706138611</text:p>
          </table:table-cell>
          <table:table-cell office:value-type="float" office:value="0.451504468917847" calcext:value-type="float">
            <text:p>0.451504468917847</text:p>
          </table:table-cell>
          <table:table-cell table:formula="of:=AVERAGE([.B30:.D30])" office:value-type="float" office:value="0.396767427523931" calcext:value-type="float">
            <text:p>0.396767427523931</text:p>
          </table:table-cell>
          <table:table-cell/>
          <table:table-cell office:value-type="float" office:value="3" calcext:value-type="float">
            <text:p>3</text:p>
          </table:table-cell>
          <table:table-cell table:style-name="ce16" office:value-type="float" office:value="0.195959612727165" calcext:value-type="float">
            <text:p>0.195959612727165</text:p>
          </table:table-cell>
          <table:table-cell table:style-name="ce16" office:value-type="float" office:value="0.502683937549591" calcext:value-type="float">
            <text:p>0.502683937549591</text:p>
          </table:table-cell>
          <table:table-cell table:style-name="ce16" office:value-type="float" office:value="0.293680846691132" calcext:value-type="float">
            <text:p>0.293680846691132</text:p>
          </table:table-cell>
          <table:table-cell table:formula="of:=AVERAGE([.H30:.J30])" office:value-type="float" office:value="0.330774798989296" calcext:value-type="float">
            <text:p>0.3307747989892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0032976865768" calcext:value-type="float">
            <text:p>0.140032976865768</text:p>
          </table:table-cell>
          <table:table-cell office:value-type="float" office:value="0.563601791858673" calcext:value-type="float">
            <text:p>0.563601791858673</text:p>
          </table:table-cell>
          <table:table-cell office:value-type="float" office:value="0.443006247282028" calcext:value-type="float">
            <text:p>0.443006247282028</text:p>
          </table:table-cell>
          <table:table-cell table:formula="of:=AVERAGE([.B31:.D31])" office:value-type="float" office:value="0.382213672002156" calcext:value-type="float">
            <text:p>0.3822136720021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45994991064072" calcext:value-type="float">
            <text:p>0.145994991064072</text:p>
          </table:table-cell>
          <table:table-cell office:value-type="float" office:value="0.477041125297546" calcext:value-type="float">
            <text:p>0.477041125297546</text:p>
          </table:table-cell>
          <table:table-cell office:value-type="float" office:value="0.329854071140289" calcext:value-type="float">
            <text:p>0.329854071140289</text:p>
          </table:table-cell>
          <table:table-cell table:formula="of:=AVERAGE([.H31:.J31])" office:value-type="float" office:value="0.317630062500636" calcext:value-type="float">
            <text:p>0.3176300625006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9796411395073" calcext:value-type="float">
            <text:p>0.149796411395073</text:p>
          </table:table-cell>
          <table:table-cell office:value-type="float" office:value="0.556734383106232" calcext:value-type="float">
            <text:p>0.556734383106232</text:p>
          </table:table-cell>
          <table:table-cell office:value-type="float" office:value="0.440467029809952" calcext:value-type="float">
            <text:p>0.440467029809952</text:p>
          </table:table-cell>
          <table:table-cell table:formula="of:=AVERAGE([.B32:.D32])" office:value-type="float" office:value="0.382332608103752" calcext:value-type="float">
            <text:p>0.3823326081037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72894537448883" calcext:value-type="float">
            <text:p>0.172894537448883</text:p>
          </table:table-cell>
          <table:table-cell office:value-type="float" office:value="0.487815022468567" calcext:value-type="float">
            <text:p>0.487815022468567</text:p>
          </table:table-cell>
          <table:table-cell office:value-type="float" office:value="0.399321883916855" calcext:value-type="float">
            <text:p>0.399321883916855</text:p>
          </table:table-cell>
          <table:table-cell table:formula="of:=AVERAGE([.H32:.J32])" office:value-type="float" office:value="0.353343814611435" calcext:value-type="float">
            <text:p>0.35334381461143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erage 5 runs</text:p>
          </table:table-cell>
          <table:table-cell table:number-columns-repeated="3"/>
          <table:table-cell table:formula="of:=AVERAGE([.E28:.E32])" office:value-type="float" office:value="0.382910463213921" calcext:value-type="float">
            <text:p>0.382910463213921</text:p>
          </table:table-cell>
          <table:table-cell table:number-columns-repeated="5"/>
          <table:table-cell table:formula="of:=AVERAGE([.K28:.K32])" office:value-type="float" office:value="0.326755384604136" calcext:value-type="float">
            <text:p>0.32675538460413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4la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4la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556653380394" calcext:value-type="float">
            <text:p>0.16556653380394</text:p>
          </table:table-cell>
          <table:table-cell office:value-type="float" office:value="0.579009354114533" calcext:value-type="float">
            <text:p>0.579009354114533</text:p>
          </table:table-cell>
          <table:table-cell office:value-type="float" office:value="0.434937119483948" calcext:value-type="float">
            <text:p>0.434937119483948</text:p>
          </table:table-cell>
          <table:table-cell table:formula="of:=AVERAGE([.B37:.D37])" office:value-type="float" office:value="0.393171002467474" calcext:value-type="float">
            <text:p>0.3931710024674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6081796884537" calcext:value-type="float">
            <text:p>0.186081796884537</text:p>
          </table:table-cell>
          <table:table-cell office:value-type="float" office:value="0.486143261194229" calcext:value-type="float">
            <text:p>0.486143261194229</text:p>
          </table:table-cell>
          <table:table-cell office:value-type="float" office:value="0.32498437166214" calcext:value-type="float">
            <text:p>0.32498437166214</text:p>
          </table:table-cell>
          <table:table-cell table:formula="of:=AVERAGE([.H37:.J37])" office:value-type="float" office:value="0.332403143246969" calcext:value-type="float">
            <text:p>0.332403143246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4400492310524" calcext:value-type="float">
            <text:p>0.144400492310524</text:p>
          </table:table-cell>
          <table:table-cell office:value-type="float" office:value="0.567482471466064" calcext:value-type="float">
            <text:p>0.567482471466064</text:p>
          </table:table-cell>
          <table:table-cell office:value-type="float" office:value="0.417549550533295" calcext:value-type="float">
            <text:p>0.417549550533295</text:p>
          </table:table-cell>
          <table:table-cell table:formula="of:=AVERAGE([.B38:.D38])" office:value-type="float" office:value="0.376477504769961" calcext:value-type="float">
            <text:p>0.3764775047699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80624142289162" calcext:value-type="float">
            <text:p>0.180624142289162</text:p>
          </table:table-cell>
          <table:table-cell office:value-type="float" office:value="0.451473444700241" calcext:value-type="float">
            <text:p>0.451473444700241</text:p>
          </table:table-cell>
          <table:table-cell office:value-type="float" office:value="0.264127463102341" calcext:value-type="float">
            <text:p>0.264127463102341</text:p>
          </table:table-cell>
          <table:table-cell table:formula="of:=AVERAGE([.H38:.J38])" office:value-type="float" office:value="0.298741683363915" calcext:value-type="float">
            <text:p>0.2987416833639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7650534510612" calcext:value-type="float">
            <text:p>0.137650534510612</text:p>
          </table:table-cell>
          <table:table-cell office:value-type="float" office:value="0.545355975627899" calcext:value-type="float">
            <text:p>0.545355975627899</text:p>
          </table:table-cell>
          <table:table-cell office:value-type="float" office:value="0.462991565465927" calcext:value-type="float">
            <text:p>0.462991565465927</text:p>
          </table:table-cell>
          <table:table-cell table:formula="of:=AVERAGE([.B39:.D39])" office:value-type="float" office:value="0.381999358534813" calcext:value-type="float">
            <text:p>0.3819993585348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75333753228188" calcext:value-type="float">
            <text:p>0.175333753228188</text:p>
          </table:table-cell>
          <table:table-cell office:value-type="float" office:value="0.474685996770859" calcext:value-type="float">
            <text:p>0.474685996770859</text:p>
          </table:table-cell>
          <table:table-cell office:value-type="float" office:value="0.306188941001892" calcext:value-type="float">
            <text:p>0.306188941001892</text:p>
          </table:table-cell>
          <table:table-cell table:formula="of:=AVERAGE([.H39:.J39])" office:value-type="float" office:value="0.318736230333646" calcext:value-type="float">
            <text:p>0.3187362303336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5022968053818" calcext:value-type="float">
            <text:p>0.135022968053818</text:p>
          </table:table-cell>
          <table:table-cell office:value-type="float" office:value="0.562570571899414" calcext:value-type="float">
            <text:p>0.562570571899414</text:p>
          </table:table-cell>
          <table:table-cell office:value-type="float" office:value="0.452943742275238" calcext:value-type="float">
            <text:p>0.452943742275238</text:p>
          </table:table-cell>
          <table:table-cell table:formula="of:=AVERAGE([.B40:.D40])" office:value-type="float" office:value="0.38351242740949" calcext:value-type="float">
            <text:p>0.383512427409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00661882758141" calcext:value-type="float">
            <text:p>0.200661882758141</text:p>
          </table:table-cell>
          <table:table-cell office:value-type="float" office:value="0.491318732500076" calcext:value-type="float">
            <text:p>0.491318732500076</text:p>
          </table:table-cell>
          <table:table-cell office:value-type="float" office:value="0.330897480249405" calcext:value-type="float">
            <text:p>0.330897480249405</text:p>
          </table:table-cell>
          <table:table-cell table:formula="of:=AVERAGE([.H40:.J40])" office:value-type="float" office:value="0.340959365169207" calcext:value-type="float">
            <text:p>0.3409593651692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4150152802467" calcext:value-type="float">
            <text:p>0.144150152802467</text:p>
          </table:table-cell>
          <table:table-cell office:value-type="float" office:value="0.549421429634094" calcext:value-type="float">
            <text:p>0.549421429634094</text:p>
          </table:table-cell>
          <table:table-cell office:value-type="float" office:value="0.451315701007843" calcext:value-type="float">
            <text:p>0.451315701007843</text:p>
          </table:table-cell>
          <table:table-cell table:formula="of:=AVERAGE([.B41:.D41])" office:value-type="float" office:value="0.381629094481468" calcext:value-type="float">
            <text:p>0.3816290944814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90498828887939" calcext:value-type="float">
            <text:p>0.190498828887939</text:p>
          </table:table-cell>
          <table:table-cell office:value-type="float" office:value="0.489413738250732" calcext:value-type="float">
            <text:p>0.489413738250732</text:p>
          </table:table-cell>
          <table:table-cell office:value-type="float" office:value="0.306068181991577" calcext:value-type="float">
            <text:p>0.306068181991577</text:p>
          </table:table-cell>
          <table:table-cell table:formula="of:=AVERAGE([.H41:.J41])" office:value-type="float" office:value="0.328660249710083" calcext:value-type="float">
            <text:p>0.32866024971008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erage 5 runs</text:p>
          </table:table-cell>
          <table:table-cell table:number-columns-repeated="3"/>
          <table:table-cell table:formula="of:=AVERAGE([.E37:.E41])" office:value-type="float" office:value="0.383357877532641" calcext:value-type="float">
            <text:p>0.383357877532641</text:p>
          </table:table-cell>
          <table:table-cell table:number-columns-repeated="5"/>
          <table:table-cell table:formula="of:=AVERAGE([.K37:.K41])" office:value-type="float" office:value="0.323900134364764" calcext:value-type="float">
            <text:p>0.32390013436476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la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3la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2la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2la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0850921869278" calcext:value-type="float">
            <text:p>0.150850921869278</text:p>
          </table:table-cell>
          <table:table-cell office:value-type="float" office:value="0.545578241348267" calcext:value-type="float">
            <text:p>0.545578241348267</text:p>
          </table:table-cell>
          <table:table-cell office:value-type="float" office:value="0.441884696483612" calcext:value-type="float">
            <text:p>0.441884696483612</text:p>
          </table:table-cell>
          <table:table-cell table:formula="of:=AVERAGE([.B55:.D55])" office:value-type="float" office:value="0.379437953233719" calcext:value-type="float">
            <text:p>0.3794379532337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08826705813408" calcext:value-type="float">
            <text:p>0.208826705813408</text:p>
          </table:table-cell>
          <table:table-cell office:value-type="float" office:value="0.479632198810577" calcext:value-type="float">
            <text:p>0.479632198810577</text:p>
          </table:table-cell>
          <table:table-cell office:value-type="float" office:value="0.30617293715477" calcext:value-type="float">
            <text:p>0.30617293715477</text:p>
          </table:table-cell>
          <table:table-cell table:formula="of:=AVERAGE([.H55:.J55])" office:value-type="float" office:value="0.331543947259585" calcext:value-type="float">
            <text:p>0.331543947259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6548305153847" calcext:value-type="float">
            <text:p>0.126548305153847</text:p>
          </table:table-cell>
          <table:table-cell office:value-type="float" office:value="0.582297265529633" calcext:value-type="float">
            <text:p>0.582297265529633</text:p>
          </table:table-cell>
          <table:table-cell office:value-type="float" office:value="0.490567177534103" calcext:value-type="float">
            <text:p>0.490567177534103</text:p>
          </table:table-cell>
          <table:table-cell table:formula="of:=AVERAGE([.B56:.D56])" office:value-type="float" office:value="0.399804249405861" calcext:value-type="float">
            <text:p>0.3998042494058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57335981726646" calcext:value-type="float">
            <text:p>0.157335981726646</text:p>
          </table:table-cell>
          <table:table-cell office:value-type="float" office:value="0.510919511318207" calcext:value-type="float">
            <text:p>0.510919511318207</text:p>
          </table:table-cell>
          <table:table-cell office:value-type="float" office:value="0.338538557291031" calcext:value-type="float">
            <text:p>0.338538557291031</text:p>
          </table:table-cell>
          <table:table-cell table:formula="of:=AVERAGE([.H56:.J56])" office:value-type="float" office:value="0.335598016778628" calcext:value-type="float">
            <text:p>0.3355980167786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9185394644737" calcext:value-type="float">
            <text:p>0.159185394644737</text:p>
          </table:table-cell>
          <table:table-cell office:value-type="float" office:value="0.540639340877533" calcext:value-type="float">
            <text:p>0.540639340877533</text:p>
          </table:table-cell>
          <table:table-cell office:value-type="float" office:value="0.4371078312397" calcext:value-type="float">
            <text:p>0.4371078312397</text:p>
          </table:table-cell>
          <table:table-cell table:formula="of:=AVERAGE([.B57:.D57])" office:value-type="float" office:value="0.37897752225399" calcext:value-type="float">
            <text:p>0.378977522253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89341753721237" calcext:value-type="float">
            <text:p>0.189341753721237</text:p>
          </table:table-cell>
          <table:table-cell office:value-type="float" office:value="0.487469583749771" calcext:value-type="float">
            <text:p>0.487469583749771</text:p>
          </table:table-cell>
          <table:table-cell office:value-type="float" office:value="0.306642144918441" calcext:value-type="float">
            <text:p>0.306642144918441</text:p>
          </table:table-cell>
          <table:table-cell table:formula="of:=AVERAGE([.H57:.J57])" office:value-type="float" office:value="0.32781782746315" calcext:value-type="float">
            <text:p>0.327817827463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578804910183" calcext:value-type="float">
            <text:p>0.15578804910183</text:p>
          </table:table-cell>
          <table:table-cell office:value-type="float" office:value="0.539619982242584" calcext:value-type="float">
            <text:p>0.539619982242584</text:p>
          </table:table-cell>
          <table:table-cell office:value-type="float" office:value="0.454414993524551" calcext:value-type="float">
            <text:p>0.454414993524551</text:p>
          </table:table-cell>
          <table:table-cell table:formula="of:=AVERAGE([.B58:.D58])" office:value-type="float" office:value="0.383274341622988" calcext:value-type="float">
            <text:p>0.3832743416229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74953475594521" calcext:value-type="float">
            <text:p>0.174953475594521</text:p>
          </table:table-cell>
          <table:table-cell office:value-type="float" office:value="0.47196638584137" calcext:value-type="float">
            <text:p>0.47196638584137</text:p>
          </table:table-cell>
          <table:table-cell office:value-type="float" office:value="0.271143764257431" calcext:value-type="float">
            <text:p>0.271143764257431</text:p>
          </table:table-cell>
          <table:table-cell table:formula="of:=AVERAGE([.H58:.J58])" office:value-type="float" office:value="0.306021208564441" calcext:value-type="float">
            <text:p>0.3060212085644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0719687342644" calcext:value-type="float">
            <text:p>0.150719687342644</text:p>
          </table:table-cell>
          <table:table-cell office:value-type="float" office:value="0.555963575839996" calcext:value-type="float">
            <text:p>0.555963575839996</text:p>
          </table:table-cell>
          <table:table-cell office:value-type="float" office:value="0.452338635921478" calcext:value-type="float">
            <text:p>0.452338635921478</text:p>
          </table:table-cell>
          <table:table-cell table:formula="of:=AVERAGE([.B59:.D59])" office:value-type="float" office:value="0.386340633034706" calcext:value-type="float">
            <text:p>0.3863406330347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72222420573235" calcext:value-type="float">
            <text:p>0.172222420573235</text:p>
          </table:table-cell>
          <table:table-cell office:value-type="float" office:value="0.479780286550522" calcext:value-type="float">
            <text:p>0.479780286550522</text:p>
          </table:table-cell>
          <table:table-cell office:value-type="float" office:value="0.259162962436676" calcext:value-type="float">
            <text:p>0.259162962436676</text:p>
          </table:table-cell>
          <table:table-cell table:formula="of:=AVERAGE([.H59:.J59])" office:value-type="float" office:value="0.303721889853478" calcext:value-type="float">
            <text:p>0.30372188985347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erage 5 runs</text:p>
          </table:table-cell>
          <table:table-cell table:number-columns-repeated="3"/>
          <table:table-cell table:formula="of:=AVERAGE([.E55:.E59])" office:value-type="float" office:value="0.385566939910253" calcext:value-type="float">
            <text:p>0.385566939910253</text:p>
          </table:table-cell>
          <table:table-cell table:number-columns-repeated="5"/>
          <table:table-cell table:formula="of:=AVERAGE([.K55:.K59])" office:value-type="float" office:value="0.320940577983856" calcext:value-type="float">
            <text:p>0.32094057798385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la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1la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4634546041489" calcext:value-type="float">
            <text:p>0.174634546041489</text:p>
          </table:table-cell>
          <table:table-cell office:value-type="float" office:value="0.602706551551819" calcext:value-type="float">
            <text:p>0.602706551551819</text:p>
          </table:table-cell>
          <table:table-cell office:value-type="float" office:value="0.466312915086746" calcext:value-type="float">
            <text:p>0.466312915086746</text:p>
          </table:table-cell>
          <table:table-cell table:formula="of:=AVERAGE([.B64:.D64])" office:value-type="float" office:value="0.414551337560018" calcext:value-type="float">
            <text:p>0.4145513375600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7095602750778" calcext:value-type="float">
            <text:p>0.197095602750778</text:p>
          </table:table-cell>
          <table:table-cell office:value-type="float" office:value="0.501747608184814" calcext:value-type="float">
            <text:p>0.501747608184814</text:p>
          </table:table-cell>
          <table:table-cell office:value-type="float" office:value="0.337935745716095" calcext:value-type="float">
            <text:p>0.337935745716095</text:p>
          </table:table-cell>
          <table:table-cell table:formula="of:=AVERAGE([.H64:.J64])" office:value-type="float" office:value="0.345592985550562" calcext:value-type="float">
            <text:p>0.3455929855505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4634546041489" calcext:value-type="float">
            <text:p>0.174634546041489</text:p>
          </table:table-cell>
          <table:table-cell office:value-type="float" office:value="0.602706551551819" calcext:value-type="float">
            <text:p>0.602706551551819</text:p>
          </table:table-cell>
          <table:table-cell office:value-type="float" office:value="0.466312915086746" calcext:value-type="float">
            <text:p>0.466312915086746</text:p>
          </table:table-cell>
          <table:table-cell table:formula="of:=AVERAGE([.B65:.D65])" office:value-type="float" office:value="0.414551337560018" calcext:value-type="float">
            <text:p>0.4145513375600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05691486597061" calcext:value-type="float">
            <text:p>0.205691486597061</text:p>
          </table:table-cell>
          <table:table-cell office:value-type="float" office:value="0.520763158798218" calcext:value-type="float">
            <text:p>0.520763158798218</text:p>
          </table:table-cell>
          <table:table-cell office:value-type="float" office:value="0.344474017620087" calcext:value-type="float">
            <text:p>0.344474017620087</text:p>
          </table:table-cell>
          <table:table-cell table:formula="of:=AVERAGE([.H65:.J65])" office:value-type="float" office:value="0.356976221005122" calcext:value-type="float">
            <text:p>0.3569762210051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74634546041489" calcext:value-type="float">
            <text:p>0.174634546041489</text:p>
          </table:table-cell>
          <table:table-cell office:value-type="float" office:value="0.602706551551819" calcext:value-type="float">
            <text:p>0.602706551551819</text:p>
          </table:table-cell>
          <table:table-cell office:value-type="float" office:value="0.466312915086746" calcext:value-type="float">
            <text:p>0.466312915086746</text:p>
          </table:table-cell>
          <table:table-cell table:formula="of:=AVERAGE([.B66:.D66])" office:value-type="float" office:value="0.414551337560018" calcext:value-type="float">
            <text:p>0.4145513375600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06384986639023" calcext:value-type="float">
            <text:p>0.206384986639023</text:p>
          </table:table-cell>
          <table:table-cell office:value-type="float" office:value="0.520215630531311" calcext:value-type="float">
            <text:p>0.520215630531311</text:p>
          </table:table-cell>
          <table:table-cell office:value-type="float" office:value="0.343812048435211" calcext:value-type="float">
            <text:p>0.343812048435211</text:p>
          </table:table-cell>
          <table:table-cell table:formula="of:=AVERAGE([.H66:.J66])" office:value-type="float" office:value="0.356804221868515" calcext:value-type="float">
            <text:p>0.3568042218685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4634546041489" calcext:value-type="float">
            <text:p>0.174634546041489</text:p>
          </table:table-cell>
          <table:table-cell office:value-type="float" office:value="0.602706551551819" calcext:value-type="float">
            <text:p>0.602706551551819</text:p>
          </table:table-cell>
          <table:table-cell office:value-type="float" office:value="0.466312915086746" calcext:value-type="float">
            <text:p>0.466312915086746</text:p>
          </table:table-cell>
          <table:table-cell table:formula="of:=AVERAGE([.B67:.D67])" office:value-type="float" office:value="0.414551337560018" calcext:value-type="float">
            <text:p>0.4145513375600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0536108314991" calcext:value-type="float">
            <text:p>0.20536108314991</text:p>
          </table:table-cell>
          <table:table-cell office:value-type="float" office:value="0.520740509033203" calcext:value-type="float">
            <text:p>0.520740509033203</text:p>
          </table:table-cell>
          <table:table-cell office:value-type="float" office:value="0.343482196331024" calcext:value-type="float">
            <text:p>0.343482196331024</text:p>
          </table:table-cell>
          <table:table-cell table:formula="of:=AVERAGE([.H67:.J67])" office:value-type="float" office:value="0.356527929504712" calcext:value-type="float">
            <text:p>0.3565279295047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4634546041489" calcext:value-type="float">
            <text:p>0.174634546041489</text:p>
          </table:table-cell>
          <table:table-cell office:value-type="float" office:value="0.602706551551819" calcext:value-type="float">
            <text:p>0.602706551551819</text:p>
          </table:table-cell>
          <table:table-cell office:value-type="float" office:value="0.466312915086746" calcext:value-type="float">
            <text:p>0.466312915086746</text:p>
          </table:table-cell>
          <table:table-cell table:formula="of:=AVERAGE([.B68:.D68])" office:value-type="float" office:value="0.414551337560018" calcext:value-type="float">
            <text:p>0.4145513375600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05091997981071" calcext:value-type="float">
            <text:p>0.205091997981071</text:p>
          </table:table-cell>
          <table:table-cell office:value-type="float" office:value="0.521061599254608" calcext:value-type="float">
            <text:p>0.521061599254608</text:p>
          </table:table-cell>
          <table:table-cell office:value-type="float" office:value="0.344319462776184" calcext:value-type="float">
            <text:p>0.344319462776184</text:p>
          </table:table-cell>
          <table:table-cell table:formula="of:=AVERAGE([.H68:.J68])" office:value-type="float" office:value="0.356824353337288" calcext:value-type="float">
            <text:p>0.35682435333728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o need to run many time thank to tf.ser_random_seed(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erage 5 runs</text:p>
          </table:table-cell>
          <table:table-cell table:number-columns-repeated="3"/>
          <table:table-cell table:formula="of:=AVERAGE([.E64:.E68])" office:value-type="float" office:value="0.414551337560018" calcext:value-type="float">
            <text:p>0.414551337560018</text:p>
          </table:table-cell>
          <table:table-cell table:number-columns-repeated="5"/>
          <table:table-cell table:formula="of:=AVERAGE([.K64:.K68])" office:value-type="float" office:value="0.35454514225324" calcext:value-type="float">
            <text:p>0.35454514225324</text:p>
          </table:table-cell>
        </table:table-row>
      </table:table>
      <table:table table:name="Sect421" table:style-name="ta1">
        <table:table-column table:style-name="co1" table:number-columns-repeated="31" table:default-cell-style-name="Default"/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removal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EMOCAP</text:p>
          </table:table-cell>
          <table:table-cell office:value-type="string" calcext:value-type="string">
            <text:p>GeMAP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PAA 68</text:p>
          </table:table-cell>
          <table:table-cell office:value-type="float" office:value="0.295555905202686" calcext:value-type="float">
            <text:p>0.295555905202686</text:p>
          </table:table-cell>
          <table:table-cell office:value-type="float" office:value="0.627465153073989" calcext:value-type="float">
            <text:p>0.627465153073989</text:p>
          </table:table-cell>
          <table:table-cell office:value-type="float" office:value="0.452105430394815" calcext:value-type="float">
            <text:p>0.452105430394815</text:p>
          </table:table-cell>
          <table:table-cell table:formula="of:=AVERAGE([.C4:.E4])" office:value-type="float" office:value="0.45837549622383" calcext:value-type="float">
            <text:p>0.45837549622383</text:p>
          </table:table-cell>
          <table:table-cell office:value-type="string" calcext:value-type="string">
            <text:p>5la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SP</text:p>
          </table:table-cell>
          <table:table-cell office:value-type="string" calcext:value-type="string">
            <text:p>PAA 68</text:p>
          </table:table-cell>
          <table:table-cell office:value-type="float" office:value="0.202973481102916" calcext:value-type="float">
            <text:p>0.202973481102916</text:p>
          </table:table-cell>
          <table:table-cell office:value-type="float" office:value="0.573880641228201" calcext:value-type="float">
            <text:p>0.573880641228201</text:p>
          </table:table-cell>
          <table:table-cell office:value-type="float" office:value="0.425656521251175" calcext:value-type="float">
            <text:p>0.425656521251175</text:p>
          </table:table-cell>
          <table:table-cell table:formula="of:=AVERAGE([.C5:.E5])" office:value-type="float" office:value="0.400836881194097" calcext:value-type="float">
            <text:p>0.40083688119409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EMOCAP</text:p>
          </table:table-cell>
          <table:table-cell office:value-type="string" calcext:value-type="string">
            <text:p>6layer</text:p>
          </table:table-cell>
          <table:table-cell table:number-columns-repeated="5"/>
          <table:table-cell office:value-type="string" calcext:value-type="string">
            <text:p>5layer</text:p>
          </table:table-cell>
          <table:table-cell table:number-columns-repeated="4"/>
          <table:table-cell office:value-type="string" calcext:value-type="string">
            <text:p>4lay</text:p>
          </table:table-cell>
          <table:table-cell table:number-columns-repeated="4"/>
          <table:table-cell office:value-type="string" calcext:value-type="string">
            <text:p>3lay</text:p>
          </table:table-cell>
          <table:table-cell table:number-columns-repeated="4"/>
          <table:table-cell office:value-type="string" calcext:value-type="string">
            <text:p>2lay</text:p>
          </table:table-cell>
          <table:table-cell table:number-columns-repeated="4"/>
          <table:table-cell office:value-type="string" calcext:value-type="string">
            <text:p>1lay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duration (ms)</text:p>
          </table:table-cell>
          <table:table-cell table:style-name="ce6" office:value-type="string" calcext:value-type="string">
            <text:p>Threshold (%)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254143739043743" calcext:value-type="float">
            <text:p>0.254143739043743</text:p>
          </table:table-cell>
          <table:table-cell table:style-name="ce6" office:value-type="float" office:value="0.640650970528628" calcext:value-type="float">
            <text:p>0.640650970528628</text:p>
          </table:table-cell>
          <table:table-cell table:style-name="ce6" office:value-type="float" office:value="0.452510683635564" calcext:value-type="float">
            <text:p>0.452510683635564</text:p>
          </table:table-cell>
          <table:table-cell table:style-name="ce7" table:formula="of:=AVERAGE([.C8:.E8])" office:value-type="float" office:value="0.449101797735979" calcext:value-type="float">
            <text:p>0.449</text:p>
          </table:table-cell>
          <table:table-cell/>
          <table:table-cell office:value-type="float" office:value="0.283013818953408" calcext:value-type="float">
            <text:p>0.283013818953408</text:p>
          </table:table-cell>
          <table:table-cell office:value-type="float" office:value="0.64033549979027" calcext:value-type="float">
            <text:p>0.64033549979027</text:p>
          </table:table-cell>
          <table:table-cell office:value-type="float" office:value="0.454101965313558" calcext:value-type="float">
            <text:p>0.454101965313558</text:p>
          </table:table-cell>
          <table:table-cell table:style-name="ce17" table:formula="of:=AVERAGE([.H8:.J8])" office:value-type="float" office:value="0.459150428019079" calcext:value-type="float">
            <text:p>0.459150428019079</text:p>
          </table:table-cell>
          <table:table-cell/>
          <table:table-cell office:value-type="float" office:value="0.270753553992735" calcext:value-type="float">
            <text:p>0.270753553992735</text:p>
          </table:table-cell>
          <table:table-cell office:value-type="float" office:value="0.635122453673611" calcext:value-type="float">
            <text:p>0.635122453673611</text:p>
          </table:table-cell>
          <table:table-cell office:value-type="float" office:value="0.460822779576264" calcext:value-type="float">
            <text:p>0.460822779576264</text:p>
          </table:table-cell>
          <table:table-cell table:formula="of:=AVERAGE([.M8:.O8])" office:value-type="float" office:value="0.455566262414203" calcext:value-type="float">
            <text:p>0.455566262414203</text:p>
          </table:table-cell>
          <table:table-cell/>
          <table:table-cell office:value-type="float" office:value="0.263052096437701" calcext:value-type="float">
            <text:p>0.263052096437701</text:p>
          </table:table-cell>
          <table:table-cell office:value-type="float" office:value="0.637576652272582" calcext:value-type="float">
            <text:p>0.637576652272582</text:p>
          </table:table-cell>
          <table:table-cell office:value-type="float" office:value="0.461994281636355" calcext:value-type="float">
            <text:p>0.461994281636355</text:p>
          </table:table-cell>
          <table:table-cell table:formula="of:=AVERAGE([.R8:.T8])" office:value-type="float" office:value="0.454207676782213" calcext:value-type="float">
            <text:p>0.454207676782213</text:p>
          </table:table-cell>
          <table:table-cell/>
          <table:table-cell office:value-type="float" office:value="0.272549325296317" calcext:value-type="float">
            <text:p>0.272549325296317</text:p>
          </table:table-cell>
          <table:table-cell office:value-type="float" office:value="0.648393977268141" calcext:value-type="float">
            <text:p>0.648393977268141</text:p>
          </table:table-cell>
          <table:table-cell office:value-type="float" office:value="0.454993568020606" calcext:value-type="float">
            <text:p>0.454993568020606</text:p>
          </table:table-cell>
          <table:table-cell table:formula="of:=AVERAGE([.W8:.Y8])" office:value-type="float" office:value="0.458645623528355" calcext:value-type="float">
            <text:p>0.458645623528355</text:p>
          </table:table-cell>
          <table:table-cell/>
          <table:table-cell office:value-type="float" office:value="0.205735814042167" calcext:value-type="float">
            <text:p>0.205735814042167</text:p>
          </table:table-cell>
          <table:table-cell office:value-type="float" office:value="0.650194952160359" calcext:value-type="float">
            <text:p>0.650194952160359</text:p>
          </table:table-cell>
          <table:table-cell office:value-type="float" office:value="0.445931777046511" calcext:value-type="float">
            <text:p>0.445931777046511</text:p>
          </table:table-cell>
          <table:table-cell table:formula="of:=AVERAGE([.AB8:.AD8])" office:value-type="float" office:value="0.433954181083012" calcext:value-type="float">
            <text:p>0.433954181083012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12939549205316" calcext:value-type="float">
            <text:p>0.212939549205316</text:p>
          </table:table-cell>
          <table:table-cell table:style-name="ce6" office:value-type="float" office:value="0.566907345564417" calcext:value-type="float">
            <text:p>0.566907345564417</text:p>
          </table:table-cell>
          <table:table-cell table:style-name="ce6" office:value-type="float" office:value="0.422721024253465" calcext:value-type="float">
            <text:p>0.422721024253465</text:p>
          </table:table-cell>
          <table:table-cell table:style-name="ce8" table:formula="of:=AVERAGE([.C9:.E9])" office:value-type="float" office:value="0.400855973007733" calcext:value-type="float">
            <text:p>0.401</text:p>
          </table:table-cell>
          <table:table-cell/>
          <table:table-cell office:value-type="float" office:value="0.234244799814943" calcext:value-type="float">
            <text:p>0.234244799814943</text:p>
          </table:table-cell>
          <table:table-cell office:value-type="float" office:value="0.559816222590442" calcext:value-type="float">
            <text:p>0.559816222590442</text:p>
          </table:table-cell>
          <table:table-cell office:value-type="float" office:value="0.41781055512514" calcext:value-type="float">
            <text:p>0.41781055512514</text:p>
          </table:table-cell>
          <table:table-cell table:formula="of:=AVERAGE([.H9:.J9])" office:value-type="float" office:value="0.403957192510175" calcext:value-type="float">
            <text:p>0.403957192510175</text:p>
          </table:table-cell>
          <table:table-cell/>
          <table:table-cell office:value-type="float" office:value="0.230587634765768" calcext:value-type="float">
            <text:p>0.230587634765768</text:p>
          </table:table-cell>
          <table:table-cell office:value-type="float" office:value="0.561305662540623" calcext:value-type="float">
            <text:p>0.561305662540623</text:p>
          </table:table-cell>
          <table:table-cell office:value-type="float" office:value="0.417313908158004" calcext:value-type="float">
            <text:p>0.417313908158004</text:p>
          </table:table-cell>
          <table:table-cell table:formula="of:=AVERAGE([.M9:.O9])" office:value-type="float" office:value="0.403069068488132" calcext:value-type="float">
            <text:p>0.403069068488132</text:p>
          </table:table-cell>
          <table:table-cell/>
          <table:table-cell office:value-type="float" office:value="0.222956779182054" calcext:value-type="float">
            <text:p>0.222956779182054</text:p>
          </table:table-cell>
          <table:table-cell office:value-type="float" office:value="0.572766781715811" calcext:value-type="float">
            <text:p>0.572766781715811</text:p>
          </table:table-cell>
          <table:table-cell office:value-type="float" office:value="0.418142845711091" calcext:value-type="float">
            <text:p>0.418142845711091</text:p>
          </table:table-cell>
          <table:table-cell table:formula="of:=AVERAGE([.R9:.T9])" office:value-type="float" office:value="0.404622135536319" calcext:value-type="float">
            <text:p>0.404622135536319</text:p>
          </table:table-cell>
          <table:table-cell/>
          <table:table-cell office:value-type="float" office:value="0.226893783020931" calcext:value-type="float">
            <text:p>0.226893783020931</text:p>
          </table:table-cell>
          <table:table-cell office:value-type="float" office:value="0.58058426325404" calcext:value-type="float">
            <text:p>0.58058426325404</text:p>
          </table:table-cell>
          <table:table-cell office:value-type="float" office:value="0.418626816868099" calcext:value-type="float">
            <text:p>0.418626816868099</text:p>
          </table:table-cell>
          <table:table-cell table:formula="of:=AVERAGE([.W9:.Y9])" office:value-type="float" office:value="0.40870162104769" calcext:value-type="float">
            <text:p>0.40870162104769</text:p>
          </table:table-cell>
          <table:table-cell/>
          <table:table-cell office:value-type="float" office:value="0.169366809604325" calcext:value-type="float">
            <text:p>0.169366809604325</text:p>
          </table:table-cell>
          <table:table-cell office:value-type="float" office:value="0.587577226572588" calcext:value-type="float">
            <text:p>0.587577226572588</text:p>
          </table:table-cell>
          <table:table-cell office:value-type="float" office:value="0.420050930429791" calcext:value-type="float">
            <text:p>0.420050930429791</text:p>
          </table:table-cell>
          <table:table-cell table:formula="of:=AVERAGE([.AB9:.AD9])" office:value-type="float" office:value="0.392331655535568" calcext:value-type="float">
            <text:p>0.392331655535568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170135848441501" calcext:value-type="float">
            <text:p>0.170135848441501</text:p>
          </table:table-cell>
          <table:table-cell table:style-name="ce6" office:value-type="float" office:value="0.55980464283787" calcext:value-type="float">
            <text:p>0.55980464283787</text:p>
          </table:table-cell>
          <table:table-cell table:style-name="ce6" office:value-type="float" office:value="0.395266378070876" calcext:value-type="float">
            <text:p>0.395266378070876</text:p>
          </table:table-cell>
          <table:table-cell table:style-name="ce8" table:formula="of:=AVERAGE([.C10:.E10])" office:value-type="float" office:value="0.375068956450082" calcext:value-type="float">
            <text:p>0.375</text:p>
          </table:table-cell>
          <table:table-cell/>
          <table:table-cell office:value-type="float" office:value="0.205197140260829" calcext:value-type="float">
            <text:p>0.205197140260829</text:p>
          </table:table-cell>
          <table:table-cell office:value-type="float" office:value="0.568257460438586" calcext:value-type="float">
            <text:p>0.568257460438586</text:p>
          </table:table-cell>
          <table:table-cell office:value-type="float" office:value="0.39268579543022" calcext:value-type="float">
            <text:p>0.39268579543022</text:p>
          </table:table-cell>
          <table:table-cell table:formula="of:=AVERAGE([.H10:.J10])" office:value-type="float" office:value="0.388713465376545" calcext:value-type="float">
            <text:p>0.388713465376545</text:p>
          </table:table-cell>
          <table:table-cell/>
          <table:table-cell office:value-type="float" office:value="0.185089924642048" calcext:value-type="float">
            <text:p>0.185089924642048</text:p>
          </table:table-cell>
          <table:table-cell office:value-type="float" office:value="0.55728192532953" calcext:value-type="float">
            <text:p>0.55728192532953</text:p>
          </table:table-cell>
          <table:table-cell office:value-type="float" office:value="0.391729623787354" calcext:value-type="float">
            <text:p>0.391729623787354</text:p>
          </table:table-cell>
          <table:table-cell table:formula="of:=AVERAGE([.M10:.O10])" office:value-type="float" office:value="0.378033824586311" calcext:value-type="float">
            <text:p>0.378033824586311</text:p>
          </table:table-cell>
          <table:table-cell/>
          <table:table-cell office:value-type="float" office:value="0.169219536744598" calcext:value-type="float">
            <text:p>0.169219536744598</text:p>
          </table:table-cell>
          <table:table-cell office:value-type="float" office:value="0.569136196584871" calcext:value-type="float">
            <text:p>0.569136196584871</text:p>
          </table:table-cell>
          <table:table-cell office:value-type="float" office:value="0.375818062985306" calcext:value-type="float">
            <text:p>0.375818062985306</text:p>
          </table:table-cell>
          <table:table-cell table:formula="of:=AVERAGE([.R10:.T10])" office:value-type="float" office:value="0.371391265438258" calcext:value-type="float">
            <text:p>0.371391265438258</text:p>
          </table:table-cell>
          <table:table-cell/>
          <table:table-cell office:value-type="float" office:value="0.183386836464393" calcext:value-type="float">
            <text:p>0.183386836464393</text:p>
          </table:table-cell>
          <table:table-cell office:value-type="float" office:value="0.579907090520329" calcext:value-type="float">
            <text:p>0.579907090520329</text:p>
          </table:table-cell>
          <table:table-cell office:value-type="float" office:value="0.391686062337889" calcext:value-type="float">
            <text:p>0.391686062337889</text:p>
          </table:table-cell>
          <table:table-cell table:formula="of:=AVERAGE([.W10:.Y10])" office:value-type="float" office:value="0.384993329774204" calcext:value-type="float">
            <text:p>0.384993329774204</text:p>
          </table:table-cell>
          <table:table-cell/>
          <table:table-cell office:value-type="float" office:value="0.143790047346702" calcext:value-type="float">
            <text:p>0.143790047346702</text:p>
          </table:table-cell>
          <table:table-cell office:value-type="float" office:value="0.57449756790815" calcext:value-type="float">
            <text:p>0.57449756790815</text:p>
          </table:table-cell>
          <table:table-cell office:value-type="float" office:value="0.385800725388171" calcext:value-type="float">
            <text:p>0.385800725388171</text:p>
          </table:table-cell>
          <table:table-cell table:formula="of:=AVERAGE([.AB10:.AD10])" office:value-type="float" office:value="0.368029446881008" calcext:value-type="float">
            <text:p>0.368029446881008</text:p>
          </table:table-cell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253061268309324" calcext:value-type="float">
            <text:p>0.253061268309324</text:p>
          </table:table-cell>
          <table:table-cell table:style-name="ce6" office:value-type="float" office:value="0.641540194822126" calcext:value-type="float">
            <text:p>0.641540194822126</text:p>
          </table:table-cell>
          <table:table-cell table:style-name="ce6" office:value-type="float" office:value="0.452896803875064" calcext:value-type="float">
            <text:p>0.452896803875064</text:p>
          </table:table-cell>
          <table:table-cell table:style-name="ce8" table:formula="of:=AVERAGE([.C11:.E11])" office:value-type="float" office:value="0.449166089002171" calcext:value-type="float">
            <text:p>0.449</text:p>
          </table:table-cell>
          <table:table-cell/>
          <table:table-cell office:value-type="float" office:value="0.278603524575553" calcext:value-type="float">
            <text:p>0.278603524575553</text:p>
          </table:table-cell>
          <table:table-cell office:value-type="float" office:value="0.625256743776991" calcext:value-type="float">
            <text:p>0.625256743776991</text:p>
          </table:table-cell>
          <table:table-cell office:value-type="float" office:value="0.452807724917625" calcext:value-type="float">
            <text:p>0.452807724917625</text:p>
          </table:table-cell>
          <table:table-cell table:formula="of:=AVERAGE([.H11:.J11])" office:value-type="float" office:value="0.45222266442339" calcext:value-type="float">
            <text:p>0.45222266442339</text:p>
          </table:table-cell>
          <table:table-cell/>
          <table:table-cell office:value-type="float" office:value="0.26617124640486" calcext:value-type="float">
            <text:p>0.26617124640486</text:p>
          </table:table-cell>
          <table:table-cell office:value-type="float" office:value="0.632177726853712" calcext:value-type="float">
            <text:p>0.632177726853712</text:p>
          </table:table-cell>
          <table:table-cell office:value-type="float" office:value="0.459898668937905" calcext:value-type="float">
            <text:p>0.459898668937905</text:p>
          </table:table-cell>
          <table:table-cell table:formula="of:=AVERAGE([.M11:.O11])" office:value-type="float" office:value="0.452749214065492" calcext:value-type="float">
            <text:p>0.452749214065492</text:p>
          </table:table-cell>
          <table:table-cell/>
          <table:table-cell office:value-type="float" office:value="0.252332230071165" calcext:value-type="float">
            <text:p>0.252332230071165</text:p>
          </table:table-cell>
          <table:table-cell office:value-type="float" office:value="0.61852181290953" calcext:value-type="float">
            <text:p>0.61852181290953</text:p>
          </table:table-cell>
          <table:table-cell office:value-type="float" office:value="0.445401727450461" calcext:value-type="float">
            <text:p>0.445401727450461</text:p>
          </table:table-cell>
          <table:table-cell table:formula="of:=AVERAGE([.R11:.T11])" office:value-type="float" office:value="0.438751923477052" calcext:value-type="float">
            <text:p>0.438751923477052</text:p>
          </table:table-cell>
          <table:table-cell/>
          <table:table-cell office:value-type="float" office:value="0.270646510957262" calcext:value-type="float">
            <text:p>0.270646510957262</text:p>
          </table:table-cell>
          <table:table-cell office:value-type="float" office:value="0.647780352649346" calcext:value-type="float">
            <text:p>0.647780352649346</text:p>
          </table:table-cell>
          <table:table-cell office:value-type="float" office:value="0.455618016585746" calcext:value-type="float">
            <text:p>0.455618016585746</text:p>
          </table:table-cell>
          <table:table-cell table:formula="of:=AVERAGE([.W11:.Y11])" office:value-type="float" office:value="0.458014960064118" calcext:value-type="float">
            <text:p>0.458014960064118</text:p>
          </table:table-cell>
          <table:table-cell/>
          <table:table-cell office:value-type="float" office:value="0.188069978423193" calcext:value-type="float">
            <text:p>0.188069978423193</text:p>
          </table:table-cell>
          <table:table-cell office:value-type="float" office:value="0.656212653845489" calcext:value-type="float">
            <text:p>0.656212653845489</text:p>
          </table:table-cell>
          <table:table-cell office:value-type="float" office:value="0.449669997419117" calcext:value-type="float">
            <text:p>0.449669997419117</text:p>
          </table:table-cell>
          <table:table-cell table:formula="of:=AVERAGE([.AB11:.AD11])" office:value-type="float" office:value="0.431317543229267" calcext:value-type="float">
            <text:p>0.431317543229267</text:p>
          </table:table-cell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17013948216319" calcext:value-type="float">
            <text:p>0.217013948216319</text:p>
          </table:table-cell>
          <table:table-cell table:style-name="ce6" office:value-type="float" office:value="0.564199234697179" calcext:value-type="float">
            <text:p>0.564199234697179</text:p>
          </table:table-cell>
          <table:table-cell table:style-name="ce6" office:value-type="float" office:value="0.425496168579268" calcext:value-type="float">
            <text:p>0.425496168579268</text:p>
          </table:table-cell>
          <table:table-cell table:style-name="ce8" table:formula="of:=AVERAGE([.C12:.E12])" office:value-type="float" office:value="0.402236450497589" calcext:value-type="float">
            <text:p>0.402</text:p>
          </table:table-cell>
          <table:table-cell/>
          <table:table-cell office:value-type="float" office:value="0.25483310629267" calcext:value-type="float">
            <text:p>0.25483310629267</text:p>
          </table:table-cell>
          <table:table-cell office:value-type="float" office:value="0.573825766203458" calcext:value-type="float">
            <text:p>0.573825766203458</text:p>
          </table:table-cell>
          <table:table-cell office:value-type="float" office:value="0.424839602896111" calcext:value-type="float">
            <text:p>0.424839602896111</text:p>
          </table:table-cell>
          <table:table-cell table:formula="of:=AVERAGE([.H12:.J12])" office:value-type="float" office:value="0.417832825130746" calcext:value-type="float">
            <text:p>0.417832825130746</text:p>
          </table:table-cell>
          <table:table-cell/>
          <table:table-cell office:value-type="float" office:value="0.246182850686154" calcext:value-type="float">
            <text:p>0.246182850686154</text:p>
          </table:table-cell>
          <table:table-cell office:value-type="float" office:value="0.577458143340032" calcext:value-type="float">
            <text:p>0.577458143340032</text:p>
          </table:table-cell>
          <table:table-cell office:value-type="float" office:value="0.42719929369738" calcext:value-type="float">
            <text:p>0.42719929369738</text:p>
          </table:table-cell>
          <table:table-cell table:formula="of:=AVERAGE([.M12:.O12])" office:value-type="float" office:value="0.416946762574522" calcext:value-type="float">
            <text:p>0.416946762574522</text:p>
          </table:table-cell>
          <table:table-cell/>
          <table:table-cell office:value-type="float" office:value="0.228301055907822" calcext:value-type="float">
            <text:p>0.228301055907822</text:p>
          </table:table-cell>
          <table:table-cell office:value-type="float" office:value="0.579054065087117" calcext:value-type="float">
            <text:p>0.579054065087117</text:p>
          </table:table-cell>
          <table:table-cell office:value-type="float" office:value="0.426086072928362" calcext:value-type="float">
            <text:p>0.426086072928362</text:p>
          </table:table-cell>
          <table:table-cell table:formula="of:=AVERAGE([.R12:.T12])" office:value-type="float" office:value="0.4111470646411" calcext:value-type="float">
            <text:p>0.4111470646411</text:p>
          </table:table-cell>
          <table:table-cell/>
          <table:table-cell office:value-type="float" office:value="0.239534723065426" calcext:value-type="float">
            <text:p>0.239534723065426</text:p>
          </table:table-cell>
          <table:table-cell office:value-type="float" office:value="0.606704680362749" calcext:value-type="float">
            <text:p>0.606704680362749</text:p>
          </table:table-cell>
          <table:table-cell office:value-type="float" office:value="0.443536668622783" calcext:value-type="float">
            <text:p>0.443536668622783</text:p>
          </table:table-cell>
          <table:table-cell table:formula="of:=AVERAGE([.W12:.Y12])" office:value-type="float" office:value="0.429925357350319" calcext:value-type="float">
            <text:p>0.429925357350319</text:p>
          </table:table-cell>
          <table:table-cell/>
          <table:table-cell office:value-type="float" office:value="0.166702916065893" calcext:value-type="float">
            <text:p>0.166702916065893</text:p>
          </table:table-cell>
          <table:table-cell office:value-type="float" office:value="0.595206465514163" calcext:value-type="float">
            <text:p>0.595206465514163</text:p>
          </table:table-cell>
          <table:table-cell office:value-type="float" office:value="0.433593947885616" calcext:value-type="float">
            <text:p>0.433593947885616</text:p>
          </table:table-cell>
          <table:table-cell table:formula="of:=AVERAGE([.AB12:.AD12])" office:value-type="float" office:value="0.398501109821891" calcext:value-type="float">
            <text:p>0.398501109821891</text:p>
          </table:table-cell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171628144148008" calcext:value-type="float">
            <text:p>0.171628144148008</text:p>
          </table:table-cell>
          <table:table-cell table:style-name="ce6" office:value-type="float" office:value="0.559810057846103" calcext:value-type="float">
            <text:p>0.559810057846103</text:p>
          </table:table-cell>
          <table:table-cell table:style-name="ce6" office:value-type="float" office:value="0.384695710113492" calcext:value-type="float">
            <text:p>0.384695710113492</text:p>
          </table:table-cell>
          <table:table-cell table:style-name="ce8" table:formula="of:=AVERAGE([.C13:.E13])" office:value-type="float" office:value="0.372044637369201" calcext:value-type="float">
            <text:p>0.372</text:p>
          </table:table-cell>
          <table:table-cell/>
          <table:table-cell office:value-type="float" office:value="0.209028809893336" calcext:value-type="float">
            <text:p>0.209028809893336</text:p>
          </table:table-cell>
          <table:table-cell office:value-type="float" office:value="0.566687849316439" calcext:value-type="float">
            <text:p>0.566687849316439</text:p>
          </table:table-cell>
          <table:table-cell office:value-type="float" office:value="0.39801974280324" calcext:value-type="float">
            <text:p>0.39801974280324</text:p>
          </table:table-cell>
          <table:table-cell table:formula="of:=AVERAGE([.H13:.J13])" office:value-type="float" office:value="0.391245467337672" calcext:value-type="float">
            <text:p>0.391245467337672</text:p>
          </table:table-cell>
          <table:table-cell/>
          <table:table-cell office:value-type="float" office:value="0.17827862465169" calcext:value-type="float">
            <text:p>0.17827862465169</text:p>
          </table:table-cell>
          <table:table-cell office:value-type="float" office:value="0.567998817315233" calcext:value-type="float">
            <text:p>0.567998817315233</text:p>
          </table:table-cell>
          <table:table-cell office:value-type="float" office:value="0.402839063607136" calcext:value-type="float">
            <text:p>0.402839063607136</text:p>
          </table:table-cell>
          <table:table-cell table:formula="of:=AVERAGE([.M13:.O13])" office:value-type="float" office:value="0.383038835191353" calcext:value-type="float">
            <text:p>0.383038835191353</text:p>
          </table:table-cell>
          <table:table-cell/>
          <table:table-cell office:value-type="float" office:value="0.181879528894728" calcext:value-type="float">
            <text:p>0.181879528894728</text:p>
          </table:table-cell>
          <table:table-cell office:value-type="float" office:value="0.582690604390973" calcext:value-type="float">
            <text:p>0.582690604390973</text:p>
          </table:table-cell>
          <table:table-cell office:value-type="float" office:value="0.395454237424224" calcext:value-type="float">
            <text:p>0.395454237424224</text:p>
          </table:table-cell>
          <table:table-cell table:formula="of:=AVERAGE([.R13:.T13])" office:value-type="float" office:value="0.386674790236641" calcext:value-type="float">
            <text:p>0.386674790236641</text:p>
          </table:table-cell>
          <table:table-cell/>
          <table:table-cell office:value-type="float" office:value="0.198122140185395" calcext:value-type="float">
            <text:p>0.198122140185395</text:p>
          </table:table-cell>
          <table:table-cell office:value-type="float" office:value="0.586102921550736" calcext:value-type="float">
            <text:p>0.586102921550736</text:p>
          </table:table-cell>
          <table:table-cell office:value-type="float" office:value="0.396402235576532" calcext:value-type="float">
            <text:p>0.396402235576532</text:p>
          </table:table-cell>
          <table:table-cell table:formula="of:=AVERAGE([.W13:.Y13])" office:value-type="float" office:value="0.393542432437554" calcext:value-type="float">
            <text:p>0.393542432437554</text:p>
          </table:table-cell>
          <table:table-cell/>
          <table:table-cell office:value-type="float" office:value="0.144833984616423" calcext:value-type="float">
            <text:p>0.144833984616423</text:p>
          </table:table-cell>
          <table:table-cell office:value-type="float" office:value="0.576759372844063" calcext:value-type="float">
            <text:p>0.576759372844063</text:p>
          </table:table-cell>
          <table:table-cell office:value-type="float" office:value="0.384819971342235" calcext:value-type="float">
            <text:p>0.384819971342235</text:p>
          </table:table-cell>
          <table:table-cell table:formula="of:=AVERAGE([.AB13:.AD13])" office:value-type="float" office:value="0.36880444293424" calcext:value-type="float">
            <text:p>0.36880444293424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257284763535878" calcext:value-type="float">
            <text:p>0.257284763535878</text:p>
          </table:table-cell>
          <table:table-cell table:style-name="ce6" office:value-type="float" office:value="0.640756642607611" calcext:value-type="float">
            <text:p>0.640756642607611</text:p>
          </table:table-cell>
          <table:table-cell table:style-name="ce6" office:value-type="float" office:value="0.454304276590255" calcext:value-type="float">
            <text:p>0.454304276590255</text:p>
          </table:table-cell>
          <table:table-cell table:style-name="ce8" table:formula="of:=AVERAGE([.C14:.E14])" office:value-type="float" office:value="0.450781894244581" calcext:value-type="float">
            <text:p>0.451</text:p>
          </table:table-cell>
          <table:table-cell/>
          <table:table-cell office:value-type="float" office:value="0.280942637837451" calcext:value-type="float">
            <text:p>0.280942637837451</text:p>
          </table:table-cell>
          <table:table-cell office:value-type="float" office:value="0.62889680345758" calcext:value-type="float">
            <text:p>0.62889680345758</text:p>
          </table:table-cell>
          <table:table-cell office:value-type="float" office:value="0.455567282391395" calcext:value-type="float">
            <text:p>0.455567282391395</text:p>
          </table:table-cell>
          <table:table-cell table:formula="of:=AVERAGE([.H14:.J14])" office:value-type="float" office:value="0.455135574562142" calcext:value-type="float">
            <text:p>0.455135574562142</text:p>
          </table:table-cell>
          <table:table-cell/>
          <table:table-cell office:value-type="float" office:value="0.265753358904886" calcext:value-type="float">
            <text:p>0.265753358904886</text:p>
          </table:table-cell>
          <table:table-cell office:value-type="float" office:value="0.633318540401847" calcext:value-type="float">
            <text:p>0.633318540401847</text:p>
          </table:table-cell>
          <table:table-cell office:value-type="float" office:value="0.460075756341809" calcext:value-type="float">
            <text:p>0.460075756341809</text:p>
          </table:table-cell>
          <table:table-cell table:formula="of:=AVERAGE([.M14:.O14])" office:value-type="float" office:value="0.453049218549514" calcext:value-type="float">
            <text:p>0.453049218549514</text:p>
          </table:table-cell>
          <table:table-cell/>
          <table:table-cell office:value-type="float" office:value="0.253618190065477" calcext:value-type="float">
            <text:p>0.253618190065477</text:p>
          </table:table-cell>
          <table:table-cell office:value-type="float" office:value="0.618872306353549" calcext:value-type="float">
            <text:p>0.618872306353549</text:p>
          </table:table-cell>
          <table:table-cell office:value-type="float" office:value="0.44546387209206" calcext:value-type="float">
            <text:p>0.44546387209206</text:p>
          </table:table-cell>
          <table:table-cell table:formula="of:=AVERAGE([.R14:.T14])" office:value-type="float" office:value="0.439318122837029" calcext:value-type="float">
            <text:p>0.439318122837029</text:p>
          </table:table-cell>
          <table:table-cell/>
          <table:table-cell office:value-type="float" office:value="0.27123332125775" calcext:value-type="float">
            <text:p>0.27123332125775</text:p>
          </table:table-cell>
          <table:table-cell office:value-type="float" office:value="0.649219965451795" calcext:value-type="float">
            <text:p>0.649219965451795</text:p>
          </table:table-cell>
          <table:table-cell office:value-type="float" office:value="0.456746143884842" calcext:value-type="float">
            <text:p>0.456746143884842</text:p>
          </table:table-cell>
          <table:table-cell table:formula="of:=AVERAGE([.W14:.Y14])" office:value-type="float" office:value="0.459066476864796" calcext:value-type="float">
            <text:p>0.459066476864796</text:p>
          </table:table-cell>
          <table:table-cell/>
          <table:table-cell office:value-type="float" office:value="0.188795737073876" calcext:value-type="float">
            <text:p>0.188795737073876</text:p>
          </table:table-cell>
          <table:table-cell office:value-type="float" office:value="0.658760434538031" calcext:value-type="float">
            <text:p>0.658760434538031</text:p>
          </table:table-cell>
          <table:table-cell office:value-type="float" office:value="0.451273124734316" calcext:value-type="float">
            <text:p>0.451273124734316</text:p>
          </table:table-cell>
          <table:table-cell table:formula="of:=AVERAGE([.AB14:.AD14])" office:value-type="float" office:value="0.432943098782074" calcext:value-type="float">
            <text:p>0.432943098782074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23462158218505" calcext:value-type="float">
            <text:p>0.223462158218505</text:p>
          </table:table-cell>
          <table:table-cell table:style-name="ce6" office:value-type="float" office:value="0.569577682856565" calcext:value-type="float">
            <text:p>0.569577682856565</text:p>
          </table:table-cell>
          <table:table-cell table:style-name="ce6" office:value-type="float" office:value="0.421717996935903" calcext:value-type="float">
            <text:p>0.421717996935903</text:p>
          </table:table-cell>
          <table:table-cell table:style-name="ce8" table:formula="of:=AVERAGE([.C15:.E15])" office:value-type="float" office:value="0.404919279336991" calcext:value-type="float">
            <text:p>0.405</text:p>
          </table:table-cell>
          <table:table-cell/>
          <table:table-cell office:value-type="float" office:value="0.2760968845155" calcext:value-type="float">
            <text:p>0.2760968845155</text:p>
          </table:table-cell>
          <table:table-cell office:value-type="float" office:value="0.570728291490744" calcext:value-type="float">
            <text:p>0.570728291490744</text:p>
          </table:table-cell>
          <table:table-cell office:value-type="float" office:value="0.428695610001835" calcext:value-type="float">
            <text:p>0.428695610001835</text:p>
          </table:table-cell>
          <table:table-cell table:formula="of:=AVERAGE([.H15:.J15])" office:value-type="float" office:value="0.425173595336026" calcext:value-type="float">
            <text:p>0.425173595336026</text:p>
          </table:table-cell>
          <table:table-cell/>
          <table:table-cell office:value-type="float" office:value="0.261884611296352" calcext:value-type="float">
            <text:p>0.261884611296352</text:p>
          </table:table-cell>
          <table:table-cell office:value-type="float" office:value="0.586699848534214" calcext:value-type="float">
            <text:p>0.586699848534214</text:p>
          </table:table-cell>
          <table:table-cell office:value-type="float" office:value="0.433970080430286" calcext:value-type="float">
            <text:p>0.433970080430286</text:p>
          </table:table-cell>
          <table:table-cell table:formula="of:=AVERAGE([.M15:.O15])" office:value-type="float" office:value="0.427518180086951" calcext:value-type="float">
            <text:p>0.427518180086951</text:p>
          </table:table-cell>
          <table:table-cell/>
          <table:table-cell office:value-type="float" office:value="0.232328593275966" calcext:value-type="float">
            <text:p>0.232328593275966</text:p>
          </table:table-cell>
          <table:table-cell office:value-type="float" office:value="0.582521985774131" calcext:value-type="float">
            <text:p>0.582521985774131</text:p>
          </table:table-cell>
          <table:table-cell office:value-type="float" office:value="0.422891115726828" calcext:value-type="float">
            <text:p>0.422891115726828</text:p>
          </table:table-cell>
          <table:table-cell table:formula="of:=AVERAGE([.R15:.T15])" office:value-type="float" office:value="0.412580564925641" calcext:value-type="float">
            <text:p>0.412580564925641</text:p>
          </table:table-cell>
          <table:table-cell/>
          <table:table-cell office:value-type="float" office:value="0.241082151031759" calcext:value-type="float">
            <text:p>0.241082151031759</text:p>
          </table:table-cell>
          <table:table-cell office:value-type="float" office:value="0.599030990342507" calcext:value-type="float">
            <text:p>0.599030990342507</text:p>
          </table:table-cell>
          <table:table-cell office:value-type="float" office:value="0.425504888904674" calcext:value-type="float">
            <text:p>0.425504888904674</text:p>
          </table:table-cell>
          <table:table-cell table:formula="of:=AVERAGE([.W15:.Y15])" office:value-type="float" office:value="0.421872676759647" calcext:value-type="float">
            <text:p>0.421872676759647</text:p>
          </table:table-cell>
          <table:table-cell/>
          <table:table-cell office:value-type="float" office:value="0.170404736116331" calcext:value-type="float">
            <text:p>0.170404736116331</text:p>
          </table:table-cell>
          <table:table-cell office:value-type="float" office:value="0.603153963305581" calcext:value-type="float">
            <text:p>0.603153963305581</text:p>
          </table:table-cell>
          <table:table-cell office:value-type="float" office:value="0.433490877221968" calcext:value-type="float">
            <text:p>0.433490877221968</text:p>
          </table:table-cell>
          <table:table-cell table:formula="of:=AVERAGE([.AB15:.AD15])" office:value-type="float" office:value="0.402349858881293" calcext:value-type="float">
            <text:p>0.402349858881293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160744512620048" calcext:value-type="float">
            <text:p>0.160744512620048</text:p>
          </table:table-cell>
          <table:table-cell table:style-name="ce6" office:value-type="float" office:value="0.548111907413566" calcext:value-type="float">
            <text:p>0.548111907413566</text:p>
          </table:table-cell>
          <table:table-cell table:style-name="ce6" office:value-type="float" office:value="0.3811259050463" calcext:value-type="float">
            <text:p>0.3811259050463</text:p>
          </table:table-cell>
          <table:table-cell table:style-name="ce8" table:formula="of:=AVERAGE([.C16:.E16])" office:value-type="float" office:value="0.363327441693305" calcext:value-type="float">
            <text:p>0.363</text:p>
          </table:table-cell>
          <table:table-cell/>
          <table:table-cell office:value-type="float" office:value="0.204674400354053" calcext:value-type="float">
            <text:p>0.204674400354053</text:p>
          </table:table-cell>
          <table:table-cell office:value-type="float" office:value="0.557378074639413" calcext:value-type="float">
            <text:p>0.557378074639413</text:p>
          </table:table-cell>
          <table:table-cell office:value-type="float" office:value="0.393439349344315" calcext:value-type="float">
            <text:p>0.393439349344315</text:p>
          </table:table-cell>
          <table:table-cell table:formula="of:=AVERAGE([.H16:.J16])" office:value-type="float" office:value="0.385163941445927" calcext:value-type="float">
            <text:p>0.385163941445927</text:p>
          </table:table-cell>
          <table:table-cell/>
          <table:table-cell office:value-type="float" office:value="0.180435384121503" calcext:value-type="float">
            <text:p>0.180435384121503</text:p>
          </table:table-cell>
          <table:table-cell office:value-type="float" office:value="0.56757849808182" calcext:value-type="float">
            <text:p>0.56757849808182</text:p>
          </table:table-cell>
          <table:table-cell office:value-type="float" office:value="0.404686548254417" calcext:value-type="float">
            <text:p>0.404686548254417</text:p>
          </table:table-cell>
          <table:table-cell table:formula="of:=AVERAGE([.M16:.O16])" office:value-type="float" office:value="0.384233476819247" calcext:value-type="float">
            <text:p>0.384233476819247</text:p>
          </table:table-cell>
          <table:table-cell/>
          <table:table-cell office:value-type="float" office:value="0.175962294000374" calcext:value-type="float">
            <text:p>0.175962294000374</text:p>
          </table:table-cell>
          <table:table-cell office:value-type="float" office:value="0.568632721670221" calcext:value-type="float">
            <text:p>0.568632721670221</text:p>
          </table:table-cell>
          <table:table-cell office:value-type="float" office:value="0.381590090065281" calcext:value-type="float">
            <text:p>0.381590090065281</text:p>
          </table:table-cell>
          <table:table-cell table:formula="of:=AVERAGE([.R16:.T16])" office:value-type="float" office:value="0.375395035245292" calcext:value-type="float">
            <text:p>0.375395035245292</text:p>
          </table:table-cell>
          <table:table-cell/>
          <table:table-cell office:value-type="float" office:value="0.198325500503819" calcext:value-type="float">
            <text:p>0.198325500503819</text:p>
          </table:table-cell>
          <table:table-cell office:value-type="float" office:value="0.578982182792003" calcext:value-type="float">
            <text:p>0.578982182792003</text:p>
          </table:table-cell>
          <table:table-cell office:value-type="float" office:value="0.406790351834027" calcext:value-type="float">
            <text:p>0.406790351834027</text:p>
          </table:table-cell>
          <table:table-cell table:formula="of:=AVERAGE([.W16:.Y16])" office:value-type="float" office:value="0.394699345043283" calcext:value-type="float">
            <text:p>0.394699345043283</text:p>
          </table:table-cell>
          <table:table-cell/>
          <table:table-cell office:value-type="float" office:value="0.14688856447507" calcext:value-type="float">
            <text:p>0.14688856447507</text:p>
          </table:table-cell>
          <table:table-cell office:value-type="float" office:value="0.577858297457951" calcext:value-type="float">
            <text:p>0.577858297457951</text:p>
          </table:table-cell>
          <table:table-cell office:value-type="float" office:value="0.385000988457388" calcext:value-type="float">
            <text:p>0.385000988457388</text:p>
          </table:table-cell>
          <table:table-cell table:formula="of:=AVERAGE([.AB16:.AD16])" office:value-type="float" office:value="0.369915950130136" calcext:value-type="float">
            <text:p>0.369915950130136</text:p>
          </table:table-cell>
        </table:table-row>
        <table:table-row table:style-name="ro1">
          <table:table-cell table:style-name="ce6" table:number-columns-repeated="5"/>
          <table:table-cell table:style-name="ce9" table:formula="of:=MAX([.F8:.F16])" office:value-type="float" office:value="0.450781894244581" calcext:value-type="float">
            <text:p>0.450781894244581</text:p>
          </table:table-cell>
          <table:table-cell table:number-columns-repeated="4"/>
          <table:table-cell table:style-name="ce17" table:formula="of:=MAX([.K8:.K16])" office:value-type="float" office:value="0.459150428019079" calcext:value-type="float">
            <text:p>0.459150428019079</text:p>
          </table:table-cell>
          <table:table-cell table:number-columns-repeated="4"/>
          <table:table-cell table:formula="of:=MAX([.P8:.P16])" office:value-type="float" office:value="0.455566262414203" calcext:value-type="float">
            <text:p>0.455566262414203</text:p>
          </table:table-cell>
          <table:table-cell table:number-columns-repeated="4"/>
          <table:table-cell table:formula="of:=MAX([.U8:.U16])" office:value-type="float" office:value="0.454207676782213" calcext:value-type="float">
            <text:p>0.454207676782213</text:p>
          </table:table-cell>
          <table:table-cell table:number-columns-repeated="4"/>
          <table:table-cell table:formula="of:=MAX([.Z8:.Z16])" office:value-type="float" office:value="0.459066476864796" calcext:value-type="float">
            <text:p>0.459066476864796</text:p>
          </table:table-cell>
          <table:table-cell table:number-columns-repeated="4"/>
          <table:table-cell table:formula="of:=MAX([.AE8:.AE16])" office:value-type="float" office:value="0.433954181083012" calcext:value-type="float">
            <text:p>0.433954181083012</text:p>
          </table:table-cell>
        </table:table-row>
        <table:table-row table:style-name="ro1">
          <table:table-cell office:value-type="string" calcext:value-type="string">
            <text:p>MSP</text:p>
          </table:table-cell>
          <table:table-cell office:value-type="string" calcext:value-type="string">
            <text:p>5lay</text:p>
          </table:table-cell>
          <table:table-cell table:number-columns-repeated="5"/>
          <table:table-cell office:value-type="string" calcext:value-type="string">
            <text:p>4llay</text:p>
          </table:table-cell>
          <table:table-cell table:number-columns-repeated="4"/>
          <table:table-cell office:value-type="string" calcext:value-type="string">
            <text:p>3lay</text:p>
          </table:table-cell>
          <table:table-cell table:number-columns-repeated="4"/>
          <table:table-cell office:value-type="string" calcext:value-type="string">
            <text:p>2lay</text:p>
          </table:table-cell>
          <table:table-cell table:number-columns-repeated="4"/>
          <table:table-cell office:value-type="string" calcext:value-type="string">
            <text:p>1l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ation (ms)</text:p>
          </table:table-cell>
          <table:table-cell office:value-type="string" calcext:value-type="string">
            <text:p>Threshold (%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193324895150531" calcext:value-type="float">
            <text:p>0.193324895150531</text:p>
          </table:table-cell>
          <table:table-cell office:value-type="float" office:value="0.553455424580773" calcext:value-type="float">
            <text:p>0.553455424580773</text:p>
          </table:table-cell>
          <table:table-cell office:value-type="float" office:value="0.399516325985269" calcext:value-type="float">
            <text:p>0.399516325985269</text:p>
          </table:table-cell>
          <table:table-cell table:formula="of:=AVERAGE([.C20:.E20])" office:value-type="float" office:value="0.382098881905524" calcext:value-type="float">
            <text:p>0.382098881905524</text:p>
          </table:table-cell>
          <table:table-cell/>
          <table:table-cell office:value-type="float" office:value="0.142247600189984" calcext:value-type="float">
            <text:p>0.142247600189984</text:p>
          </table:table-cell>
          <table:table-cell office:value-type="float" office:value="0.492860682544298" calcext:value-type="float">
            <text:p>0.492860682544298</text:p>
          </table:table-cell>
          <table:table-cell office:value-type="float" office:value="0.366520094610451" calcext:value-type="float">
            <text:p>0.366520094610451</text:p>
          </table:table-cell>
          <table:table-cell table:formula="of:=AVERAGE([.H20:.J20])" office:value-type="float" office:value="0.333876125781578" calcext:value-type="float">
            <text:p>0.333876125781578</text:p>
          </table:table-cell>
          <table:table-cell/>
          <table:table-cell office:value-type="float" office:value="0.228326052733211" calcext:value-type="float">
            <text:p>0.228326052733211</text:p>
          </table:table-cell>
          <table:table-cell office:value-type="float" office:value="0.575419422627401" calcext:value-type="float">
            <text:p>0.575419422627401</text:p>
          </table:table-cell>
          <table:table-cell office:value-type="float" office:value="0.436533524748316" calcext:value-type="float">
            <text:p>0.436533524748316</text:p>
          </table:table-cell>
          <table:table-cell table:style-name="ce17" table:formula="of:=AVERAGE([.M20:.O20])" office:value-type="float" office:value="0.413426333369643" calcext:value-type="float">
            <text:p>0.413426333369643</text:p>
          </table:table-cell>
          <table:table-cell/>
          <table:table-cell office:value-type="float" office:value="0.212661034097415" calcext:value-type="float">
            <text:p>0.212661034097415</text:p>
          </table:table-cell>
          <table:table-cell office:value-type="float" office:value="0.557297736544332" calcext:value-type="float">
            <text:p>0.557297736544332</text:p>
          </table:table-cell>
          <table:table-cell office:value-type="float" office:value="0.394573509426242" calcext:value-type="float">
            <text:p>0.394573509426242</text:p>
          </table:table-cell>
          <table:table-cell table:formula="of:=AVERAGE([.R20:.T20])" office:value-type="float" office:value="0.38817742668933" calcext:value-type="float">
            <text:p>0.38817742668933</text:p>
          </table:table-cell>
          <table:table-cell/>
          <table:table-cell office:value-type="float" office:value="0.212661034097415" calcext:value-type="float">
            <text:p>0.212661034097415</text:p>
          </table:table-cell>
          <table:table-cell office:value-type="float" office:value="0.557297736544332" calcext:value-type="float">
            <text:p>0.557297736544332</text:p>
          </table:table-cell>
          <table:table-cell office:value-type="float" office:value="0.394573509426242" calcext:value-type="float">
            <text:p>0.394573509426242</text:p>
          </table:table-cell>
          <table:table-cell table:formula="of:=AVERAGE([.W20:.Y20])" office:value-type="float" office:value="0.38817742668933" calcext:value-type="float">
            <text:p>0.3881774266893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38637461344359" calcext:value-type="float">
            <text:p>0.238637461344359</text:p>
          </table:table-cell>
          <table:table-cell office:value-type="float" office:value="0.575937186975888" calcext:value-type="float">
            <text:p>0.575937186975888</text:p>
          </table:table-cell>
          <table:table-cell office:value-type="float" office:value="0.413280890686955" calcext:value-type="float">
            <text:p>0.413280890686955</text:p>
          </table:table-cell>
          <table:table-cell table:formula="of:=AVERAGE([.C21:.E21])" office:value-type="float" office:value="0.409285179669067" calcext:value-type="float">
            <text:p>0.409285179669067</text:p>
          </table:table-cell>
          <table:table-cell/>
          <table:table-cell office:value-type="float" office:value="0.198138950390623" calcext:value-type="float">
            <text:p>0.198138950390623</text:p>
          </table:table-cell>
          <table:table-cell office:value-type="float" office:value="0.5257154169762" calcext:value-type="float">
            <text:p>0.5257154169762</text:p>
          </table:table-cell>
          <table:table-cell office:value-type="float" office:value="0.39929250884465" calcext:value-type="float">
            <text:p>0.39929250884465</text:p>
          </table:table-cell>
          <table:table-cell table:formula="of:=AVERAGE([.H21:.J21])" office:value-type="float" office:value="0.374382292070491" calcext:value-type="float">
            <text:p>0.374382292070491</text:p>
          </table:table-cell>
          <table:table-cell/>
          <table:table-cell office:value-type="float" office:value="0.246384775874197" calcext:value-type="float">
            <text:p>0.246384775874197</text:p>
          </table:table-cell>
          <table:table-cell office:value-type="float" office:value="0.580892916100511" calcext:value-type="float">
            <text:p>0.580892916100511</text:p>
          </table:table-cell>
          <table:table-cell office:value-type="float" office:value="0.431410254707159" calcext:value-type="float">
            <text:p>0.431410254707159</text:p>
          </table:table-cell>
          <table:table-cell table:style-name="ce17" table:formula="of:=AVERAGE([.M21:.O21])" office:value-type="float" office:value="0.419562648893956" calcext:value-type="float">
            <text:p>0.419562648893956</text:p>
          </table:table-cell>
          <table:table-cell/>
          <table:table-cell office:value-type="float" office:value="0.236298205229742" calcext:value-type="float">
            <text:p>0.236298205229742</text:p>
          </table:table-cell>
          <table:table-cell office:value-type="float" office:value="0.563096743350724" calcext:value-type="float">
            <text:p>0.563096743350724</text:p>
          </table:table-cell>
          <table:table-cell office:value-type="float" office:value="0.401007258476145" calcext:value-type="float">
            <text:p>0.401007258476145</text:p>
          </table:table-cell>
          <table:table-cell table:formula="of:=AVERAGE([.R21:.T21])" office:value-type="float" office:value="0.40013406901887" calcext:value-type="float">
            <text:p>0.40013406901887</text:p>
          </table:table-cell>
          <table:table-cell/>
          <table:table-cell office:value-type="float" office:value="0.236298205229742" calcext:value-type="float">
            <text:p>0.236298205229742</text:p>
          </table:table-cell>
          <table:table-cell office:value-type="float" office:value="0.563096743350724" calcext:value-type="float">
            <text:p>0.563096743350724</text:p>
          </table:table-cell>
          <table:table-cell office:value-type="float" office:value="0.401007258476145" calcext:value-type="float">
            <text:p>0.401007258476145</text:p>
          </table:table-cell>
          <table:table-cell table:formula="of:=AVERAGE([.W21:.Y21])" office:value-type="float" office:value="0.40013406901887" calcext:value-type="float">
            <text:p>0.4001340690188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983267668669621" calcext:value-type="float">
            <text:p>0.098326766866962</text:p>
          </table:table-cell>
          <table:table-cell office:value-type="float" office:value="0.536841038849757" calcext:value-type="float">
            <text:p>0.536841038849757</text:p>
          </table:table-cell>
          <table:table-cell office:value-type="float" office:value="0.389374012364898" calcext:value-type="float">
            <text:p>0.389374012364898</text:p>
          </table:table-cell>
          <table:table-cell table:formula="of:=AVERAGE([.C22:.E22])" office:value-type="float" office:value="0.341513939360539" calcext:value-type="float">
            <text:p>0.341513939360539</text:p>
          </table:table-cell>
          <table:table-cell/>
          <table:table-cell office:value-type="float" office:value="0.0527606562420731" calcext:value-type="float">
            <text:p>0.052760656242073</text:p>
          </table:table-cell>
          <table:table-cell office:value-type="float" office:value="0.475505602767675" calcext:value-type="float">
            <text:p>0.475505602767675</text:p>
          </table:table-cell>
          <table:table-cell office:value-type="float" office:value="0.325821043191278" calcext:value-type="float">
            <text:p>0.325821043191278</text:p>
          </table:table-cell>
          <table:table-cell table:formula="of:=AVERAGE([.H22:.J22])" office:value-type="float" office:value="0.284695767400342" calcext:value-type="float">
            <text:p>0.284695767400342</text:p>
          </table:table-cell>
          <table:table-cell/>
          <table:table-cell office:value-type="float" office:value="0.148089490004539" calcext:value-type="float">
            <text:p>0.148089490004539</text:p>
          </table:table-cell>
          <table:table-cell office:value-type="float" office:value="0.568769136323524" calcext:value-type="float">
            <text:p>0.568769136323524</text:p>
          </table:table-cell>
          <table:table-cell office:value-type="float" office:value="0.414278278125234" calcext:value-type="float">
            <text:p>0.414278278125234</text:p>
          </table:table-cell>
          <table:table-cell table:formula="of:=AVERAGE([.M22:.O22])" office:value-type="float" office:value="0.377045634817766" calcext:value-type="float">
            <text:p>0.377045634817766</text:p>
          </table:table-cell>
          <table:table-cell/>
          <table:table-cell office:value-type="float" office:value="0.152305708475376" calcext:value-type="float">
            <text:p>0.152305708475376</text:p>
          </table:table-cell>
          <table:table-cell office:value-type="float" office:value="0.57385275963606" calcext:value-type="float">
            <text:p>0.57385275963606</text:p>
          </table:table-cell>
          <table:table-cell office:value-type="float" office:value="0.40572097341259" calcext:value-type="float">
            <text:p>0.40572097341259</text:p>
          </table:table-cell>
          <table:table-cell table:formula="of:=AVERAGE([.R22:.T22])" office:value-type="float" office:value="0.377293147174676" calcext:value-type="float">
            <text:p>0.377293147174676</text:p>
          </table:table-cell>
          <table:table-cell/>
          <table:table-cell office:value-type="float" office:value="0.152305708475376" calcext:value-type="float">
            <text:p>0.152305708475376</text:p>
          </table:table-cell>
          <table:table-cell office:value-type="float" office:value="0.57385275963606" calcext:value-type="float">
            <text:p>0.57385275963606</text:p>
          </table:table-cell>
          <table:table-cell office:value-type="float" office:value="0.40572097341259" calcext:value-type="float">
            <text:p>0.40572097341259</text:p>
          </table:table-cell>
          <table:table-cell table:formula="of:=AVERAGE([.W22:.Y22])" office:value-type="float" office:value="0.377293147174676" calcext:value-type="float">
            <text:p>0.37729314717467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192157284239727" calcext:value-type="float">
            <text:p>0.192157284239727</text:p>
          </table:table-cell>
          <table:table-cell office:value-type="float" office:value="0.562497651032296" calcext:value-type="float">
            <text:p>0.562497651032296</text:p>
          </table:table-cell>
          <table:table-cell office:value-type="float" office:value="0.410594171934612" calcext:value-type="float">
            <text:p>0.410594171934612</text:p>
          </table:table-cell>
          <table:table-cell table:formula="of:=AVERAGE([.C23:.E23])" office:value-type="float" office:value="0.388416369068878" calcext:value-type="float">
            <text:p>0.388416369068878</text:p>
          </table:table-cell>
          <table:table-cell/>
          <table:table-cell office:value-type="float" office:value="0.141565662325462" calcext:value-type="float">
            <text:p>0.141565662325462</text:p>
          </table:table-cell>
          <table:table-cell office:value-type="float" office:value="0.498819448557063" calcext:value-type="float">
            <text:p>0.498819448557063</text:p>
          </table:table-cell>
          <table:table-cell office:value-type="float" office:value="0.377710070755702" calcext:value-type="float">
            <text:p>0.377710070755702</text:p>
          </table:table-cell>
          <table:table-cell table:formula="of:=AVERAGE([.H23:.J23])" office:value-type="float" office:value="0.339365060546075" calcext:value-type="float">
            <text:p>0.339365060546075</text:p>
          </table:table-cell>
          <table:table-cell/>
          <table:table-cell office:value-type="float" office:value="0.241104103327862" calcext:value-type="float">
            <text:p>0.241104103327862</text:p>
          </table:table-cell>
          <table:table-cell office:value-type="float" office:value="0.587886181908352" calcext:value-type="float">
            <text:p>0.587886181908352</text:p>
          </table:table-cell>
          <table:table-cell office:value-type="float" office:value="0.441709816093036" calcext:value-type="float">
            <text:p>0.441709816093036</text:p>
          </table:table-cell>
          <table:table-cell table:formula="of:=AVERAGE([.M23:.O23])" office:value-type="float" office:value="0.423566700443083" calcext:value-type="float">
            <text:p>0.423566700443083</text:p>
          </table:table-cell>
          <table:table-cell/>
          <table:table-cell office:value-type="float" office:value="0.221994559314457" calcext:value-type="float">
            <text:p>0.221994559314457</text:p>
          </table:table-cell>
          <table:table-cell office:value-type="float" office:value="0.56684592486256" calcext:value-type="float">
            <text:p>0.56684592486256</text:p>
          </table:table-cell>
          <table:table-cell office:value-type="float" office:value="0.395970725665286" calcext:value-type="float">
            <text:p>0.395970725665286</text:p>
          </table:table-cell>
          <table:table-cell table:formula="of:=AVERAGE([.R23:.T23])" office:value-type="float" office:value="0.394937069947434" calcext:value-type="float">
            <text:p>0.394937069947434</text:p>
          </table:table-cell>
          <table:table-cell/>
          <table:table-cell office:value-type="float" office:value="0.221994559314457" calcext:value-type="float">
            <text:p>0.221994559314457</text:p>
          </table:table-cell>
          <table:table-cell office:value-type="float" office:value="0.56684592486256" calcext:value-type="float">
            <text:p>0.56684592486256</text:p>
          </table:table-cell>
          <table:table-cell office:value-type="float" office:value="0.395970725665286" calcext:value-type="float">
            <text:p>0.395970725665286</text:p>
          </table:table-cell>
          <table:table-cell table:formula="of:=AVERAGE([.W23:.Y23])" office:value-type="float" office:value="0.394937069947434" calcext:value-type="float">
            <text:p>0.394937069947434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255422488620045" calcext:value-type="float">
            <text:p>0.255422488620045</text:p>
          </table:table-cell>
          <table:table-cell office:value-type="float" office:value="0.577907815542317" calcext:value-type="float">
            <text:p>0.577907815542317</text:p>
          </table:table-cell>
          <table:table-cell office:value-type="float" office:value="0.42489041387587" calcext:value-type="float">
            <text:p>0.42489041387587</text:p>
          </table:table-cell>
          <table:table-cell table:formula="of:=AVERAGE([.C24:.E24])" office:value-type="float" office:value="0.419406906012744" calcext:value-type="float">
            <text:p>0.419406906012744</text:p>
          </table:table-cell>
          <table:table-cell/>
          <table:table-cell office:value-type="float" office:value="0.199877949574267" calcext:value-type="float">
            <text:p>0.199877949574267</text:p>
          </table:table-cell>
          <table:table-cell office:value-type="float" office:value="0.525002483259592" calcext:value-type="float">
            <text:p>0.525002483259592</text:p>
          </table:table-cell>
          <table:table-cell office:value-type="float" office:value="0.400478066335348" calcext:value-type="float">
            <text:p>0.400478066335348</text:p>
          </table:table-cell>
          <table:table-cell table:formula="of:=AVERAGE([.H24:.J24])" office:value-type="float" office:value="0.375119499723069" calcext:value-type="float">
            <text:p>0.375119499723069</text:p>
          </table:table-cell>
          <table:table-cell/>
          <table:table-cell table:style-name="ce17" office:value-type="float" office:value="0.259003740530338" calcext:value-type="float">
            <text:p>0.259003740530338</text:p>
          </table:table-cell>
          <table:table-cell table:style-name="ce17" office:value-type="float" office:value="0.586087289291077" calcext:value-type="float">
            <text:p>0.586087289291077</text:p>
          </table:table-cell>
          <table:table-cell table:style-name="ce17" office:value-type="float" office:value="0.440862209834718" calcext:value-type="float">
            <text:p>0.440862209834718</text:p>
          </table:table-cell>
          <table:table-cell table:style-name="ce17" table:formula="of:=AVERAGE([.M24:.O24])" office:value-type="float" office:value="0.428651079885378" calcext:value-type="float">
            <text:p>0.428651079885378</text:p>
          </table:table-cell>
          <table:table-cell/>
          <table:table-cell office:value-type="float" office:value="0.230121016456854" calcext:value-type="float">
            <text:p>0.230121016456854</text:p>
          </table:table-cell>
          <table:table-cell office:value-type="float" office:value="0.583195387772347" calcext:value-type="float">
            <text:p>0.583195387772347</text:p>
          </table:table-cell>
          <table:table-cell office:value-type="float" office:value="0.427154772830865" calcext:value-type="float">
            <text:p>0.427154772830865</text:p>
          </table:table-cell>
          <table:table-cell table:formula="of:=AVERAGE([.R24:.T24])" office:value-type="float" office:value="0.413490392353355" calcext:value-type="float">
            <text:p>0.413490392353355</text:p>
          </table:table-cell>
          <table:table-cell/>
          <table:table-cell office:value-type="float" office:value="0.230121016456854" calcext:value-type="float">
            <text:p>0.230121016456854</text:p>
          </table:table-cell>
          <table:table-cell office:value-type="float" office:value="0.583195387772347" calcext:value-type="float">
            <text:p>0.583195387772347</text:p>
          </table:table-cell>
          <table:table-cell office:value-type="float" office:value="0.427154772830865" calcext:value-type="float">
            <text:p>0.427154772830865</text:p>
          </table:table-cell>
          <table:table-cell table:formula="of:=AVERAGE([.W24:.Y24])" office:value-type="float" office:value="0.413490392353355" calcext:value-type="float">
            <text:p>0.413490392353355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.198222017784386" calcext:value-type="float">
            <text:p>0.198222017784386</text:p>
          </table:table-cell>
          <table:table-cell office:value-type="float" office:value="0.562852467286781" calcext:value-type="float">
            <text:p>0.562852467286781</text:p>
          </table:table-cell>
          <table:table-cell office:value-type="float" office:value="0.404749169711658" calcext:value-type="float">
            <text:p>0.404749169711658</text:p>
          </table:table-cell>
          <table:table-cell table:formula="of:=AVERAGE([.C25:.E25])" office:value-type="float" office:value="0.388607884927608" calcext:value-type="float">
            <text:p>0.388607884927608</text:p>
          </table:table-cell>
          <table:table-cell/>
          <table:table-cell office:value-type="float" office:value="0.115251719323947" calcext:value-type="float">
            <text:p>0.115251719323947</text:p>
          </table:table-cell>
          <table:table-cell office:value-type="float" office:value="0.556999248408066" calcext:value-type="float">
            <text:p>0.556999248408066</text:p>
          </table:table-cell>
          <table:table-cell office:value-type="float" office:value="0.396654088385027" calcext:value-type="float">
            <text:p>0.396654088385027</text:p>
          </table:table-cell>
          <table:table-cell table:formula="of:=AVERAGE([.H25:.J25])" office:value-type="float" office:value="0.356301685372347" calcext:value-type="float">
            <text:p>0.356301685372347</text:p>
          </table:table-cell>
          <table:table-cell/>
          <table:table-cell office:value-type="float" office:value="0.184046784904513" calcext:value-type="float">
            <text:p>0.184046784904513</text:p>
          </table:table-cell>
          <table:table-cell office:value-type="float" office:value="0.569214439789029" calcext:value-type="float">
            <text:p>0.569214439789029</text:p>
          </table:table-cell>
          <table:table-cell office:value-type="float" office:value="0.414858036520878" calcext:value-type="float">
            <text:p>0.414858036520878</text:p>
          </table:table-cell>
          <table:table-cell table:formula="of:=AVERAGE([.M25:.O25])" office:value-type="float" office:value="0.389373087071473" calcext:value-type="float">
            <text:p>0.389373087071473</text:p>
          </table:table-cell>
          <table:table-cell/>
          <table:table-cell office:value-type="float" office:value="0.171067460994073" calcext:value-type="float">
            <text:p>0.171067460994073</text:p>
          </table:table-cell>
          <table:table-cell office:value-type="float" office:value="0.567812596512646" calcext:value-type="float">
            <text:p>0.567812596512646</text:p>
          </table:table-cell>
          <table:table-cell office:value-type="float" office:value="0.397426990365658" calcext:value-type="float">
            <text:p>0.397426990365658</text:p>
          </table:table-cell>
          <table:table-cell table:formula="of:=AVERAGE([.R25:.T25])" office:value-type="float" office:value="0.378769015957459" calcext:value-type="float">
            <text:p>0.378769015957459</text:p>
          </table:table-cell>
          <table:table-cell/>
          <table:table-cell office:value-type="float" office:value="0.171067460994073" calcext:value-type="float">
            <text:p>0.171067460994073</text:p>
          </table:table-cell>
          <table:table-cell office:value-type="float" office:value="0.567812596512646" calcext:value-type="float">
            <text:p>0.567812596512646</text:p>
          </table:table-cell>
          <table:table-cell office:value-type="float" office:value="0.397426990365658" calcext:value-type="float">
            <text:p>0.397426990365658</text:p>
          </table:table-cell>
          <table:table-cell table:formula="of:=AVERAGE([.W25:.Y25])" office:value-type="float" office:value="0.378769015957459" calcext:value-type="float">
            <text:p>0.37876901595745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19494430901417" calcext:value-type="float">
            <text:p>0.19494430901417</text:p>
          </table:table-cell>
          <table:table-cell office:value-type="float" office:value="0.569989316430525" calcext:value-type="float">
            <text:p>0.569989316430525</text:p>
          </table:table-cell>
          <table:table-cell office:value-type="float" office:value="0.418033947424469" calcext:value-type="float">
            <text:p>0.418033947424469</text:p>
          </table:table-cell>
          <table:table-cell table:formula="of:=AVERAGE([.C26:.E26])" office:value-type="float" office:value="0.394322524289721" calcext:value-type="float">
            <text:p>0.394322524289721</text:p>
          </table:table-cell>
          <table:table-cell/>
          <table:table-cell office:value-type="float" office:value="0.14938647100771" calcext:value-type="float">
            <text:p>0.14938647100771</text:p>
          </table:table-cell>
          <table:table-cell office:value-type="float" office:value="0.501517412817005" calcext:value-type="float">
            <text:p>0.501517412817005</text:p>
          </table:table-cell>
          <table:table-cell office:value-type="float" office:value="0.376933416655107" calcext:value-type="float">
            <text:p>0.376933416655107</text:p>
          </table:table-cell>
          <table:table-cell table:formula="of:=AVERAGE([.H26:.J26])" office:value-type="float" office:value="0.342612433493274" calcext:value-type="float">
            <text:p>0.342612433493274</text:p>
          </table:table-cell>
          <table:table-cell/>
          <table:table-cell office:value-type="float" office:value="0.238679099768152" calcext:value-type="float">
            <text:p>0.238679099768152</text:p>
          </table:table-cell>
          <table:table-cell office:value-type="float" office:value="0.586589025453581" calcext:value-type="float">
            <text:p>0.586589025453581</text:p>
          </table:table-cell>
          <table:table-cell office:value-type="float" office:value="0.437911406602971" calcext:value-type="float">
            <text:p>0.437911406602971</text:p>
          </table:table-cell>
          <table:table-cell table:style-name="ce17" table:formula="of:=AVERAGE([.M26:.O26])" office:value-type="float" office:value="0.421059843941568" calcext:value-type="float">
            <text:p>0.421059843941568</text:p>
          </table:table-cell>
          <table:table-cell/>
          <table:table-cell office:value-type="float" office:value="0.223467680010686" calcext:value-type="float">
            <text:p>0.223467680010686</text:p>
          </table:table-cell>
          <table:table-cell office:value-type="float" office:value="0.566980033037009" calcext:value-type="float">
            <text:p>0.566980033037009</text:p>
          </table:table-cell>
          <table:table-cell office:value-type="float" office:value="0.400206865510239" calcext:value-type="float">
            <text:p>0.400206865510239</text:p>
          </table:table-cell>
          <table:table-cell table:formula="of:=AVERAGE([.R26:.T26])" office:value-type="float" office:value="0.396884859519312" calcext:value-type="float">
            <text:p>0.396884859519312</text:p>
          </table:table-cell>
          <table:table-cell/>
          <table:table-cell office:value-type="float" office:value="0.223467680010686" calcext:value-type="float">
            <text:p>0.223467680010686</text:p>
          </table:table-cell>
          <table:table-cell office:value-type="float" office:value="0.566980033037009" calcext:value-type="float">
            <text:p>0.566980033037009</text:p>
          </table:table-cell>
          <table:table-cell office:value-type="float" office:value="0.400206865510239" calcext:value-type="float">
            <text:p>0.400206865510239</text:p>
          </table:table-cell>
          <table:table-cell table:formula="of:=AVERAGE([.W26:.Y26])" office:value-type="float" office:value="0.396884859519312" calcext:value-type="float">
            <text:p>0.396884859519312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3892186893077" calcext:value-type="float">
            <text:p>0.23892186893077</text:p>
          </table:table-cell>
          <table:table-cell office:value-type="float" office:value="0.568206199524408" calcext:value-type="float">
            <text:p>0.568206199524408</text:p>
          </table:table-cell>
          <table:table-cell office:value-type="float" office:value="0.416460480356241" calcext:value-type="float">
            <text:p>0.416460480356241</text:p>
          </table:table-cell>
          <table:table-cell table:formula="of:=AVERAGE([.C27:.E27])" office:value-type="float" office:value="0.407862849603806" calcext:value-type="float">
            <text:p>0.407862849603806</text:p>
          </table:table-cell>
          <table:table-cell/>
          <table:table-cell office:value-type="float" office:value="0.197212688964154" calcext:value-type="float">
            <text:p>0.197212688964154</text:p>
          </table:table-cell>
          <table:table-cell office:value-type="float" office:value="0.520654721433276" calcext:value-type="float">
            <text:p>0.520654721433276</text:p>
          </table:table-cell>
          <table:table-cell office:value-type="float" office:value="0.394527086543979" calcext:value-type="float">
            <text:p>0.394527086543979</text:p>
          </table:table-cell>
          <table:table-cell table:formula="of:=AVERAGE([.H27:.J27])" office:value-type="float" office:value="0.370798165647136" calcext:value-type="float">
            <text:p>0.370798165647136</text:p>
          </table:table-cell>
          <table:table-cell/>
          <table:table-cell office:value-type="float" office:value="0.252045291343844" calcext:value-type="float">
            <text:p>0.252045291343844</text:p>
          </table:table-cell>
          <table:table-cell office:value-type="float" office:value="0.579973400052153" calcext:value-type="float">
            <text:p>0.579973400052153</text:p>
          </table:table-cell>
          <table:table-cell office:value-type="float" office:value="0.429670062776415" calcext:value-type="float">
            <text:p>0.429670062776415</text:p>
          </table:table-cell>
          <table:table-cell table:style-name="ce17" table:formula="of:=AVERAGE([.M27:.O27])" office:value-type="float" office:value="0.420562918057471" calcext:value-type="float">
            <text:p>0.420562918057471</text:p>
          </table:table-cell>
          <table:table-cell/>
          <table:table-cell office:value-type="float" office:value="0.221409759264822" calcext:value-type="float">
            <text:p>0.221409759264822</text:p>
          </table:table-cell>
          <table:table-cell office:value-type="float" office:value="0.568013399559813" calcext:value-type="float">
            <text:p>0.568013399559813</text:p>
          </table:table-cell>
          <table:table-cell office:value-type="float" office:value="0.417441061645214" calcext:value-type="float">
            <text:p>0.417441061645214</text:p>
          </table:table-cell>
          <table:table-cell table:formula="of:=AVERAGE([.R27:.T27])" office:value-type="float" office:value="0.40228807348995" calcext:value-type="float">
            <text:p>0.40228807348995</text:p>
          </table:table-cell>
          <table:table-cell/>
          <table:table-cell office:value-type="float" office:value="0.221409759264822" calcext:value-type="float">
            <text:p>0.221409759264822</text:p>
          </table:table-cell>
          <table:table-cell office:value-type="float" office:value="0.568013399559813" calcext:value-type="float">
            <text:p>0.568013399559813</text:p>
          </table:table-cell>
          <table:table-cell office:value-type="float" office:value="0.417441061645214" calcext:value-type="float">
            <text:p>0.417441061645214</text:p>
          </table:table-cell>
          <table:table-cell table:formula="of:=AVERAGE([.W27:.Y27])" office:value-type="float" office:value="0.40228807348995" calcext:value-type="float">
            <text:p>0.40228807348995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21131962648478" calcext:value-type="float">
            <text:p>0.21131962648478</text:p>
          </table:table-cell>
          <table:table-cell office:value-type="float" office:value="0.567013321800274" calcext:value-type="float">
            <text:p>0.567013321800274</text:p>
          </table:table-cell>
          <table:table-cell office:value-type="float" office:value="0.41076885164196" calcext:value-type="float">
            <text:p>0.41076885164196</text:p>
          </table:table-cell>
          <table:table-cell table:formula="of:=AVERAGE([.C28:.E28])" office:value-type="float" office:value="0.396367266642338" calcext:value-type="float">
            <text:p>0.396367266642338</text:p>
          </table:table-cell>
          <table:table-cell/>
          <table:table-cell office:value-type="float" office:value="0.125325607303818" calcext:value-type="float">
            <text:p>0.125325607303818</text:p>
          </table:table-cell>
          <table:table-cell office:value-type="float" office:value="0.546770778102612" calcext:value-type="float">
            <text:p>0.546770778102612</text:p>
          </table:table-cell>
          <table:table-cell office:value-type="float" office:value="0.392115890233053" calcext:value-type="float">
            <text:p>0.392115890233053</text:p>
          </table:table-cell>
          <table:table-cell table:formula="of:=AVERAGE([.H28:.J28])" office:value-type="float" office:value="0.354737425213161" calcext:value-type="float">
            <text:p>0.354737425213161</text:p>
          </table:table-cell>
          <table:table-cell/>
          <table:table-cell office:value-type="float" office:value="0.200870209436949" calcext:value-type="float">
            <text:p>0.200870209436949</text:p>
          </table:table-cell>
          <table:table-cell office:value-type="float" office:value="0.574106521683721" calcext:value-type="float">
            <text:p>0.574106521683721</text:p>
          </table:table-cell>
          <table:table-cell office:value-type="float" office:value="0.421861286845922" calcext:value-type="float">
            <text:p>0.421861286845922</text:p>
          </table:table-cell>
          <table:table-cell table:formula="of:=AVERAGE([.M28:.O28])" office:value-type="float" office:value="0.398946005988864" calcext:value-type="float">
            <text:p>0.398946005988864</text:p>
          </table:table-cell>
          <table:table-cell/>
          <table:table-cell office:value-type="float" office:value="0.179263816584149" calcext:value-type="float">
            <text:p>0.179263816584149</text:p>
          </table:table-cell>
          <table:table-cell office:value-type="float" office:value="0.558547440433281" calcext:value-type="float">
            <text:p>0.558547440433281</text:p>
          </table:table-cell>
          <table:table-cell office:value-type="float" office:value="0.394815476503663" calcext:value-type="float">
            <text:p>0.394815476503663</text:p>
          </table:table-cell>
          <table:table-cell table:formula="of:=AVERAGE([.R28:.T28])" office:value-type="float" office:value="0.377542244507031" calcext:value-type="float">
            <text:p>0.377542244507031</text:p>
          </table:table-cell>
          <table:table-cell/>
          <table:table-cell office:value-type="float" office:value="0.179263816584149" calcext:value-type="float">
            <text:p>0.179263816584149</text:p>
          </table:table-cell>
          <table:table-cell office:value-type="float" office:value="0.558547440433281" calcext:value-type="float">
            <text:p>0.558547440433281</text:p>
          </table:table-cell>
          <table:table-cell office:value-type="float" office:value="0.394815476503663" calcext:value-type="float">
            <text:p>0.394815476503663</text:p>
          </table:table-cell>
          <table:table-cell table:formula="of:=AVERAGE([.W28:.Y28])" office:value-type="float" office:value="0.377542244507031" calcext:value-type="float">
            <text:p>0.377542244507031</text:p>
          </table:table-cell>
          <table:table-cell table:number-columns-repeated="5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5"/>
          <table:table-cell table:formula="of:=MAX([.F20:.F28])" office:value-type="float" office:value="0.419406906012744" calcext:value-type="float">
            <text:p>0.419406906012744</text:p>
          </table:table-cell>
          <table:table-cell table:number-columns-repeated="4"/>
          <table:table-cell table:formula="of:=MAX([.K20:.K28])" office:value-type="float" office:value="0.375119499723069" calcext:value-type="float">
            <text:p>0.375119499723069</text:p>
          </table:table-cell>
          <table:table-cell table:number-columns-repeated="4"/>
          <table:table-cell table:style-name="ce17" table:formula="of:=MAX([.P20:.P28])" office:value-type="float" office:value="0.428651079885378" calcext:value-type="float">
            <text:p>0.428651079885378</text:p>
          </table:table-cell>
          <table:table-cell table:number-columns-repeated="4"/>
          <table:table-cell table:formula="of:=MAX([.U20:.U28])" office:value-type="float" office:value="0.413490392353355" calcext:value-type="float">
            <text:p>0.413490392353355</text:p>
          </table:table-cell>
          <table:table-cell table:number-columns-repeated="4"/>
          <table:table-cell table:formula="of:=MAX([.Z20:.Z28])" office:value-type="float" office:value="0.413490392353355" calcext:value-type="float">
            <text:p>0.413490392353355</text:p>
          </table:table-cell>
          <table:table-cell table:number-columns-repeated="5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Recap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IEMOCAP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uration (ms)</text:p>
          </table:table-cell>
          <table:table-cell office:value-type="string" calcext:value-type="string">
            <text:p>Threshold (%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.283013818953408" calcext:value-type="float">
            <text:p>0.283</text:p>
          </table:table-cell>
          <table:table-cell table:style-name="ce13" office:value-type="float" office:value="0.64033549979027" calcext:value-type="float">
            <text:p>0.640</text:p>
          </table:table-cell>
          <table:table-cell table:style-name="ce13" office:value-type="float" office:value="0.454101965313558" calcext:value-type="float">
            <text:p>0.454</text:p>
          </table:table-cell>
          <table:table-cell table:style-name="ce14" table:formula="of:=AVERAGE([.C34:.E34])" office:value-type="float" office:value="0.459150428019079" calcext:value-type="float">
            <text:p>0.459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.234244799814943" calcext:value-type="float">
            <text:p>0.234</text:p>
          </table:table-cell>
          <table:table-cell table:style-name="ce13" office:value-type="float" office:value="0.559816222590442" calcext:value-type="float">
            <text:p>0.560</text:p>
          </table:table-cell>
          <table:table-cell table:style-name="ce13" office:value-type="float" office:value="0.41781055512514" calcext:value-type="float">
            <text:p>0.418</text:p>
          </table:table-cell>
          <table:table-cell table:style-name="ce13" table:formula="of:=AVERAGE([.C35:.E35])" office:value-type="float" office:value="0.403957192510175" calcext:value-type="float">
            <text:p>0.404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0.205197140260829" calcext:value-type="float">
            <text:p>0.205</text:p>
          </table:table-cell>
          <table:table-cell table:style-name="ce13" office:value-type="float" office:value="0.568257460438586" calcext:value-type="float">
            <text:p>0.568</text:p>
          </table:table-cell>
          <table:table-cell table:style-name="ce13" office:value-type="float" office:value="0.39268579543022" calcext:value-type="float">
            <text:p>0.393</text:p>
          </table:table-cell>
          <table:table-cell table:style-name="ce13" table:formula="of:=AVERAGE([.C36:.E36])" office:value-type="float" office:value="0.388713465376545" calcext:value-type="float">
            <text:p>0.389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.278603524575553" calcext:value-type="float">
            <text:p>0.279</text:p>
          </table:table-cell>
          <table:table-cell table:style-name="ce13" office:value-type="float" office:value="0.625256743776991" calcext:value-type="float">
            <text:p>0.625</text:p>
          </table:table-cell>
          <table:table-cell table:style-name="ce13" office:value-type="float" office:value="0.452807724917625" calcext:value-type="float">
            <text:p>0.453</text:p>
          </table:table-cell>
          <table:table-cell table:style-name="ce13" table:formula="of:=AVERAGE([.C37:.E37])" office:value-type="float" office:value="0.45222266442339" calcext:value-type="float">
            <text:p>0.452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.25483310629267" calcext:value-type="float">
            <text:p>0.255</text:p>
          </table:table-cell>
          <table:table-cell table:style-name="ce13" office:value-type="float" office:value="0.573825766203458" calcext:value-type="float">
            <text:p>0.574</text:p>
          </table:table-cell>
          <table:table-cell table:style-name="ce13" office:value-type="float" office:value="0.424839602896111" calcext:value-type="float">
            <text:p>0.425</text:p>
          </table:table-cell>
          <table:table-cell table:style-name="ce13" table:formula="of:=AVERAGE([.C38:.E38])" office:value-type="float" office:value="0.417832825130746" calcext:value-type="float">
            <text:p>0.418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0.209028809893336" calcext:value-type="float">
            <text:p>0.209</text:p>
          </table:table-cell>
          <table:table-cell table:style-name="ce13" office:value-type="float" office:value="0.566687849316439" calcext:value-type="float">
            <text:p>0.567</text:p>
          </table:table-cell>
          <table:table-cell table:style-name="ce13" office:value-type="float" office:value="0.39801974280324" calcext:value-type="float">
            <text:p>0.398</text:p>
          </table:table-cell>
          <table:table-cell table:style-name="ce13" table:formula="of:=AVERAGE([.C39:.E39])" office:value-type="float" office:value="0.391245467337672" calcext:value-type="float">
            <text:p>0.391</text:p>
          </table:table-cell>
          <table:table-cell table:number-columns-repeated="2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.280942637837451" calcext:value-type="float">
            <text:p>0.281</text:p>
          </table:table-cell>
          <table:table-cell table:style-name="ce13" office:value-type="float" office:value="0.62889680345758" calcext:value-type="float">
            <text:p>0.629</text:p>
          </table:table-cell>
          <table:table-cell table:style-name="ce13" office:value-type="float" office:value="0.455567282391395" calcext:value-type="float">
            <text:p>0.456</text:p>
          </table:table-cell>
          <table:table-cell table:style-name="ce13" table:formula="of:=AVERAGE([.C40:.E40])" office:value-type="float" office:value="0.455135574562142" calcext:value-type="float">
            <text:p>0.455</text:p>
          </table:table-cell>
          <table:table-cell table:number-columns-repeated="2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.2760968845155" calcext:value-type="float">
            <text:p>0.276</text:p>
          </table:table-cell>
          <table:table-cell table:style-name="ce13" office:value-type="float" office:value="0.570728291490744" calcext:value-type="float">
            <text:p>0.571</text:p>
          </table:table-cell>
          <table:table-cell table:style-name="ce13" office:value-type="float" office:value="0.428695610001835" calcext:value-type="float">
            <text:p>0.429</text:p>
          </table:table-cell>
          <table:table-cell table:style-name="ce13" table:formula="of:=AVERAGE([.C41:.E41])" office:value-type="float" office:value="0.425173595336026" calcext:value-type="float">
            <text:p>0.425</text:p>
          </table:table-cell>
          <table:table-cell table:number-columns-repeated="2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0.204674400354053" calcext:value-type="float">
            <text:p>0.205</text:p>
          </table:table-cell>
          <table:table-cell table:style-name="ce13" office:value-type="float" office:value="0.557378074639413" calcext:value-type="float">
            <text:p>0.557</text:p>
          </table:table-cell>
          <table:table-cell table:style-name="ce13" office:value-type="float" office:value="0.393439349344315" calcext:value-type="float">
            <text:p>0.393</text:p>
          </table:table-cell>
          <table:table-cell table:style-name="ce13" table:formula="of:=AVERAGE([.C42:.E42])" office:value-type="float" office:value="0.385163941445927" calcext:value-type="float">
            <text:p>0.385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3" table:number-columns-repeated="4"/>
          <table:table-cell table:number-columns-repeated="25"/>
        </table:table-row>
        <table:table-row table:style-name="ro1">
          <table:table-cell office:value-type="string" calcext:value-type="string">
            <text:p>duration (ms)</text:p>
          </table:table-cell>
          <table:table-cell office:value-type="string" calcext:value-type="string">
            <text:p>Threshold (%)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ean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.228326052733211" calcext:value-type="float">
            <text:p>0.228</text:p>
          </table:table-cell>
          <table:table-cell table:style-name="ce13" office:value-type="float" office:value="0.575419422627401" calcext:value-type="float">
            <text:p>0.575</text:p>
          </table:table-cell>
          <table:table-cell table:style-name="ce13" office:value-type="float" office:value="0.436533524748316" calcext:value-type="float">
            <text:p>0.437</text:p>
          </table:table-cell>
          <table:table-cell table:style-name="ce14" table:formula="of:=AVERAGE([.C45:.E45])" office:value-type="float" office:value="0.413426333369643" calcext:value-type="float">
            <text:p>0.413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.246384775874197" calcext:value-type="float">
            <text:p>0.246</text:p>
          </table:table-cell>
          <table:table-cell table:style-name="ce13" office:value-type="float" office:value="0.580892916100511" calcext:value-type="float">
            <text:p>0.581</text:p>
          </table:table-cell>
          <table:table-cell table:style-name="ce13" office:value-type="float" office:value="0.431410254707159" calcext:value-type="float">
            <text:p>0.431</text:p>
          </table:table-cell>
          <table:table-cell table:style-name="ce14" table:formula="of:=AVERAGE([.C46:.E46])" office:value-type="float" office:value="0.419562648893956" calcext:value-type="float">
            <text:p>0.420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0.148089490004539" calcext:value-type="float">
            <text:p>0.148</text:p>
          </table:table-cell>
          <table:table-cell table:style-name="ce13" office:value-type="float" office:value="0.568769136323524" calcext:value-type="float">
            <text:p>0.569</text:p>
          </table:table-cell>
          <table:table-cell table:style-name="ce13" office:value-type="float" office:value="0.414278278125234" calcext:value-type="float">
            <text:p>0.414</text:p>
          </table:table-cell>
          <table:table-cell table:style-name="ce13" table:formula="of:=AVERAGE([.C47:.E47])" office:value-type="float" office:value="0.377045634817766" calcext:value-type="float">
            <text:p>0.377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.241104103327862" calcext:value-type="float">
            <text:p>0.241</text:p>
          </table:table-cell>
          <table:table-cell table:style-name="ce13" office:value-type="float" office:value="0.587886181908352" calcext:value-type="float">
            <text:p>0.588</text:p>
          </table:table-cell>
          <table:table-cell table:style-name="ce13" office:value-type="float" office:value="0.441709816093036" calcext:value-type="float">
            <text:p>0.442</text:p>
          </table:table-cell>
          <table:table-cell table:style-name="ce13" table:formula="of:=AVERAGE([.C48:.E48])" office:value-type="float" office:value="0.423566700443083" calcext:value-type="float">
            <text:p>0.424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259003740530338" calcext:value-type="float">
            <text:p>0.259</text:p>
          </table:table-cell>
          <table:table-cell table:style-name="ce14" office:value-type="float" office:value="0.586087289291077" calcext:value-type="float">
            <text:p>0.586</text:p>
          </table:table-cell>
          <table:table-cell table:style-name="ce14" office:value-type="float" office:value="0.440862209834718" calcext:value-type="float">
            <text:p>0.441</text:p>
          </table:table-cell>
          <table:table-cell table:style-name="ce14" table:formula="of:=AVERAGE([.C49:.E49])" office:value-type="float" office:value="0.428651079885378" calcext:value-type="float">
            <text:p>0.429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0.184046784904513" calcext:value-type="float">
            <text:p>0.184</text:p>
          </table:table-cell>
          <table:table-cell table:style-name="ce13" office:value-type="float" office:value="0.569214439789029" calcext:value-type="float">
            <text:p>0.569</text:p>
          </table:table-cell>
          <table:table-cell table:style-name="ce13" office:value-type="float" office:value="0.414858036520878" calcext:value-type="float">
            <text:p>0.415</text:p>
          </table:table-cell>
          <table:table-cell table:style-name="ce13" table:formula="of:=AVERAGE([.C50:.E50])" office:value-type="float" office:value="0.389373087071473" calcext:value-type="float">
            <text:p>0.389</text:p>
          </table:table-cell>
          <table:table-cell table:number-columns-repeated="2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.238679099768152" calcext:value-type="float">
            <text:p>0.239</text:p>
          </table:table-cell>
          <table:table-cell table:style-name="ce13" office:value-type="float" office:value="0.586589025453581" calcext:value-type="float">
            <text:p>0.587</text:p>
          </table:table-cell>
          <table:table-cell table:style-name="ce13" office:value-type="float" office:value="0.437911406602971" calcext:value-type="float">
            <text:p>0.438</text:p>
          </table:table-cell>
          <table:table-cell table:style-name="ce14" table:formula="of:=AVERAGE([.C51:.E51])" office:value-type="float" office:value="0.421059843941568" calcext:value-type="float">
            <text:p>0.421</text:p>
          </table:table-cell>
          <table:table-cell table:number-columns-repeated="2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.252045291343844" calcext:value-type="float">
            <text:p>0.252</text:p>
          </table:table-cell>
          <table:table-cell table:style-name="ce13" office:value-type="float" office:value="0.579973400052153" calcext:value-type="float">
            <text:p>0.580</text:p>
          </table:table-cell>
          <table:table-cell table:style-name="ce13" office:value-type="float" office:value="0.429670062776415" calcext:value-type="float">
            <text:p>0.430</text:p>
          </table:table-cell>
          <table:table-cell table:style-name="ce14" table:formula="of:=AVERAGE([.C52:.E52])" office:value-type="float" office:value="0.420562918057471" calcext:value-type="float">
            <text:p>0.421</text:p>
          </table:table-cell>
          <table:table-cell table:number-columns-repeated="2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0.200870209436949" calcext:value-type="float">
            <text:p>0.201</text:p>
          </table:table-cell>
          <table:table-cell table:style-name="ce13" office:value-type="float" office:value="0.574106521683721" calcext:value-type="float">
            <text:p>0.574</text:p>
          </table:table-cell>
          <table:table-cell table:style-name="ce13" office:value-type="float" office:value="0.421861286845922" calcext:value-type="float">
            <text:p>0.422</text:p>
          </table:table-cell>
          <table:table-cell table:style-name="ce13" table:formula="of:=AVERAGE([.C53:.E53])" office:value-type="float" office:value="0.398946005988864" calcext:value-type="float">
            <text:p>0.399</text:p>
          </table:table-cell>
          <table:table-cell table:number-columns-repeated="25"/>
        </table:table-row>
      </table:table>
      <table:table table:name="422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EMOCA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an method</text:p>
          </table:table-cell>
          <table:table-cell table:number-columns-repeated="6"/>
          <table:table-cell office:value-type="string" calcext:value-type="string">
            <text:p>MSP-IMPRO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81541404018924" calcext:value-type="float">
            <text:p>0.281541404018924</text:p>
          </table:table-cell>
          <table:table-cell office:value-type="float" office:value="0.608022149945495" calcext:value-type="float">
            <text:p>0.608022149945495</text:p>
          </table:table-cell>
          <table:table-cell office:value-type="float" office:value="0.426741518703112" calcext:value-type="float">
            <text:p>0.426741518703112</text:p>
          </table:table-cell>
          <table:table-cell table:formula="of:=AVERAGE([.C5:.E5])" office:value-type="float" office:value="0.438768357555844" calcext:value-type="float">
            <text:p>0.43876835755584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78558035173526" calcext:value-type="float">
            <text:p>0.278558035173526</text:p>
          </table:table-cell>
          <table:table-cell office:value-type="float" office:value="0.608058248561279" calcext:value-type="float">
            <text:p>0.608058248561279</text:p>
          </table:table-cell>
          <table:table-cell office:value-type="float" office:value="0.424139474726195" calcext:value-type="float">
            <text:p>0.424139474726195</text:p>
          </table:table-cell>
          <table:table-cell table:formula="of:=AVERAGE([.C6:.E6])" office:value-type="float" office:value="0.436918586153667" calcext:value-type="float">
            <text:p>0.43691858615366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77852613353069" calcext:value-type="float">
            <text:p>0.277852613353069</text:p>
          </table:table-cell>
          <table:table-cell office:value-type="float" office:value="0.604280630479436" calcext:value-type="float">
            <text:p>0.604280630479436</text:p>
          </table:table-cell>
          <table:table-cell office:value-type="float" office:value="0.424856158936007" calcext:value-type="float">
            <text:p>0.424856158936007</text:p>
          </table:table-cell>
          <table:table-cell table:formula="of:=AVERAGE([.C7:.E7])" office:value-type="float" office:value="0.435663134256171" calcext:value-type="float">
            <text:p>0.43566313425617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282762961934637" calcext:value-type="float">
            <text:p>0.282762961934637</text:p>
          </table:table-cell>
          <table:table-cell office:value-type="float" office:value="0.608085576100869" calcext:value-type="float">
            <text:p>0.608085576100869</text:p>
          </table:table-cell>
          <table:table-cell office:value-type="float" office:value="0.427161394423275" calcext:value-type="float">
            <text:p>0.427161394423275</text:p>
          </table:table-cell>
          <table:table-cell table:formula="of:=AVERAGE([.C8:.E8])" office:value-type="float" office:value="0.439336644152927" calcext:value-type="float">
            <text:p>0.43933664415292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278760585633775" calcext:value-type="float">
            <text:p>0.278760585633775</text:p>
          </table:table-cell>
          <table:table-cell office:value-type="float" office:value="0.608370572851836" calcext:value-type="float">
            <text:p>0.608370572851836</text:p>
          </table:table-cell>
          <table:table-cell office:value-type="float" office:value="0.424291731492358" calcext:value-type="float">
            <text:p>0.424291731492358</text:p>
          </table:table-cell>
          <table:table-cell table:formula="of:=AVERAGE([.C9:.E9])" office:value-type="float" office:value="0.43714096332599" calcext:value-type="float">
            <text:p>0.43714096332599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278111747666738" calcext:value-type="float">
            <text:p>0.278111747666738</text:p>
          </table:table-cell>
          <table:table-cell office:value-type="float" office:value="0.604504419889771" calcext:value-type="float">
            <text:p>0.604504419889771</text:p>
          </table:table-cell>
          <table:table-cell office:value-type="float" office:value="0.424818527749636" calcext:value-type="float">
            <text:p>0.424818527749636</text:p>
          </table:table-cell>
          <table:table-cell table:formula="of:=AVERAGE([.C10:.E10])" office:value-type="float" office:value="0.435811565102048" calcext:value-type="float">
            <text:p>0.43581156510204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84313952921623" calcext:value-type="float">
            <text:p>0.284313952921623</text:p>
          </table:table-cell>
          <table:table-cell office:value-type="float" office:value="0.609035842179839" calcext:value-type="float">
            <text:p>0.609035842179839</text:p>
          </table:table-cell>
          <table:table-cell office:value-type="float" office:value="0.428098146989619" calcext:value-type="float">
            <text:p>0.428098146989619</text:p>
          </table:table-cell>
          <table:table-cell table:formula="of:=AVERAGE([.C11:.E11])" office:value-type="float" office:value="0.440482647363694" calcext:value-type="float">
            <text:p>0.44048264736369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79310224852636" calcext:value-type="float">
            <text:p>0.279310224852636</text:p>
          </table:table-cell>
          <table:table-cell office:value-type="float" office:value="0.60843393993656" calcext:value-type="float">
            <text:p>0.60843393993656</text:p>
          </table:table-cell>
          <table:table-cell office:value-type="float" office:value="0.424979890780425" calcext:value-type="float">
            <text:p>0.424979890780425</text:p>
          </table:table-cell>
          <table:table-cell table:style-name="ce18" table:formula="of:=AVERAGE([.C12:.E12])" office:value-type="float" office:value="0.437574685189874" calcext:value-type="float">
            <text:p>0.43757468518987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279320682145759" calcext:value-type="float">
            <text:p>0.279320682145759</text:p>
          </table:table-cell>
          <table:table-cell office:value-type="float" office:value="0.604100265358389" calcext:value-type="float">
            <text:p>0.604100265358389</text:p>
          </table:table-cell>
          <table:table-cell office:value-type="float" office:value="0.425226653438181" calcext:value-type="float">
            <text:p>0.425226653438181</text:p>
          </table:table-cell>
          <table:table-cell table:formula="of:=AVERAGE([.C13:.E13])" office:value-type="float" office:value="0.436215866980776" calcext:value-type="float">
            <text:p>0.436215866980776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287707179741105" calcext:value-type="float">
            <text:p>0.287707179741105</text:p>
          </table:table-cell>
          <table:table-cell office:value-type="float" office:value="0.611603172636374" calcext:value-type="float">
            <text:p>0.611603172636374</text:p>
          </table:table-cell>
          <table:table-cell office:value-type="float" office:value="0.429904127546337" calcext:value-type="float">
            <text:p>0.429904127546337</text:p>
          </table:table-cell>
          <table:table-cell table:style-name="ce17" table:formula="of:=AVERAGE([.C14:.E14])" office:value-type="float" office:value="0.443071493307939" calcext:value-type="float">
            <text:p>0.443071493307939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282192482514136" calcext:value-type="float">
            <text:p>0.282192482514136</text:p>
          </table:table-cell>
          <table:table-cell office:value-type="float" office:value="0.60909504098965" calcext:value-type="float">
            <text:p>0.60909504098965</text:p>
          </table:table-cell>
          <table:table-cell office:value-type="float" office:value="0.426262853884295" calcext:value-type="float">
            <text:p>0.426262853884295</text:p>
          </table:table-cell>
          <table:table-cell table:formula="of:=AVERAGE([.C15:.E15])" office:value-type="float" office:value="0.43918345912936" calcext:value-type="float">
            <text:p>0.43918345912936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280716765596016" calcext:value-type="float">
            <text:p>0.280716765596016</text:p>
          </table:table-cell>
          <table:table-cell office:value-type="float" office:value="0.601775109834766" calcext:value-type="float">
            <text:p>0.601775109834766</text:p>
          </table:table-cell>
          <table:table-cell office:value-type="float" office:value="0.424249742950658" calcext:value-type="float">
            <text:p>0.424249742950658</text:p>
          </table:table-cell>
          <table:table-cell table:formula="of:=AVERAGE([.C16:.E16])" office:value-type="float" office:value="0.43558053946048" calcext:value-type="float">
            <text:p>0.43558053946048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291098231384365" calcext:value-type="float">
            <text:p>0.291098231384365</text:p>
          </table:table-cell>
          <table:table-cell office:value-type="float" office:value="0.610695422738572" calcext:value-type="float">
            <text:p>0.610695422738572</text:p>
          </table:table-cell>
          <table:table-cell office:value-type="float" office:value="0.42864606331174" calcext:value-type="float">
            <text:p>0.42864606331174</text:p>
          </table:table-cell>
          <table:table-cell table:style-name="ce17" table:formula="of:=AVERAGE([.C17:.E17])" office:value-type="float" office:value="0.443479905811559" calcext:value-type="float">
            <text:p>0.443479905811559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288815579792992" calcext:value-type="float">
            <text:p>0.288815579792992</text:p>
          </table:table-cell>
          <table:table-cell office:value-type="float" office:value="0.608691898737169" calcext:value-type="float">
            <text:p>0.608691898737169</text:p>
          </table:table-cell>
          <table:table-cell office:value-type="float" office:value="0.428536288991279" calcext:value-type="float">
            <text:p>0.428536288991279</text:p>
          </table:table-cell>
          <table:table-cell table:formula="of:=AVERAGE([.C18:.E18])" office:value-type="float" office:value="0.442014589173813" calcext:value-type="float">
            <text:p>0.442014589173813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284470834383589" calcext:value-type="float">
            <text:p>0.284470834383589</text:p>
          </table:table-cell>
          <table:table-cell office:value-type="float" office:value="0.602520087522908" calcext:value-type="float">
            <text:p>0.602520087522908</text:p>
          </table:table-cell>
          <table:table-cell office:value-type="float" office:value="0.425403608555812" calcext:value-type="float">
            <text:p>0.425403608555812</text:p>
          </table:table-cell>
          <table:table-cell table:formula="of:=AVERAGE([.C19:.E19])" office:value-type="float" office:value="0.437464843487436" calcext:value-type="float">
            <text:p>0.437464843487436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8694857527515" calcext:value-type="float">
            <text:p>0.28694857527515</text:p>
          </table:table-cell>
          <table:table-cell office:value-type="float" office:value="0.610220248068505" calcext:value-type="float">
            <text:p>0.610220248068505</text:p>
          </table:table-cell>
          <table:table-cell office:value-type="float" office:value="0.428138016235703" calcext:value-type="float">
            <text:p>0.428138016235703</text:p>
          </table:table-cell>
          <table:table-cell table:style-name="ce17" table:formula="of:=AVERAGE([.C20:.E20])" office:value-type="float" office:value="0.441768946526453" calcext:value-type="float">
            <text:p>0.441768946526453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283860963689962" calcext:value-type="float">
            <text:p>0.283860963689962</text:p>
          </table:table-cell>
          <table:table-cell office:value-type="float" office:value="0.607062271681027" calcext:value-type="float">
            <text:p>0.607062271681027</text:p>
          </table:table-cell>
          <table:table-cell office:value-type="float" office:value="0.427037467643083" calcext:value-type="float">
            <text:p>0.427037467643083</text:p>
          </table:table-cell>
          <table:table-cell table:formula="of:=AVERAGE([.C21:.E21])" office:value-type="float" office:value="0.439320234338024" calcext:value-type="float">
            <text:p>0.439320234338024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286738942420192" calcext:value-type="float">
            <text:p>0.286738942420192</text:p>
          </table:table-cell>
          <table:table-cell office:value-type="float" office:value="0.606125876379221" calcext:value-type="float">
            <text:p>0.606125876379221</text:p>
          </table:table-cell>
          <table:table-cell office:value-type="float" office:value="0.428776467207253" calcext:value-type="float">
            <text:p>0.428776467207253</text:p>
          </table:table-cell>
          <table:table-cell table:formula="of:=AVERAGE([.C22:.E22])" office:value-type="float" office:value="0.440547095335555" calcext:value-type="float">
            <text:p>0.44054709533555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dian</text:p>
          </table:table-cell>
          <table:table-cell office:value-type="string" calcext:value-type="string">
            <text:p>5layer</text:p>
          </table:table-cell>
          <table:table-cell table:number-columns-repeated="5"/>
          <table:table-cell office:value-type="string" calcext:value-type="string">
            <text:p>Median</text:p>
          </table:table-cell>
          <table:table-cell office:value-type="string" calcext:value-type="string">
            <text:p>4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75174360167" calcext:value-type="float">
            <text:p>0.275174360167</text:p>
          </table:table-cell>
          <table:table-cell office:value-type="float" office:value="0.608136638074829" calcext:value-type="float">
            <text:p>0.608136638074829</text:p>
          </table:table-cell>
          <table:table-cell office:value-type="float" office:value="0.423593495520464" calcext:value-type="float">
            <text:p>0.423593495520464</text:p>
          </table:table-cell>
          <table:table-cell table:formula="of:=AVERAGE([.C26:.E26])" office:value-type="float" office:value="0.435634831254098" calcext:value-type="float">
            <text:p>0.435634831254098</text:p>
          </table:table-cell>
          <table:table-cell/>
          <table:table-cell office:value-type="float" office:value="0.217840112150964" calcext:value-type="float">
            <text:p>0.217840112150964</text:p>
          </table:table-cell>
          <table:table-cell office:value-type="float" office:value="0.600958360580998" calcext:value-type="float">
            <text:p>0.600958360580998</text:p>
          </table:table-cell>
          <table:table-cell office:value-type="float" office:value="0.446243189877798" calcext:value-type="float">
            <text:p>0.446243189877798</text:p>
          </table:table-cell>
          <table:table-cell table:formula="of:=AVERAGE([.H26:.J26])" office:value-type="float" office:value="0.421680554203253" calcext:value-type="float">
            <text:p>0.4216805542032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72938531477738" calcext:value-type="float">
            <text:p>0.272938531477738</text:p>
          </table:table-cell>
          <table:table-cell office:value-type="float" office:value="0.606702063662297" calcext:value-type="float">
            <text:p>0.606702063662297</text:p>
          </table:table-cell>
          <table:table-cell office:value-type="float" office:value="0.422495662344494" calcext:value-type="float">
            <text:p>0.422495662344494</text:p>
          </table:table-cell>
          <table:table-cell table:formula="of:=AVERAGE([.C27:.E27])" office:value-type="float" office:value="0.43404541916151" calcext:value-type="float">
            <text:p>0.43404541916151</text:p>
          </table:table-cell>
          <table:table-cell/>
          <table:table-cell office:value-type="float" office:value="0.221355675348099" calcext:value-type="float">
            <text:p>0.221355675348099</text:p>
          </table:table-cell>
          <table:table-cell office:value-type="float" office:value="0.6008440436147" calcext:value-type="float">
            <text:p>0.6008440436147</text:p>
          </table:table-cell>
          <table:table-cell office:value-type="float" office:value="0.445588364662044" calcext:value-type="float">
            <text:p>0.445588364662044</text:p>
          </table:table-cell>
          <table:table-cell table:formula="of:=AVERAGE([.H27:.J27])" office:value-type="float" office:value="0.422596027874948" calcext:value-type="float">
            <text:p>0.4225960278749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7504999351133" calcext:value-type="float">
            <text:p>0.27504999351133</text:p>
          </table:table-cell>
          <table:table-cell office:value-type="float" office:value="0.60662535069338" calcext:value-type="float">
            <text:p>0.60662535069338</text:p>
          </table:table-cell>
          <table:table-cell office:value-type="float" office:value="0.423015372316281" calcext:value-type="float">
            <text:p>0.423015372316281</text:p>
          </table:table-cell>
          <table:table-cell table:formula="of:=AVERAGE([.C28:.E28])" office:value-type="float" office:value="0.434896905506997" calcext:value-type="float">
            <text:p>0.434896905506997</text:p>
          </table:table-cell>
          <table:table-cell/>
          <table:table-cell office:value-type="float" office:value="0.2218670503113" calcext:value-type="float">
            <text:p>0.2218670503113</text:p>
          </table:table-cell>
          <table:table-cell office:value-type="float" office:value="0.600458747350143" calcext:value-type="float">
            <text:p>0.600458747350143</text:p>
          </table:table-cell>
          <table:table-cell office:value-type="float" office:value="0.44480513236689" calcext:value-type="float">
            <text:p>0.44480513236689</text:p>
          </table:table-cell>
          <table:table-cell table:formula="of:=AVERAGE([.H28:.J28])" office:value-type="float" office:value="0.422376976676111" calcext:value-type="float">
            <text:p>0.4223769766761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277144143317805" calcext:value-type="float">
            <text:p>0.277144143317805</text:p>
          </table:table-cell>
          <table:table-cell office:value-type="float" office:value="0.6099528493456" calcext:value-type="float">
            <text:p>0.6099528493456</text:p>
          </table:table-cell>
          <table:table-cell office:value-type="float" office:value="0.425956528002132" calcext:value-type="float">
            <text:p>0.425956528002132</text:p>
          </table:table-cell>
          <table:table-cell table:formula="of:=AVERAGE([.C29:.E29])" office:value-type="float" office:value="0.437684506888512" calcext:value-type="float">
            <text:p>0.437684506888512</text:p>
          </table:table-cell>
          <table:table-cell/>
          <table:table-cell office:value-type="float" office:value="0.220334441887555" calcext:value-type="float">
            <text:p>0.220334441887555</text:p>
          </table:table-cell>
          <table:table-cell office:value-type="float" office:value="0.600736926672391" calcext:value-type="float">
            <text:p>0.600736926672391</text:p>
          </table:table-cell>
          <table:table-cell office:value-type="float" office:value="0.445851852888505" calcext:value-type="float">
            <text:p>0.445851852888505</text:p>
          </table:table-cell>
          <table:table-cell table:formula="of:=AVERAGE([.H29:.J29])" office:value-type="float" office:value="0.422307740482817" calcext:value-type="float">
            <text:p>0.4223077404828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272620427296903" calcext:value-type="float">
            <text:p>0.272620427296903</text:p>
          </table:table-cell>
          <table:table-cell office:value-type="float" office:value="0.607295226960061" calcext:value-type="float">
            <text:p>0.607295226960061</text:p>
          </table:table-cell>
          <table:table-cell office:value-type="float" office:value="0.423331513524322" calcext:value-type="float">
            <text:p>0.423331513524322</text:p>
          </table:table-cell>
          <table:table-cell table:formula="of:=AVERAGE([.C30:.E30])" office:value-type="float" office:value="0.434415722593762" calcext:value-type="float">
            <text:p>0.434415722593762</text:p>
          </table:table-cell>
          <table:table-cell/>
          <table:table-cell office:value-type="float" office:value="0.219746683600998" calcext:value-type="float">
            <text:p>0.219746683600998</text:p>
          </table:table-cell>
          <table:table-cell office:value-type="float" office:value="0.60013216971667" calcext:value-type="float">
            <text:p>0.60013216971667</text:p>
          </table:table-cell>
          <table:table-cell office:value-type="float" office:value="0.445276769411778" calcext:value-type="float">
            <text:p>0.445276769411778</text:p>
          </table:table-cell>
          <table:table-cell table:formula="of:=AVERAGE([.H30:.J30])" office:value-type="float" office:value="0.421718540909815" calcext:value-type="float">
            <text:p>0.4217185409098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273814097241866" calcext:value-type="float">
            <text:p>0.273814097241866</text:p>
          </table:table-cell>
          <table:table-cell office:value-type="float" office:value="0.607750052547059" calcext:value-type="float">
            <text:p>0.607750052547059</text:p>
          </table:table-cell>
          <table:table-cell office:value-type="float" office:value="0.42366417563933" calcext:value-type="float">
            <text:p>0.42366417563933</text:p>
          </table:table-cell>
          <table:table-cell table:formula="of:=AVERAGE([.C31:.E31])" office:value-type="float" office:value="0.435076108476085" calcext:value-type="float">
            <text:p>0.435076108476085</text:p>
          </table:table-cell>
          <table:table-cell/>
          <table:table-cell office:value-type="float" office:value="0.221217063876203" calcext:value-type="float">
            <text:p>0.221217063876203</text:p>
          </table:table-cell>
          <table:table-cell office:value-type="float" office:value="0.600593892270018" calcext:value-type="float">
            <text:p>0.600593892270018</text:p>
          </table:table-cell>
          <table:table-cell office:value-type="float" office:value="0.446397191608129" calcext:value-type="float">
            <text:p>0.446397191608129</text:p>
          </table:table-cell>
          <table:table-cell table:formula="of:=AVERAGE([.H31:.J31])" office:value-type="float" office:value="0.42273604925145" calcext:value-type="float">
            <text:p>0.422736049251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7796966712669" calcext:value-type="float">
            <text:p>0.27796966712669</text:p>
          </table:table-cell>
          <table:table-cell office:value-type="float" office:value="0.610123790946284" calcext:value-type="float">
            <text:p>0.610123790946284</text:p>
          </table:table-cell>
          <table:table-cell office:value-type="float" office:value="0.426902818457629" calcext:value-type="float">
            <text:p>0.426902818457629</text:p>
          </table:table-cell>
          <table:table-cell table:formula="of:=AVERAGE([.C32:.E32])" office:value-type="float" office:value="0.438332092176868" calcext:value-type="float">
            <text:p>0.438332092176868</text:p>
          </table:table-cell>
          <table:table-cell/>
          <table:table-cell office:value-type="float" office:value="0.220125170927004" calcext:value-type="float">
            <text:p>0.220125170927004</text:p>
          </table:table-cell>
          <table:table-cell office:value-type="float" office:value="0.60017279486285" calcext:value-type="float">
            <text:p>0.60017279486285</text:p>
          </table:table-cell>
          <table:table-cell office:value-type="float" office:value="0.44552785667165" calcext:value-type="float">
            <text:p>0.44552785667165</text:p>
          </table:table-cell>
          <table:table-cell table:formula="of:=AVERAGE([.H32:.J32])" office:value-type="float" office:value="0.421941940820501" calcext:value-type="float">
            <text:p>0.4219419408205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74193851285517" calcext:value-type="float">
            <text:p>0.274193851285517</text:p>
          </table:table-cell>
          <table:table-cell office:value-type="float" office:value="0.6083384632676" calcext:value-type="float">
            <text:p>0.6083384632676</text:p>
          </table:table-cell>
          <table:table-cell office:value-type="float" office:value="0.424323986672488" calcext:value-type="float">
            <text:p>0.424323986672488</text:p>
          </table:table-cell>
          <table:table-cell table:formula="of:=AVERAGE([.C33:.E33])" office:value-type="float" office:value="0.435618767075202" calcext:value-type="float">
            <text:p>0.435618767075202</text:p>
          </table:table-cell>
          <table:table-cell/>
          <table:table-cell office:value-type="float" office:value="0.219856358702271" calcext:value-type="float">
            <text:p>0.219856358702271</text:p>
          </table:table-cell>
          <table:table-cell office:value-type="float" office:value="0.599601885110319" calcext:value-type="float">
            <text:p>0.599601885110319</text:p>
          </table:table-cell>
          <table:table-cell office:value-type="float" office:value="0.445165003126639" calcext:value-type="float">
            <text:p>0.445165003126639</text:p>
          </table:table-cell>
          <table:table-cell table:formula="of:=AVERAGE([.H33:.J33])" office:value-type="float" office:value="0.421541082313076" calcext:value-type="float">
            <text:p>0.4215410823130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275072357829721" calcext:value-type="float">
            <text:p>0.275072357829721</text:p>
          </table:table-cell>
          <table:table-cell office:value-type="float" office:value="0.608126788495944" calcext:value-type="float">
            <text:p>0.608126788495944</text:p>
          </table:table-cell>
          <table:table-cell office:value-type="float" office:value="0.423688203289943" calcext:value-type="float">
            <text:p>0.423688203289943</text:p>
          </table:table-cell>
          <table:table-cell table:formula="of:=AVERAGE([.C34:.E34])" office:value-type="float" office:value="0.435629116538536" calcext:value-type="float">
            <text:p>0.435629116538536</text:p>
          </table:table-cell>
          <table:table-cell/>
          <table:table-cell office:value-type="float" office:value="0.221730030892801" calcext:value-type="float">
            <text:p>0.221730030892801</text:p>
          </table:table-cell>
          <table:table-cell office:value-type="float" office:value="0.600975375948903" calcext:value-type="float">
            <text:p>0.600975375948903</text:p>
          </table:table-cell>
          <table:table-cell office:value-type="float" office:value="0.446581788121953" calcext:value-type="float">
            <text:p>0.446581788121953</text:p>
          </table:table-cell>
          <table:table-cell table:style-name="ce17" table:formula="of:=AVERAGE([.H34:.J34])" office:value-type="float" office:value="0.423095731654552" calcext:value-type="float">
            <text:p>0.4230957316545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278773424378588" calcext:value-type="float">
            <text:p>0.278773424378588</text:p>
          </table:table-cell>
          <table:table-cell office:value-type="float" office:value="0.610038646958897" calcext:value-type="float">
            <text:p>0.610038646958897</text:p>
          </table:table-cell>
          <table:table-cell office:value-type="float" office:value="0.427669709905023" calcext:value-type="float">
            <text:p>0.427669709905023</text:p>
          </table:table-cell>
          <table:table-cell table:formula="of:=AVERAGE([.C35:.E35])" office:value-type="float" office:value="0.438827260414169" calcext:value-type="float">
            <text:p>0.438827260414169</text:p>
          </table:table-cell>
          <table:table-cell/>
          <table:table-cell office:value-type="float" office:value="0.220414338882737" calcext:value-type="float">
            <text:p>0.220414338882737</text:p>
          </table:table-cell>
          <table:table-cell office:value-type="float" office:value="0.60089545711383" calcext:value-type="float">
            <text:p>0.60089545711383</text:p>
          </table:table-cell>
          <table:table-cell office:value-type="float" office:value="0.444999569229968" calcext:value-type="float">
            <text:p>0.444999569229968</text:p>
          </table:table-cell>
          <table:table-cell table:style-name="ce18" table:formula="of:=AVERAGE([.H35:.J35])" office:value-type="float" office:value="0.422103121742178" calcext:value-type="float">
            <text:p>0.4221031217421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274572792889857" calcext:value-type="float">
            <text:p>0.274572792889857</text:p>
          </table:table-cell>
          <table:table-cell office:value-type="float" office:value="0.608680307776548" calcext:value-type="float">
            <text:p>0.608680307776548</text:p>
          </table:table-cell>
          <table:table-cell office:value-type="float" office:value="0.424110262199807" calcext:value-type="float">
            <text:p>0.424110262199807</text:p>
          </table:table-cell>
          <table:table-cell table:formula="of:=AVERAGE([.C36:.E36])" office:value-type="float" office:value="0.435787787622071" calcext:value-type="float">
            <text:p>0.435787787622071</text:p>
          </table:table-cell>
          <table:table-cell/>
          <table:table-cell office:value-type="float" office:value="0.220463422377821" calcext:value-type="float">
            <text:p>0.220463422377821</text:p>
          </table:table-cell>
          <table:table-cell office:value-type="float" office:value="0.599719329336002" calcext:value-type="float">
            <text:p>0.599719329336002</text:p>
          </table:table-cell>
          <table:table-cell office:value-type="float" office:value="0.44572994483813" calcext:value-type="float">
            <text:p>0.44572994483813</text:p>
          </table:table-cell>
          <table:table-cell table:style-name="ce18" table:formula="of:=AVERAGE([.H36:.J36])" office:value-type="float" office:value="0.421970898850651" calcext:value-type="float">
            <text:p>0.4219708988506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273719085194947" calcext:value-type="float">
            <text:p>0.273719085194947</text:p>
          </table:table-cell>
          <table:table-cell office:value-type="float" office:value="0.607850974430809" calcext:value-type="float">
            <text:p>0.607850974430809</text:p>
          </table:table-cell>
          <table:table-cell office:value-type="float" office:value="0.422843242956211" calcext:value-type="float">
            <text:p>0.422843242956211</text:p>
          </table:table-cell>
          <table:table-cell table:formula="of:=AVERAGE([.C37:.E37])" office:value-type="float" office:value="0.434804434193989" calcext:value-type="float">
            <text:p>0.434804434193989</text:p>
          </table:table-cell>
          <table:table-cell/>
          <table:table-cell office:value-type="float" office:value="0.220949095648896" calcext:value-type="float">
            <text:p>0.220949095648896</text:p>
          </table:table-cell>
          <table:table-cell office:value-type="float" office:value="0.598320786528103" calcext:value-type="float">
            <text:p>0.598320786528103</text:p>
          </table:table-cell>
          <table:table-cell office:value-type="float" office:value="0.445225722652919" calcext:value-type="float">
            <text:p>0.445225722652919</text:p>
          </table:table-cell>
          <table:table-cell table:style-name="ce18" table:formula="of:=AVERAGE([.H37:.J37])" office:value-type="float" office:value="0.421498534943306" calcext:value-type="float">
            <text:p>0.4214985349433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273719085194947" calcext:value-type="float">
            <text:p>0.273719085194947</text:p>
          </table:table-cell>
          <table:table-cell office:value-type="float" office:value="0.607850974430809" calcext:value-type="float">
            <text:p>0.607850974430809</text:p>
          </table:table-cell>
          <table:table-cell office:value-type="float" office:value="0.422843242956211" calcext:value-type="float">
            <text:p>0.422843242956211</text:p>
          </table:table-cell>
          <table:table-cell table:formula="of:=AVERAGE([.C38:.E38])" office:value-type="float" office:value="0.434804434193989" calcext:value-type="float">
            <text:p>0.434804434193989</text:p>
          </table:table-cell>
          <table:table-cell/>
          <table:table-cell office:value-type="float" office:value="0.218229052141572" calcext:value-type="float">
            <text:p>0.218229052141572</text:p>
          </table:table-cell>
          <table:table-cell office:value-type="float" office:value="0.598150603712211" calcext:value-type="float">
            <text:p>0.598150603712211</text:p>
          </table:table-cell>
          <table:table-cell office:value-type="float" office:value="0.441833778012119" calcext:value-type="float">
            <text:p>0.441833778012119</text:p>
          </table:table-cell>
          <table:table-cell table:style-name="ce18" table:formula="of:=AVERAGE([.H38:.J38])" office:value-type="float" office:value="0.419404477955301" calcext:value-type="float">
            <text:p>0.4194044779553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274572792889857" calcext:value-type="float">
            <text:p>0.274572792889857</text:p>
          </table:table-cell>
          <table:table-cell office:value-type="float" office:value="0.608680307776548" calcext:value-type="float">
            <text:p>0.608680307776548</text:p>
          </table:table-cell>
          <table:table-cell office:value-type="float" office:value="0.424110262199807" calcext:value-type="float">
            <text:p>0.424110262199807</text:p>
          </table:table-cell>
          <table:table-cell table:formula="of:=AVERAGE([.C39:.E39])" office:value-type="float" office:value="0.435787787622071" calcext:value-type="float">
            <text:p>0.435787787622071</text:p>
          </table:table-cell>
          <table:table-cell/>
          <table:table-cell office:value-type="float" office:value="0.225796390853771" calcext:value-type="float">
            <text:p>0.225796390853771</text:p>
          </table:table-cell>
          <table:table-cell office:value-type="float" office:value="0.597461185496369" calcext:value-type="float">
            <text:p>0.597461185496369</text:p>
          </table:table-cell>
          <table:table-cell office:value-type="float" office:value="0.441739562332293" calcext:value-type="float">
            <text:p>0.441739562332293</text:p>
          </table:table-cell>
          <table:table-cell table:style-name="ce18" table:formula="of:=AVERAGE([.H39:.J39])" office:value-type="float" office:value="0.421665712894144" calcext:value-type="float">
            <text:p>0.4216657128941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273719085194947" calcext:value-type="float">
            <text:p>0.273719085194947</text:p>
          </table:table-cell>
          <table:table-cell office:value-type="float" office:value="0.607850974430809" calcext:value-type="float">
            <text:p>0.607850974430809</text:p>
          </table:table-cell>
          <table:table-cell office:value-type="float" office:value="0.422843242956211" calcext:value-type="float">
            <text:p>0.422843242956211</text:p>
          </table:table-cell>
          <table:table-cell table:formula="of:=AVERAGE([.C40:.E40])" office:value-type="float" office:value="0.434804434193989" calcext:value-type="float">
            <text:p>0.434804434193989</text:p>
          </table:table-cell>
          <table:table-cell/>
          <table:table-cell office:value-type="float" office:value="0.227977429846032" calcext:value-type="float">
            <text:p>0.227977429846032</text:p>
          </table:table-cell>
          <table:table-cell office:value-type="float" office:value="0.596209676343099" calcext:value-type="float">
            <text:p>0.596209676343099</text:p>
          </table:table-cell>
          <table:table-cell office:value-type="float" office:value="0.442206157240332" calcext:value-type="float">
            <text:p>0.442206157240332</text:p>
          </table:table-cell>
          <table:table-cell table:style-name="ce18" table:formula="of:=AVERAGE([.H40:.J40])" office:value-type="float" office:value="0.422131087809821" calcext:value-type="float">
            <text:p>0.4221310878098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78773424378588" calcext:value-type="float">
            <text:p>0.278773424378588</text:p>
          </table:table-cell>
          <table:table-cell office:value-type="float" office:value="0.610038646958897" calcext:value-type="float">
            <text:p>0.610038646958897</text:p>
          </table:table-cell>
          <table:table-cell office:value-type="float" office:value="0.427669709905023" calcext:value-type="float">
            <text:p>0.427669709905023</text:p>
          </table:table-cell>
          <table:table-cell table:formula="of:=AVERAGE([.C41:.E41])" office:value-type="float" office:value="0.438827260414169" calcext:value-type="float">
            <text:p>0.438827260414169</text:p>
          </table:table-cell>
          <table:table-cell/>
          <table:table-cell office:value-type="float" office:value="0.226624569438551" calcext:value-type="float">
            <text:p>0.226624569438551</text:p>
          </table:table-cell>
          <table:table-cell office:value-type="float" office:value="0.597779625476009" calcext:value-type="float">
            <text:p>0.597779625476009</text:p>
          </table:table-cell>
          <table:table-cell office:value-type="float" office:value="0.441509920494069" calcext:value-type="float">
            <text:p>0.441509920494069</text:p>
          </table:table-cell>
          <table:table-cell table:style-name="ce18" table:formula="of:=AVERAGE([.H41:.J41])" office:value-type="float" office:value="0.421971371802876" calcext:value-type="float">
            <text:p>0.4219713718028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274572792889857" calcext:value-type="float">
            <text:p>0.274572792889857</text:p>
          </table:table-cell>
          <table:table-cell office:value-type="float" office:value="0.608680307776548" calcext:value-type="float">
            <text:p>0.608680307776548</text:p>
          </table:table-cell>
          <table:table-cell office:value-type="float" office:value="0.424110262199807" calcext:value-type="float">
            <text:p>0.424110262199807</text:p>
          </table:table-cell>
          <table:table-cell table:formula="of:=AVERAGE([.C42:.E42])" office:value-type="float" office:value="0.435787787622071" calcext:value-type="float">
            <text:p>0.435787787622071</text:p>
          </table:table-cell>
          <table:table-cell/>
          <table:table-cell office:value-type="float" office:value="0.230346585752442" calcext:value-type="float">
            <text:p>0.230346585752442</text:p>
          </table:table-cell>
          <table:table-cell office:value-type="float" office:value="0.595885899377701" calcext:value-type="float">
            <text:p>0.595885899377701</text:p>
          </table:table-cell>
          <table:table-cell office:value-type="float" office:value="0.440865974094809" calcext:value-type="float">
            <text:p>0.440865974094809</text:p>
          </table:table-cell>
          <table:table-cell table:style-name="ce18" table:formula="of:=AVERAGE([.H42:.J42])" office:value-type="float" office:value="0.422366153074984" calcext:value-type="float">
            <text:p>0.4223661530749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273719085194947" calcext:value-type="float">
            <text:p>0.273719085194947</text:p>
          </table:table-cell>
          <table:table-cell office:value-type="float" office:value="0.607850974430809" calcext:value-type="float">
            <text:p>0.607850974430809</text:p>
          </table:table-cell>
          <table:table-cell office:value-type="float" office:value="0.422843242956211" calcext:value-type="float">
            <text:p>0.422843242956211</text:p>
          </table:table-cell>
          <table:table-cell table:formula="of:=AVERAGE([.C43:.E43])" office:value-type="float" office:value="0.434804434193989" calcext:value-type="float">
            <text:p>0.434804434193989</text:p>
          </table:table-cell>
          <table:table-cell/>
          <table:table-cell office:value-type="float" office:value="0.230522822436103" calcext:value-type="float">
            <text:p>0.230522822436103</text:p>
          </table:table-cell>
          <table:table-cell office:value-type="float" office:value="0.596004270313937" calcext:value-type="float">
            <text:p>0.596004270313937</text:p>
          </table:table-cell>
          <table:table-cell office:value-type="float" office:value="0.442032590757094" calcext:value-type="float">
            <text:p>0.442032590757094</text:p>
          </table:table-cell>
          <table:table-cell table:style-name="ce18" table:formula="of:=AVERAGE([.H43:.J43])" office:value-type="float" office:value="0.422853227835711" calcext:value-type="float">
            <text:p>0.422853227835711</text:p>
          </table:table-cell>
        </table:table-row>
      </table:table>
      <table:table table:name="IEMOCAP-pAA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5lay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r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77375991983768" calcext:value-type="float">
            <text:p>0.277375991983768</text:p>
          </table:table-cell>
          <table:table-cell office:value-type="float" office:value="0.606856363433203" calcext:value-type="float">
            <text:p>0.606856363433203</text:p>
          </table:table-cell>
          <table:table-cell office:value-type="float" office:value="0.425401011865782" calcext:value-type="float">
            <text:p>0.425401011865782</text:p>
          </table:table-cell>
          <table:table-cell table:formula="of:=AVERAGE([.C3:.E3])" office:value-type="float" office:value="0.436544455760918" calcext:value-type="float">
            <text:p>0.43654445576091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.277375991983768" calcext:value-type="float">
            <text:p>0.277</text:p>
          </table:table-cell>
          <table:table-cell table:style-name="ce13" office:value-type="float" office:value="0.606856363433203" calcext:value-type="float">
            <text:p>0.607</text:p>
          </table:table-cell>
          <table:table-cell table:style-name="ce13" office:value-type="float" office:value="0.425401011865782" calcext:value-type="float">
            <text:p>0.425</text:p>
          </table:table-cell>
          <table:table-cell table:style-name="ce13" table:formula="of:=AVERAGE([.K3:.M3])" office:value-type="float" office:value="0.436544455760918" calcext:value-type="float">
            <text:p>0.4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73006012197532" calcext:value-type="float">
            <text:p>0.273006012197532</text:p>
          </table:table-cell>
          <table:table-cell office:value-type="float" office:value="0.606992422313725" calcext:value-type="float">
            <text:p>0.606992422313725</text:p>
          </table:table-cell>
          <table:table-cell office:value-type="float" office:value="0.424059099733858" calcext:value-type="float">
            <text:p>0.424059099733858</text:p>
          </table:table-cell>
          <table:table-cell table:formula="of:=AVERAGE([.C4:.E4])" office:value-type="float" office:value="0.434685844748372" calcext:value-type="float">
            <text:p>0.43468584474837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style-name="ce13" office:value-type="float" office:value="0.273006012197532" calcext:value-type="float">
            <text:p>0.273</text:p>
          </table:table-cell>
          <table:table-cell table:style-name="ce13" office:value-type="float" office:value="0.606992422313725" calcext:value-type="float">
            <text:p>0.607</text:p>
          </table:table-cell>
          <table:table-cell table:style-name="ce13" office:value-type="float" office:value="0.424059099733858" calcext:value-type="float">
            <text:p>0.424</text:p>
          </table:table-cell>
          <table:table-cell table:style-name="ce13" table:formula="of:=AVERAGE([.K4:.M4])" office:value-type="float" office:value="0.434685844748372" calcext:value-type="float">
            <text:p>0.4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88443125480152" calcext:value-type="float">
            <text:p>0.288443125480152</text:p>
          </table:table-cell>
          <table:table-cell office:value-type="float" office:value="0.625531964859499" calcext:value-type="float">
            <text:p>0.625531964859499</text:p>
          </table:table-cell>
          <table:table-cell office:value-type="float" office:value="0.447621897003919" calcext:value-type="float">
            <text:p>0.447621897003919</text:p>
          </table:table-cell>
          <table:table-cell table:formula="of:=AVERAGE([.C5:.E5])" office:value-type="float" office:value="0.453865662447857" calcext:value-type="float">
            <text:p>0.45386566244785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style-name="ce13" office:value-type="float" office:value="0.288443125480152" calcext:value-type="float">
            <text:p>0.288</text:p>
          </table:table-cell>
          <table:table-cell table:style-name="ce13" office:value-type="float" office:value="0.625531964859499" calcext:value-type="float">
            <text:p>0.626</text:p>
          </table:table-cell>
          <table:table-cell table:style-name="ce13" office:value-type="float" office:value="0.447621897003919" calcext:value-type="float">
            <text:p>0.448</text:p>
          </table:table-cell>
          <table:table-cell table:style-name="ce13" table:formula="of:=AVERAGE([.K5:.M5])" office:value-type="float" office:value="0.453865662447857" calcext:value-type="float">
            <text:p>0.4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277408658480653" calcext:value-type="float">
            <text:p>0.277408658480653</text:p>
          </table:table-cell>
          <table:table-cell office:value-type="float" office:value="0.606074992706822" calcext:value-type="float">
            <text:p>0.606074992706822</text:p>
          </table:table-cell>
          <table:table-cell office:value-type="float" office:value="0.423825766619799" calcext:value-type="float">
            <text:p>0.423825766619799</text:p>
          </table:table-cell>
          <table:table-cell table:formula="of:=AVERAGE([.C6:.E6])" office:value-type="float" office:value="0.435769805935758" calcext:value-type="float">
            <text:p>0.435769805935758</text:p>
          </table:table-cell>
          <table:table-cell/>
          <table:table-cell office:value-type="string" calcext:value-type="string">
            <text:p>--&gt;</text:p>
          </table:table-cell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.277408658480653" calcext:value-type="float">
            <text:p>0.277</text:p>
          </table:table-cell>
          <table:table-cell table:style-name="ce13" office:value-type="float" office:value="0.606074992706822" calcext:value-type="float">
            <text:p>0.606</text:p>
          </table:table-cell>
          <table:table-cell table:style-name="ce13" office:value-type="float" office:value="0.423825766619799" calcext:value-type="float">
            <text:p>0.424</text:p>
          </table:table-cell>
          <table:table-cell table:style-name="ce13" table:formula="of:=AVERAGE([.K6:.M6])" office:value-type="float" office:value="0.435769805935758" calcext:value-type="float">
            <text:p>0.4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272863516777163" calcext:value-type="float">
            <text:p>0.272863516777163</text:p>
          </table:table-cell>
          <table:table-cell office:value-type="float" office:value="0.606184438959952" calcext:value-type="float">
            <text:p>0.606184438959952</text:p>
          </table:table-cell>
          <table:table-cell office:value-type="float" office:value="0.4223818607967" calcext:value-type="float">
            <text:p>0.4223818607967</text:p>
          </table:table-cell>
          <table:table-cell table:formula="of:=AVERAGE([.C7:.E7])" office:value-type="float" office:value="0.433809938844605" calcext:value-type="float">
            <text:p>0.43380993884460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table:style-name="ce13" office:value-type="float" office:value="0.272863516777163" calcext:value-type="float">
            <text:p>0.273</text:p>
          </table:table-cell>
          <table:table-cell table:style-name="ce13" office:value-type="float" office:value="0.606184438959952" calcext:value-type="float">
            <text:p>0.606</text:p>
          </table:table-cell>
          <table:table-cell table:style-name="ce13" office:value-type="float" office:value="0.4223818607967" calcext:value-type="float">
            <text:p>0.422</text:p>
          </table:table-cell>
          <table:table-cell table:style-name="ce13" table:formula="of:=AVERAGE([.K7:.M7])" office:value-type="float" office:value="0.433809938844605" calcext:value-type="float">
            <text:p>0.4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282846750312346" calcext:value-type="float">
            <text:p>0.282846750312346</text:p>
          </table:table-cell>
          <table:table-cell office:value-type="float" office:value="0.624220078589065" calcext:value-type="float">
            <text:p>0.624220078589065</text:p>
          </table:table-cell>
          <table:table-cell office:value-type="float" office:value="0.447154959810943" calcext:value-type="float">
            <text:p>0.447154959810943</text:p>
          </table:table-cell>
          <table:table-cell table:formula="of:=AVERAGE([.C8:.E8])" office:value-type="float" office:value="0.451407262904118" calcext:value-type="float">
            <text:p>0.45140726290411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table:style-name="ce13" office:value-type="float" office:value="0.282846750312346" calcext:value-type="float">
            <text:p>0.283</text:p>
          </table:table-cell>
          <table:table-cell table:style-name="ce13" office:value-type="float" office:value="0.624220078589065" calcext:value-type="float">
            <text:p>0.624</text:p>
          </table:table-cell>
          <table:table-cell table:style-name="ce13" office:value-type="float" office:value="0.447154959810943" calcext:value-type="float">
            <text:p>0.447</text:p>
          </table:table-cell>
          <table:table-cell table:style-name="ce13" table:formula="of:=AVERAGE([.K8:.M8])" office:value-type="float" office:value="0.451407262904118" calcext:value-type="float">
            <text:p>0.4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77872938417049" calcext:value-type="float">
            <text:p>0.277872938417049</text:p>
          </table:table-cell>
          <table:table-cell office:value-type="float" office:value="0.603883914830112" calcext:value-type="float">
            <text:p>0.603883914830112</text:p>
          </table:table-cell>
          <table:table-cell office:value-type="float" office:value="0.420556192764972" calcext:value-type="float">
            <text:p>0.420556192764972</text:p>
          </table:table-cell>
          <table:table-cell table:formula="of:=AVERAGE([.C9:.E9])" office:value-type="float" office:value="0.434104348670711" calcext:value-type="float">
            <text:p>0.43410434867071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.277872938417049" calcext:value-type="float">
            <text:p>0.278</text:p>
          </table:table-cell>
          <table:table-cell table:style-name="ce13" office:value-type="float" office:value="0.603883914830112" calcext:value-type="float">
            <text:p>0.604</text:p>
          </table:table-cell>
          <table:table-cell table:style-name="ce13" office:value-type="float" office:value="0.420556192764972" calcext:value-type="float">
            <text:p>0.421</text:p>
          </table:table-cell>
          <table:table-cell table:style-name="ce13" table:formula="of:=AVERAGE([.K9:.M9])" office:value-type="float" office:value="0.434104348670711" calcext:value-type="float">
            <text:p>0.4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83794082187256" calcext:value-type="float">
            <text:p>0.283794082187256</text:p>
          </table:table-cell>
          <table:table-cell office:value-type="float" office:value="0.623619214664873" calcext:value-type="float">
            <text:p>0.623619214664873</text:p>
          </table:table-cell>
          <table:table-cell office:value-type="float" office:value="0.446180352778231" calcext:value-type="float">
            <text:p>0.446180352778231</text:p>
          </table:table-cell>
          <table:table-cell table:formula="of:=AVERAGE([.C10:.E10])" office:value-type="float" office:value="0.45119788321012" calcext:value-type="float">
            <text:p>0.4511978832101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style-name="ce13" office:value-type="float" office:value="0.283794082187256" calcext:value-type="float">
            <text:p>0.284</text:p>
          </table:table-cell>
          <table:table-cell table:style-name="ce13" office:value-type="float" office:value="0.623619214664873" calcext:value-type="float">
            <text:p>0.624</text:p>
          </table:table-cell>
          <table:table-cell table:style-name="ce13" office:value-type="float" office:value="0.446180352778231" calcext:value-type="float">
            <text:p>0.446</text:p>
          </table:table-cell>
          <table:table-cell table:style-name="ce13" table:formula="of:=AVERAGE([.K10:.M10])" office:value-type="float" office:value="0.45119788321012" calcext:value-type="float">
            <text:p>0.4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298358572099903" calcext:value-type="float">
            <text:p>0.298358572099903</text:p>
          </table:table-cell>
          <table:table-cell office:value-type="float" office:value="0.64077818894973" calcext:value-type="float">
            <text:p>0.64077818894973</text:p>
          </table:table-cell>
          <table:table-cell office:value-type="float" office:value="0.459750304541869" calcext:value-type="float">
            <text:p>0.459750304541869</text:p>
          </table:table-cell>
          <table:table-cell table:style-name="ce17" table:formula="of:=AVERAGE([.C11:.E11])" office:value-type="float" office:value="0.466295688530501" calcext:value-type="float">
            <text:p>0.46629568853050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style-name="ce13" office:value-type="float" office:value="0.298358572099903" calcext:value-type="float">
            <text:p>0.298</text:p>
          </table:table-cell>
          <table:table-cell table:style-name="ce13" office:value-type="float" office:value="0.64077818894973" calcext:value-type="float">
            <text:p>0.641</text:p>
          </table:table-cell>
          <table:table-cell table:style-name="ce13" office:value-type="float" office:value="0.459750304541869" calcext:value-type="float">
            <text:p>0.460</text:p>
          </table:table-cell>
          <table:table-cell table:style-name="ce14" table:formula="of:=AVERAGE([.K11:.M11])" office:value-type="float" office:value="0.466295688530501" calcext:value-type="float">
            <text:p>0.4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279370182178128" calcext:value-type="float">
            <text:p>0.279370182178128</text:p>
          </table:table-cell>
          <table:table-cell office:value-type="float" office:value="0.607195816100376" calcext:value-type="float">
            <text:p>0.607195816100376</text:p>
          </table:table-cell>
          <table:table-cell office:value-type="float" office:value="0.426142678328688" calcext:value-type="float">
            <text:p>0.426142678328688</text:p>
          </table:table-cell>
          <table:table-cell table:formula="of:=AVERAGE([.C12:.E12])" office:value-type="float" office:value="0.437569558869064" calcext:value-type="float">
            <text:p>0.437569558869064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282237271674738" calcext:value-type="float">
            <text:p>0.282237271674738</text:p>
          </table:table-cell>
          <table:table-cell office:value-type="float" office:value="0.622982700245474" calcext:value-type="float">
            <text:p>0.622982700245474</text:p>
          </table:table-cell>
          <table:table-cell office:value-type="float" office:value="0.444053819360577" calcext:value-type="float">
            <text:p>0.444053819360577</text:p>
          </table:table-cell>
          <table:table-cell table:formula="of:=AVERAGE([.C13:.E13])" office:value-type="float" office:value="0.44975793042693" calcext:value-type="float">
            <text:p>0.44975793042693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281811277233527" calcext:value-type="float">
            <text:p>0.281811277233527</text:p>
          </table:table-cell>
          <table:table-cell office:value-type="float" office:value="0.623044570446441" calcext:value-type="float">
            <text:p>0.623044570446441</text:p>
          </table:table-cell>
          <table:table-cell office:value-type="float" office:value="0.445295757927124" calcext:value-type="float">
            <text:p>0.445295757927124</text:p>
          </table:table-cell>
          <table:table-cell table:formula="of:=AVERAGE([.C14:.E14])" office:value-type="float" office:value="0.450050535202364" calcext:value-type="float">
            <text:p>0.450050535202364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282751227326216" calcext:value-type="float">
            <text:p>0.282751227326216</text:p>
          </table:table-cell>
          <table:table-cell office:value-type="float" office:value="0.612343678593341" calcext:value-type="float">
            <text:p>0.612343678593341</text:p>
          </table:table-cell>
          <table:table-cell office:value-type="float" office:value="0.436085940475075" calcext:value-type="float">
            <text:p>0.436085940475075</text:p>
          </table:table-cell>
          <table:table-cell table:formula="of:=AVERAGE([.C15:.E15])" office:value-type="float" office:value="0.443726948798211" calcext:value-type="float">
            <text:p>0.443726948798211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277725755251847" calcext:value-type="float">
            <text:p>0.277725755251847</text:p>
          </table:table-cell>
          <table:table-cell office:value-type="float" office:value="0.603074849342916" calcext:value-type="float">
            <text:p>0.603074849342916</text:p>
          </table:table-cell>
          <table:table-cell office:value-type="float" office:value="0.420974136558709" calcext:value-type="float">
            <text:p>0.420974136558709</text:p>
          </table:table-cell>
          <table:table-cell table:formula="of:=AVERAGE([.C16:.E16])" office:value-type="float" office:value="0.433924913717824" calcext:value-type="float">
            <text:p>0.433924913717824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292933844552174" calcext:value-type="float">
            <text:p>0.292933844552174</text:p>
          </table:table-cell>
          <table:table-cell office:value-type="float" office:value="0.624782467750606" calcext:value-type="float">
            <text:p>0.624782467750606</text:p>
          </table:table-cell>
          <table:table-cell office:value-type="float" office:value="0.449035826069353" calcext:value-type="float">
            <text:p>0.449035826069353</text:p>
          </table:table-cell>
          <table:table-cell table:formula="of:=AVERAGE([.C17:.E17])" office:value-type="float" office:value="0.455584046124044" calcext:value-type="float">
            <text:p>0.455584046124044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790809493307" calcext:value-type="float">
            <text:p>0.2790809493307</text:p>
          </table:table-cell>
          <table:table-cell office:value-type="float" office:value="0.605484100384936" calcext:value-type="float">
            <text:p>0.605484100384936</text:p>
          </table:table-cell>
          <table:table-cell office:value-type="float" office:value="0.421013807632093" calcext:value-type="float">
            <text:p>0.421013807632093</text:p>
          </table:table-cell>
          <table:table-cell table:formula="of:=AVERAGE([.C18:.E18])" office:value-type="float" office:value="0.435192952449243" calcext:value-type="float">
            <text:p>0.435192952449243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284165624533615" calcext:value-type="float">
            <text:p>0.284165624533615</text:p>
          </table:table-cell>
          <table:table-cell office:value-type="float" office:value="0.605240429914052" calcext:value-type="float">
            <text:p>0.605240429914052</text:p>
          </table:table-cell>
          <table:table-cell office:value-type="float" office:value="0.421564759790646" calcext:value-type="float">
            <text:p>0.421564759790646</text:p>
          </table:table-cell>
          <table:table-cell table:formula="of:=AVERAGE([.C19:.E19])" office:value-type="float" office:value="0.436990271412771" calcext:value-type="float">
            <text:p>0.436990271412771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284969063377602" calcext:value-type="float">
            <text:p>0.284969063377602</text:p>
          </table:table-cell>
          <table:table-cell office:value-type="float" office:value="0.608930796490813" calcext:value-type="float">
            <text:p>0.608930796490813</text:p>
          </table:table-cell>
          <table:table-cell office:value-type="float" office:value="0.427581712487235" calcext:value-type="float">
            <text:p>0.427581712487235</text:p>
          </table:table-cell>
          <table:table-cell table:style-name="ce17" table:formula="of:=AVERAGE([.C20:.E20])" office:value-type="float" office:value="0.440493857451883" calcext:value-type="float">
            <text:p>0.440493857451883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4lay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r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88918605539065" calcext:value-type="float">
            <text:p>0.288918605539065</text:p>
          </table:table-cell>
          <table:table-cell office:value-type="float" office:value="0.628215753356873" calcext:value-type="float">
            <text:p>0.628215753356873</text:p>
          </table:table-cell>
          <table:table-cell office:value-type="float" office:value="0.46779090161546" calcext:value-type="float">
            <text:p>0.46779090161546</text:p>
          </table:table-cell>
          <table:table-cell table:formula="of:=AVERAGE([.C24:.E24])" office:value-type="float" office:value="0.461641753503799" calcext:value-type="float">
            <text:p>0.46164175350379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92282270622769" calcext:value-type="float">
            <text:p>0.292282270622769</text:p>
          </table:table-cell>
          <table:table-cell office:value-type="float" office:value="0.629808453960554" calcext:value-type="float">
            <text:p>0.629808453960554</text:p>
          </table:table-cell>
          <table:table-cell office:value-type="float" office:value="0.468142079296232" calcext:value-type="float">
            <text:p>0.468142079296232</text:p>
          </table:table-cell>
          <table:table-cell table:style-name="ce18" table:formula="of:=AVERAGE([.C25:.E25])" office:value-type="float" office:value="0.463410934626518" calcext:value-type="float">
            <text:p>0.46341093462651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92700605836415" calcext:value-type="float">
            <text:p>0.292700605836415</text:p>
          </table:table-cell>
          <table:table-cell office:value-type="float" office:value="0.629376104594373" calcext:value-type="float">
            <text:p>0.629376104594373</text:p>
          </table:table-cell>
          <table:table-cell office:value-type="float" office:value="0.467332513438563" calcext:value-type="float">
            <text:p>0.467332513438563</text:p>
          </table:table-cell>
          <table:table-cell table:formula="of:=AVERAGE([.C26:.E26])" office:value-type="float" office:value="0.46313640795645" calcext:value-type="float">
            <text:p>0.46313640795645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28626142144601" calcext:value-type="float">
            <text:p>0.28626142144601</text:p>
          </table:table-cell>
          <table:table-cell office:value-type="float" office:value="0.636545588214775" calcext:value-type="float">
            <text:p>0.636545588214775</text:p>
          </table:table-cell>
          <table:table-cell office:value-type="float" office:value="0.468477097186568" calcext:value-type="float">
            <text:p>0.468477097186568</text:p>
          </table:table-cell>
          <table:table-cell table:style-name="ce17" table:formula="of:=AVERAGE([.C27:.E27])" office:value-type="float" office:value="0.463761368949118" calcext:value-type="float">
            <text:p>0.463761368949118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292419527447114" calcext:value-type="float">
            <text:p>0.292419527447114</text:p>
          </table:table-cell>
          <table:table-cell office:value-type="float" office:value="0.629396698334008" calcext:value-type="float">
            <text:p>0.629396698334008</text:p>
          </table:table-cell>
          <table:table-cell office:value-type="float" office:value="0.466305987427904" calcext:value-type="float">
            <text:p>0.466305987427904</text:p>
          </table:table-cell>
          <table:table-cell table:formula="of:=AVERAGE([.C28:.E28])" office:value-type="float" office:value="0.462707404403009" calcext:value-type="float">
            <text:p>0.462707404403009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291938077947668" calcext:value-type="float">
            <text:p>0.291938077947668</text:p>
          </table:table-cell>
          <table:table-cell office:value-type="float" office:value="0.630070854633799" calcext:value-type="float">
            <text:p>0.630070854633799</text:p>
          </table:table-cell>
          <table:table-cell office:value-type="float" office:value="0.466730734446634" calcext:value-type="float">
            <text:p>0.466730734446634</text:p>
          </table:table-cell>
          <table:table-cell table:formula="of:=AVERAGE([.C29:.E29])" office:value-type="float" office:value="0.4629132223427" calcext:value-type="float">
            <text:p>0.4629132223427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8611465706662" calcext:value-type="float">
            <text:p>0.28611465706662</text:p>
          </table:table-cell>
          <table:table-cell office:value-type="float" office:value="0.636515124895619" calcext:value-type="float">
            <text:p>0.636515124895619</text:p>
          </table:table-cell>
          <table:table-cell office:value-type="float" office:value="0.467753820135752" calcext:value-type="float">
            <text:p>0.467753820135752</text:p>
          </table:table-cell>
          <table:table-cell table:formula="of:=AVERAGE([.C30:.E30])" office:value-type="float" office:value="0.46346120069933" calcext:value-type="float">
            <text:p>0.46346120069933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92513045834109" calcext:value-type="float">
            <text:p>0.292513045834109</text:p>
          </table:table-cell>
          <table:table-cell office:value-type="float" office:value="0.629005549744842" calcext:value-type="float">
            <text:p>0.629005549744842</text:p>
          </table:table-cell>
          <table:table-cell office:value-type="float" office:value="0.465363364010366" calcext:value-type="float">
            <text:p>0.465363364010366</text:p>
          </table:table-cell>
          <table:table-cell table:formula="of:=AVERAGE([.C31:.E31])" office:value-type="float" office:value="0.462293986529772" calcext:value-type="float">
            <text:p>0.462293986529772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291194484103675" calcext:value-type="float">
            <text:p>0.291194484103675</text:p>
          </table:table-cell>
          <table:table-cell office:value-type="float" office:value="0.630751063797824" calcext:value-type="float">
            <text:p>0.630751063797824</text:p>
          </table:table-cell>
          <table:table-cell office:value-type="float" office:value="0.466838610665102" calcext:value-type="float">
            <text:p>0.466838610665102</text:p>
          </table:table-cell>
          <table:table-cell table:formula="of:=AVERAGE([.C32:.E32])" office:value-type="float" office:value="0.462928052855534" calcext:value-type="float">
            <text:p>0.462928052855534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290710616731323" calcext:value-type="float">
            <text:p>0.290710616731323</text:p>
          </table:table-cell>
          <table:table-cell office:value-type="float" office:value="0.62985114463559" calcext:value-type="float">
            <text:p>0.62985114463559</text:p>
          </table:table-cell>
          <table:table-cell office:value-type="float" office:value="0.468434719451422" calcext:value-type="float">
            <text:p>0.468434719451422</text:p>
          </table:table-cell>
          <table:table-cell table:formula="of:=AVERAGE([.C33:.E33])" office:value-type="float" office:value="0.462998826939445" calcext:value-type="float">
            <text:p>0.462998826939445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292366524343108" calcext:value-type="float">
            <text:p>0.292366524343108</text:p>
          </table:table-cell>
          <table:table-cell office:value-type="float" office:value="0.62904788677811" calcext:value-type="float">
            <text:p>0.62904788677811</text:p>
          </table:table-cell>
          <table:table-cell office:value-type="float" office:value="0.465644005278962" calcext:value-type="float">
            <text:p>0.465644005278962</text:p>
          </table:table-cell>
          <table:table-cell table:formula="of:=AVERAGE([.C34:.E34])" office:value-type="float" office:value="0.462352805466727" calcext:value-type="float">
            <text:p>0.462352805466727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292199035241537" calcext:value-type="float">
            <text:p>0.292199035241537</text:p>
          </table:table-cell>
          <table:table-cell office:value-type="float" office:value="0.628784642423961" calcext:value-type="float">
            <text:p>0.628784642423961</text:p>
          </table:table-cell>
          <table:table-cell office:value-type="float" office:value="0.465753466275711" calcext:value-type="float">
            <text:p>0.465753466275711</text:p>
          </table:table-cell>
          <table:table-cell table:formula="of:=AVERAGE([.C35:.E35])" office:value-type="float" office:value="0.46224571464707" calcext:value-type="float">
            <text:p>0.46224571464707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290888662484696" calcext:value-type="float">
            <text:p>0.290888662484696</text:p>
          </table:table-cell>
          <table:table-cell office:value-type="float" office:value="0.628101675000748" calcext:value-type="float">
            <text:p>0.628101675000748</text:p>
          </table:table-cell>
          <table:table-cell office:value-type="float" office:value="0.465660579980863" calcext:value-type="float">
            <text:p>0.465660579980863</text:p>
          </table:table-cell>
          <table:table-cell table:formula="of:=AVERAGE([.C36:.E36])" office:value-type="float" office:value="0.461550305822102" calcext:value-type="float">
            <text:p>0.461550305822102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292263387117383" calcext:value-type="float">
            <text:p>0.292263387117383</text:p>
          </table:table-cell>
          <table:table-cell office:value-type="float" office:value="0.625344478978404" calcext:value-type="float">
            <text:p>0.625344478978404</text:p>
          </table:table-cell>
          <table:table-cell office:value-type="float" office:value="0.464025515632769" calcext:value-type="float">
            <text:p>0.464025515632769</text:p>
          </table:table-cell>
          <table:table-cell table:formula="of:=AVERAGE([.C37:.E37])" office:value-type="float" office:value="0.460544460576185" calcext:value-type="float">
            <text:p>0.460544460576185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292437585610458" calcext:value-type="float">
            <text:p>0.292437585610458</text:p>
          </table:table-cell>
          <table:table-cell office:value-type="float" office:value="0.626353859806881" calcext:value-type="float">
            <text:p>0.626353859806881</text:p>
          </table:table-cell>
          <table:table-cell office:value-type="float" office:value="0.465537343926124" calcext:value-type="float">
            <text:p>0.465537343926124</text:p>
          </table:table-cell>
          <table:table-cell table:formula="of:=AVERAGE([.C38:.E38])" office:value-type="float" office:value="0.461442929781154" calcext:value-type="float">
            <text:p>0.461442929781154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93617873166884" calcext:value-type="float">
            <text:p>0.293617873166884</text:p>
          </table:table-cell>
          <table:table-cell office:value-type="float" office:value="0.627412417756417" calcext:value-type="float">
            <text:p>0.627412417756417</text:p>
          </table:table-cell>
          <table:table-cell office:value-type="float" office:value="0.46364103114313" calcext:value-type="float">
            <text:p>0.46364103114313</text:p>
          </table:table-cell>
          <table:table-cell table:formula="of:=AVERAGE([.C39:.E39])" office:value-type="float" office:value="0.461557107355477" calcext:value-type="float">
            <text:p>0.461557107355477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29593832963254" calcext:value-type="float">
            <text:p>0.29593832963254</text:p>
          </table:table-cell>
          <table:table-cell office:value-type="float" office:value="0.626544239240123" calcext:value-type="float">
            <text:p>0.626544239240123</text:p>
          </table:table-cell>
          <table:table-cell office:value-type="float" office:value="0.464600597543429" calcext:value-type="float">
            <text:p>0.464600597543429</text:p>
          </table:table-cell>
          <table:table-cell table:formula="of:=AVERAGE([.C40:.E40])" office:value-type="float" office:value="0.462361055472031" calcext:value-type="float">
            <text:p>0.462361055472031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297205074631832" calcext:value-type="float">
            <text:p>0.297205074631832</text:p>
          </table:table-cell>
          <table:table-cell office:value-type="float" office:value="0.627900722310464" calcext:value-type="float">
            <text:p>0.627900722310464</text:p>
          </table:table-cell>
          <table:table-cell office:value-type="float" office:value="0.466469811719096" calcext:value-type="float">
            <text:p>0.466469811719096</text:p>
          </table:table-cell>
          <table:table-cell table:style-name="ce17" table:formula="of:=AVERAGE([.C41:.E41])" office:value-type="float" office:value="0.463858536220464" calcext:value-type="float">
            <text:p>0.463858536220464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3lay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r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75479888676444" calcext:value-type="float">
            <text:p>0.275479888676444</text:p>
          </table:table-cell>
          <table:table-cell office:value-type="float" office:value="0.639107370894816" calcext:value-type="float">
            <text:p>0.639107370894816</text:p>
          </table:table-cell>
          <table:table-cell office:value-type="float" office:value="0.46468300855088" calcext:value-type="float">
            <text:p>0.46468300855088</text:p>
          </table:table-cell>
          <table:table-cell table:style-name="ce17" table:formula="of:=AVERAGE([.C45:.E45])" office:value-type="float" office:value="0.459756756040713" calcext:value-type="float">
            <text:p>0.45975675604071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72168776762538" calcext:value-type="float">
            <text:p>0.272168776762538</text:p>
          </table:table-cell>
          <table:table-cell office:value-type="float" office:value="0.631175767154497" calcext:value-type="float">
            <text:p>0.631175767154497</text:p>
          </table:table-cell>
          <table:table-cell office:value-type="float" office:value="0.453892481022996" calcext:value-type="float">
            <text:p>0.453892481022996</text:p>
          </table:table-cell>
          <table:table-cell table:formula="of:=AVERAGE([.C46:.E46])" office:value-type="float" office:value="0.452412341646677" calcext:value-type="float">
            <text:p>0.45241234164667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74770810032046" calcext:value-type="float">
            <text:p>0.274770810032046</text:p>
          </table:table-cell>
          <table:table-cell office:value-type="float" office:value="0.631515909153184" calcext:value-type="float">
            <text:p>0.631515909153184</text:p>
          </table:table-cell>
          <table:table-cell office:value-type="float" office:value="0.45436356264228" calcext:value-type="float">
            <text:p>0.45436356264228</text:p>
          </table:table-cell>
          <table:table-cell table:formula="of:=AVERAGE([.C47:.E47])" office:value-type="float" office:value="0.453550093942503" calcext:value-type="float">
            <text:p>0.453550093942503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27639205597129" calcext:value-type="float">
            <text:p>0.27639205597129</text:p>
          </table:table-cell>
          <table:table-cell office:value-type="float" office:value="0.639913019891285" calcext:value-type="float">
            <text:p>0.639913019891285</text:p>
          </table:table-cell>
          <table:table-cell office:value-type="float" office:value="0.464135075283349" calcext:value-type="float">
            <text:p>0.464135075283349</text:p>
          </table:table-cell>
          <table:table-cell table:formula="of:=AVERAGE([.C48:.E48])" office:value-type="float" office:value="0.460146717048641" calcext:value-type="float">
            <text:p>0.460146717048641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273287232655796" calcext:value-type="float">
            <text:p>0.273287232655796</text:p>
          </table:table-cell>
          <table:table-cell office:value-type="float" office:value="0.631452177733754" calcext:value-type="float">
            <text:p>0.631452177733754</text:p>
          </table:table-cell>
          <table:table-cell office:value-type="float" office:value="0.453801102092598" calcext:value-type="float">
            <text:p>0.453801102092598</text:p>
          </table:table-cell>
          <table:table-cell table:formula="of:=AVERAGE([.C49:.E49])" office:value-type="float" office:value="0.452846837494049" calcext:value-type="float">
            <text:p>0.452846837494049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275672968781585" calcext:value-type="float">
            <text:p>0.275672968781585</text:p>
          </table:table-cell>
          <table:table-cell office:value-type="float" office:value="0.632084934708434" calcext:value-type="float">
            <text:p>0.632084934708434</text:p>
          </table:table-cell>
          <table:table-cell office:value-type="float" office:value="0.455103132833378" calcext:value-type="float">
            <text:p>0.455103132833378</text:p>
          </table:table-cell>
          <table:table-cell table:formula="of:=AVERAGE([.C50:.E50])" office:value-type="float" office:value="0.454287012107799" calcext:value-type="float">
            <text:p>0.45428701210779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79013238719672" calcext:value-type="float">
            <text:p>0.279013238719672</text:p>
          </table:table-cell>
          <table:table-cell office:value-type="float" office:value="0.640011282933859" calcext:value-type="float">
            <text:p>0.640011282933859</text:p>
          </table:table-cell>
          <table:table-cell office:value-type="float" office:value="0.464442743022361" calcext:value-type="float">
            <text:p>0.464442743022361</text:p>
          </table:table-cell>
          <table:table-cell table:formula="of:=AVERAGE([.C51:.E51])" office:value-type="float" office:value="0.461155754891964" calcext:value-type="float">
            <text:p>0.461155754891964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74826979405542" calcext:value-type="float">
            <text:p>0.274826979405542</text:p>
          </table:table-cell>
          <table:table-cell office:value-type="float" office:value="0.631521315705909" calcext:value-type="float">
            <text:p>0.631521315705909</text:p>
          </table:table-cell>
          <table:table-cell office:value-type="float" office:value="0.453388623027414" calcext:value-type="float">
            <text:p>0.453388623027414</text:p>
          </table:table-cell>
          <table:table-cell table:formula="of:=AVERAGE([.C52:.E52])" office:value-type="float" office:value="0.453245639379622" calcext:value-type="float">
            <text:p>0.453245639379622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275390997746442" calcext:value-type="float">
            <text:p>0.275390997746442</text:p>
          </table:table-cell>
          <table:table-cell office:value-type="float" office:value="0.632760619236586" calcext:value-type="float">
            <text:p>0.632760619236586</text:p>
          </table:table-cell>
          <table:table-cell office:value-type="float" office:value="0.455184648471776" calcext:value-type="float">
            <text:p>0.455184648471776</text:p>
          </table:table-cell>
          <table:table-cell table:formula="of:=AVERAGE([.C53:.E53])" office:value-type="float" office:value="0.454445421818268" calcext:value-type="float">
            <text:p>0.454445421818268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273087975462451" calcext:value-type="float">
            <text:p>0.273087975462451</text:p>
          </table:table-cell>
          <table:table-cell office:value-type="float" office:value="0.629678001455893" calcext:value-type="float">
            <text:p>0.629678001455893</text:p>
          </table:table-cell>
          <table:table-cell office:value-type="float" office:value="0.45227998953395" calcext:value-type="float">
            <text:p>0.45227998953395</text:p>
          </table:table-cell>
          <table:table-cell table:formula="of:=AVERAGE([.C54:.E54])" office:value-type="float" office:value="0.451681988817431" calcext:value-type="float">
            <text:p>0.451681988817431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275521775469175" calcext:value-type="float">
            <text:p>0.275521775469175</text:p>
          </table:table-cell>
          <table:table-cell office:value-type="float" office:value="0.630788368887812" calcext:value-type="float">
            <text:p>0.630788368887812</text:p>
          </table:table-cell>
          <table:table-cell office:value-type="float" office:value="0.454541353534699" calcext:value-type="float">
            <text:p>0.454541353534699</text:p>
          </table:table-cell>
          <table:table-cell table:formula="of:=AVERAGE([.C55:.E55])" office:value-type="float" office:value="0.453617165963895" calcext:value-type="float">
            <text:p>0.453617165963895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275047941632585" calcext:value-type="float">
            <text:p>0.275047941632585</text:p>
          </table:table-cell>
          <table:table-cell office:value-type="float" office:value="0.631286254331439" calcext:value-type="float">
            <text:p>0.631286254331439</text:p>
          </table:table-cell>
          <table:table-cell office:value-type="float" office:value="0.454730380774376" calcext:value-type="float">
            <text:p>0.454730380774376</text:p>
          </table:table-cell>
          <table:table-cell table:formula="of:=AVERAGE([.C56:.E56])" office:value-type="float" office:value="0.453688192246133" calcext:value-type="float">
            <text:p>0.453688192246133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276103232460274" calcext:value-type="float">
            <text:p>0.276103232460274</text:p>
          </table:table-cell>
          <table:table-cell office:value-type="float" office:value="0.629414396463618" calcext:value-type="float">
            <text:p>0.629414396463618</text:p>
          </table:table-cell>
          <table:table-cell office:value-type="float" office:value="0.454370657975599" calcext:value-type="float">
            <text:p>0.454370657975599</text:p>
          </table:table-cell>
          <table:table-cell table:formula="of:=AVERAGE([.C57:.E57])" office:value-type="float" office:value="0.453296095633164" calcext:value-type="float">
            <text:p>0.453296095633164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277400766743686" calcext:value-type="float">
            <text:p>0.277400766743686</text:p>
          </table:table-cell>
          <table:table-cell office:value-type="float" office:value="0.629899354861674" calcext:value-type="float">
            <text:p>0.629899354861674</text:p>
          </table:table-cell>
          <table:table-cell office:value-type="float" office:value="0.456321649985404" calcext:value-type="float">
            <text:p>0.456321649985404</text:p>
          </table:table-cell>
          <table:table-cell table:formula="of:=AVERAGE([.C58:.E58])" office:value-type="float" office:value="0.454540590530255" calcext:value-type="float">
            <text:p>0.454540590530255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276764846708418" calcext:value-type="float">
            <text:p>0.276764846708418</text:p>
          </table:table-cell>
          <table:table-cell office:value-type="float" office:value="0.629940694140467" calcext:value-type="float">
            <text:p>0.629940694140467</text:p>
          </table:table-cell>
          <table:table-cell office:value-type="float" office:value="0.456923263743664" calcext:value-type="float">
            <text:p>0.456923263743664</text:p>
          </table:table-cell>
          <table:table-cell table:formula="of:=AVERAGE([.C59:.E59])" office:value-type="float" office:value="0.454542934864183" calcext:value-type="float">
            <text:p>0.454542934864183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78186800300194" calcext:value-type="float">
            <text:p>0.278186800300194</text:p>
          </table:table-cell>
          <table:table-cell office:value-type="float" office:value="0.627538534250963" calcext:value-type="float">
            <text:p>0.627538534250963</text:p>
          </table:table-cell>
          <table:table-cell office:value-type="float" office:value="0.452645181487462" calcext:value-type="float">
            <text:p>0.452645181487462</text:p>
          </table:table-cell>
          <table:table-cell table:formula="of:=AVERAGE([.C60:.E60])" office:value-type="float" office:value="0.452790172012873" calcext:value-type="float">
            <text:p>0.452790172012873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280354303631509" calcext:value-type="float">
            <text:p>0.280354303631509</text:p>
          </table:table-cell>
          <table:table-cell office:value-type="float" office:value="0.627592815752991" calcext:value-type="float">
            <text:p>0.627592815752991</text:p>
          </table:table-cell>
          <table:table-cell office:value-type="float" office:value="0.454071134403595" calcext:value-type="float">
            <text:p>0.454071134403595</text:p>
          </table:table-cell>
          <table:table-cell table:formula="of:=AVERAGE([.C61:.E61])" office:value-type="float" office:value="0.454006084596032" calcext:value-type="float">
            <text:p>0.454006084596032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278695867040023" calcext:value-type="float">
            <text:p>0.278695867040023</text:p>
          </table:table-cell>
          <table:table-cell office:value-type="float" office:value="0.628986373321998" calcext:value-type="float">
            <text:p>0.628986373321998</text:p>
          </table:table-cell>
          <table:table-cell office:value-type="float" office:value="0.456930822955089" calcext:value-type="float">
            <text:p>0.456930822955089</text:p>
          </table:table-cell>
          <table:table-cell table:style-name="ce17" table:formula="of:=AVERAGE([.C62:.E62])" office:value-type="float" office:value="0.454871021105703" calcext:value-type="float">
            <text:p>0.454871021105703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2la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r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51609439647909" calcext:value-type="float">
            <text:p>0.251609439647909</text:p>
          </table:table-cell>
          <table:table-cell office:value-type="float" office:value="0.631480471283659" calcext:value-type="float">
            <text:p>0.631480471283659</text:p>
          </table:table-cell>
          <table:table-cell office:value-type="float" office:value="0.447651652976131" calcext:value-type="float">
            <text:p>0.447651652976131</text:p>
          </table:table-cell>
          <table:table-cell table:formula="of:=AVERAGE([.C66:.E66])" office:value-type="float" office:value="0.443580521302566" calcext:value-type="float">
            <text:p>0.44358052130256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58562548629131" calcext:value-type="float">
            <text:p>0.258562548629131</text:p>
          </table:table-cell>
          <table:table-cell office:value-type="float" office:value="0.633964048021217" calcext:value-type="float">
            <text:p>0.633964048021217</text:p>
          </table:table-cell>
          <table:table-cell office:value-type="float" office:value="0.446398017310122" calcext:value-type="float">
            <text:p>0.446398017310122</text:p>
          </table:table-cell>
          <table:table-cell table:formula="of:=AVERAGE([.C67:.E67])" office:value-type="float" office:value="0.44630820465349" calcext:value-type="float">
            <text:p>0.4463082046534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54662243833538" calcext:value-type="float">
            <text:p>0.254662243833538</text:p>
          </table:table-cell>
          <table:table-cell office:value-type="float" office:value="0.631118372453319" calcext:value-type="float">
            <text:p>0.631118372453319</text:p>
          </table:table-cell>
          <table:table-cell office:value-type="float" office:value="0.442914469417469" calcext:value-type="float">
            <text:p>0.442914469417469</text:p>
          </table:table-cell>
          <table:table-cell table:formula="of:=AVERAGE([.C68:.E68])" office:value-type="float" office:value="0.442898361901442" calcext:value-type="float">
            <text:p>0.442898361901442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252778207455177" calcext:value-type="float">
            <text:p>0.252778207455177</text:p>
          </table:table-cell>
          <table:table-cell office:value-type="float" office:value="0.637054214992918" calcext:value-type="float">
            <text:p>0.637054214992918</text:p>
          </table:table-cell>
          <table:table-cell office:value-type="float" office:value="0.453220093275207" calcext:value-type="float">
            <text:p>0.453220093275207</text:p>
          </table:table-cell>
          <table:table-cell table:formula="of:=AVERAGE([.C69:.E69])" office:value-type="float" office:value="0.447684171907767" calcext:value-type="float">
            <text:p>0.447684171907767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258020841377841" calcext:value-type="float">
            <text:p>0.258020841377841</text:p>
          </table:table-cell>
          <table:table-cell office:value-type="float" office:value="0.636191749633313" calcext:value-type="float">
            <text:p>0.636191749633313</text:p>
          </table:table-cell>
          <table:table-cell office:value-type="float" office:value="0.446299077220427" calcext:value-type="float">
            <text:p>0.446299077220427</text:p>
          </table:table-cell>
          <table:table-cell table:formula="of:=AVERAGE([.C70:.E70])" office:value-type="float" office:value="0.44683722274386" calcext:value-type="float">
            <text:p>0.44683722274386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254891318940485" calcext:value-type="float">
            <text:p>0.254891318940485</text:p>
          </table:table-cell>
          <table:table-cell office:value-type="float" office:value="0.632449856363988" calcext:value-type="float">
            <text:p>0.632449856363988</text:p>
          </table:table-cell>
          <table:table-cell office:value-type="float" office:value="0.444019871783711" calcext:value-type="float">
            <text:p>0.444019871783711</text:p>
          </table:table-cell>
          <table:table-cell table:formula="of:=AVERAGE([.C71:.E71])" office:value-type="float" office:value="0.443787015696061" calcext:value-type="float">
            <text:p>0.44378701569606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56600743241751" calcext:value-type="float">
            <text:p>0.256600743241751</text:p>
          </table:table-cell>
          <table:table-cell office:value-type="float" office:value="0.633074334211505" calcext:value-type="float">
            <text:p>0.633074334211505</text:p>
          </table:table-cell>
          <table:table-cell office:value-type="float" office:value="0.446542543962115" calcext:value-type="float">
            <text:p>0.446542543962115</text:p>
          </table:table-cell>
          <table:table-cell table:formula="of:=AVERAGE([.C72:.E72])" office:value-type="float" office:value="0.445405873805124" calcext:value-type="float">
            <text:p>0.445405873805124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57590324617954" calcext:value-type="float">
            <text:p>0.257590324617954</text:p>
          </table:table-cell>
          <table:table-cell office:value-type="float" office:value="0.636567168115606" calcext:value-type="float">
            <text:p>0.636567168115606</text:p>
          </table:table-cell>
          <table:table-cell office:value-type="float" office:value="0.446899584509574" calcext:value-type="float">
            <text:p>0.446899584509574</text:p>
          </table:table-cell>
          <table:table-cell table:formula="of:=AVERAGE([.C73:.E73])" office:value-type="float" office:value="0.447019025747711" calcext:value-type="float">
            <text:p>0.44701902574771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253951119534043" calcext:value-type="float">
            <text:p>0.253951119534043</text:p>
          </table:table-cell>
          <table:table-cell office:value-type="float" office:value="0.637927503710373" calcext:value-type="float">
            <text:p>0.637927503710373</text:p>
          </table:table-cell>
          <table:table-cell office:value-type="float" office:value="0.449715852874012" calcext:value-type="float">
            <text:p>0.449715852874012</text:p>
          </table:table-cell>
          <table:table-cell table:formula="of:=AVERAGE([.C74:.E74])" office:value-type="float" office:value="0.447198158706143" calcext:value-type="float">
            <text:p>0.447198158706143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256891495703573" calcext:value-type="float">
            <text:p>0.256891495703573</text:p>
          </table:table-cell>
          <table:table-cell office:value-type="float" office:value="0.632451897382365" calcext:value-type="float">
            <text:p>0.632451897382365</text:p>
          </table:table-cell>
          <table:table-cell office:value-type="float" office:value="0.444564684076113" calcext:value-type="float">
            <text:p>0.444564684076113</text:p>
          </table:table-cell>
          <table:table-cell table:formula="of:=AVERAGE([.C75:.E75])" office:value-type="float" office:value="0.444636025720684" calcext:value-type="float">
            <text:p>0.444636025720684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254668536660765" calcext:value-type="float">
            <text:p>0.254668536660765</text:p>
          </table:table-cell>
          <table:table-cell office:value-type="float" office:value="0.637941066492834" calcext:value-type="float">
            <text:p>0.637941066492834</text:p>
          </table:table-cell>
          <table:table-cell office:value-type="float" office:value="0.449431809108088" calcext:value-type="float">
            <text:p>0.449431809108088</text:p>
          </table:table-cell>
          <table:table-cell table:formula="of:=AVERAGE([.C76:.E76])" office:value-type="float" office:value="0.447347137420562" calcext:value-type="float">
            <text:p>0.447347137420562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255065225855345" calcext:value-type="float">
            <text:p>0.255065225855345</text:p>
          </table:table-cell>
          <table:table-cell office:value-type="float" office:value="0.639142611293171" calcext:value-type="float">
            <text:p>0.639142611293171</text:p>
          </table:table-cell>
          <table:table-cell office:value-type="float" office:value="0.451699159476392" calcext:value-type="float">
            <text:p>0.451699159476392</text:p>
          </table:table-cell>
          <table:table-cell table:formula="of:=AVERAGE([.C77:.E77])" office:value-type="float" office:value="0.448635665541636" calcext:value-type="float">
            <text:p>0.448635665541636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256927325002939" calcext:value-type="float">
            <text:p>0.256927325002939</text:p>
          </table:table-cell>
          <table:table-cell office:value-type="float" office:value="0.631603553784933" calcext:value-type="float">
            <text:p>0.631603553784933</text:p>
          </table:table-cell>
          <table:table-cell office:value-type="float" office:value="0.44334436092855" calcext:value-type="float">
            <text:p>0.44334436092855</text:p>
          </table:table-cell>
          <table:table-cell table:formula="of:=AVERAGE([.C78:.E78])" office:value-type="float" office:value="0.443958413238807" calcext:value-type="float">
            <text:p>0.443958413238807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254977818286051" calcext:value-type="float">
            <text:p>0.254977818286051</text:p>
          </table:table-cell>
          <table:table-cell office:value-type="float" office:value="0.6338570553774" calcext:value-type="float">
            <text:p>0.6338570553774</text:p>
          </table:table-cell>
          <table:table-cell office:value-type="float" office:value="0.450357950641314" calcext:value-type="float">
            <text:p>0.450357950641314</text:p>
          </table:table-cell>
          <table:table-cell table:formula="of:=AVERAGE([.C79:.E79])" office:value-type="float" office:value="0.446397608101588" calcext:value-type="float">
            <text:p>0.446397608101588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254399303737736" calcext:value-type="float">
            <text:p>0.254399303737736</text:p>
          </table:table-cell>
          <table:table-cell office:value-type="float" office:value="0.642282899593307" calcext:value-type="float">
            <text:p>0.642282899593307</text:p>
          </table:table-cell>
          <table:table-cell office:value-type="float" office:value="0.45048794272181" calcext:value-type="float">
            <text:p>0.45048794272181</text:p>
          </table:table-cell>
          <table:table-cell table:style-name="ce17" table:formula="of:=AVERAGE([.C80:.E80])" office:value-type="float" office:value="0.449056715350951" calcext:value-type="float">
            <text:p>0.449056715350951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6226772794776" calcext:value-type="float">
            <text:p>0.26226772794776</text:p>
          </table:table-cell>
          <table:table-cell office:value-type="float" office:value="0.635163227698026" calcext:value-type="float">
            <text:p>0.635163227698026</text:p>
          </table:table-cell>
          <table:table-cell office:value-type="float" office:value="0.444820838467676" calcext:value-type="float">
            <text:p>0.444820838467676</text:p>
          </table:table-cell>
          <table:table-cell table:style-name="ce17" table:formula="of:=AVERAGE([.C81:.E81])" office:value-type="float" office:value="0.447417264704487" calcext:value-type="float">
            <text:p>0.447417264704487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259854521725227" calcext:value-type="float">
            <text:p>0.259854521725227</text:p>
          </table:table-cell>
          <table:table-cell office:value-type="float" office:value="0.637094586923628" calcext:value-type="float">
            <text:p>0.637094586923628</text:p>
          </table:table-cell>
          <table:table-cell office:value-type="float" office:value="0.45155437065881" calcext:value-type="float">
            <text:p>0.45155437065881</text:p>
          </table:table-cell>
          <table:table-cell table:formula="of:=AVERAGE([.C82:.E82])" office:value-type="float" office:value="0.449501159769222" calcext:value-type="float">
            <text:p>0.449501159769222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260112588984343" calcext:value-type="float">
            <text:p>0.260112588984343</text:p>
          </table:table-cell>
          <table:table-cell office:value-type="float" office:value="0.638016667439603" calcext:value-type="float">
            <text:p>0.638016667439603</text:p>
          </table:table-cell>
          <table:table-cell office:value-type="float" office:value="0.45163839998475" calcext:value-type="float">
            <text:p>0.45163839998475</text:p>
          </table:table-cell>
          <table:table-cell table:style-name="ce17" table:formula="of:=AVERAGE([.C83:.E83])" office:value-type="float" office:value="0.449922552136232" calcext:value-type="float">
            <text:p>0.449922552136232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la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r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07031375902197" calcext:value-type="float">
            <text:p>0.207031375902197</text:p>
          </table:table-cell>
          <table:table-cell office:value-type="float" office:value="0.646111428031631" calcext:value-type="float">
            <text:p>0.646111428031631</text:p>
          </table:table-cell>
          <table:table-cell office:value-type="float" office:value="0.437364625218403" calcext:value-type="float">
            <text:p>0.437364625218403</text:p>
          </table:table-cell>
          <table:table-cell table:formula="of:=AVERAGE([.C87:.E87])" office:value-type="float" office:value="0.430169143050744" calcext:value-type="float">
            <text:p>0.43016914305074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0525418523461" calcext:value-type="float">
            <text:p>0.20525418523461</text:p>
          </table:table-cell>
          <table:table-cell office:value-type="float" office:value="0.646502797996348" calcext:value-type="float">
            <text:p>0.646502797996348</text:p>
          </table:table-cell>
          <table:table-cell office:value-type="float" office:value="0.436366795815373" calcext:value-type="float">
            <text:p>0.436366795815373</text:p>
          </table:table-cell>
          <table:table-cell table:formula="of:=AVERAGE([.C88:.E88])" office:value-type="float" office:value="0.429374593015444" calcext:value-type="float">
            <text:p>0.42937459301544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05921397934346" calcext:value-type="float">
            <text:p>0.205921397934346</text:p>
          </table:table-cell>
          <table:table-cell office:value-type="float" office:value="0.645673885760133" calcext:value-type="float">
            <text:p>0.645673885760133</text:p>
          </table:table-cell>
          <table:table-cell office:value-type="float" office:value="0.436641096079167" calcext:value-type="float">
            <text:p>0.436641096079167</text:p>
          </table:table-cell>
          <table:table-cell table:formula="of:=AVERAGE([.C89:.E89])" office:value-type="float" office:value="0.429412126591215" calcext:value-type="float">
            <text:p>0.429412126591215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208022023524051" calcext:value-type="float">
            <text:p>0.208022023524051</text:p>
          </table:table-cell>
          <table:table-cell office:value-type="float" office:value="0.646836603462111" calcext:value-type="float">
            <text:p>0.646836603462111</text:p>
          </table:table-cell>
          <table:table-cell office:value-type="float" office:value="0.436899110057608" calcext:value-type="float">
            <text:p>0.436899110057608</text:p>
          </table:table-cell>
          <table:table-cell table:formula="of:=AVERAGE([.C90:.E90])" office:value-type="float" office:value="0.430585912347923" calcext:value-type="float">
            <text:p>0.430585912347923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205944671306795" calcext:value-type="float">
            <text:p>0.205944671306795</text:p>
          </table:table-cell>
          <table:table-cell office:value-type="float" office:value="0.648143854692022" calcext:value-type="float">
            <text:p>0.648143854692022</text:p>
          </table:table-cell>
          <table:table-cell office:value-type="float" office:value="0.436061095304166" calcext:value-type="float">
            <text:p>0.436061095304166</text:p>
          </table:table-cell>
          <table:table-cell table:formula="of:=AVERAGE([.C91:.E91])" office:value-type="float" office:value="0.430049873767661" calcext:value-type="float">
            <text:p>0.430049873767661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205768267748543" calcext:value-type="float">
            <text:p>0.205768267748543</text:p>
          </table:table-cell>
          <table:table-cell office:value-type="float" office:value="0.646055039583439" calcext:value-type="float">
            <text:p>0.646055039583439</text:p>
          </table:table-cell>
          <table:table-cell office:value-type="float" office:value="0.436359626056035" calcext:value-type="float">
            <text:p>0.436359626056035</text:p>
          </table:table-cell>
          <table:table-cell table:formula="of:=AVERAGE([.C92:.E92])" office:value-type="float" office:value="0.429394311129339" calcext:value-type="float">
            <text:p>0.42939431112933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09020431223962" calcext:value-type="float">
            <text:p>0.209020431223962</text:p>
          </table:table-cell>
          <table:table-cell office:value-type="float" office:value="0.646880918500606" calcext:value-type="float">
            <text:p>0.646880918500606</text:p>
          </table:table-cell>
          <table:table-cell office:value-type="float" office:value="0.437293204803875" calcext:value-type="float">
            <text:p>0.437293204803875</text:p>
          </table:table-cell>
          <table:table-cell table:formula="of:=AVERAGE([.C93:.E93])" office:value-type="float" office:value="0.431064851509481" calcext:value-type="float">
            <text:p>0.43106485150948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06300235557863" calcext:value-type="float">
            <text:p>0.206300235557863</text:p>
          </table:table-cell>
          <table:table-cell office:value-type="float" office:value="0.647897943233069" calcext:value-type="float">
            <text:p>0.647897943233069</text:p>
          </table:table-cell>
          <table:table-cell office:value-type="float" office:value="0.436495474739753" calcext:value-type="float">
            <text:p>0.436495474739753</text:p>
          </table:table-cell>
          <table:table-cell table:formula="of:=AVERAGE([.C94:.E94])" office:value-type="float" office:value="0.430231217843562" calcext:value-type="float">
            <text:p>0.430231217843562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206182852707924" calcext:value-type="float">
            <text:p>0.206182852707924</text:p>
          </table:table-cell>
          <table:table-cell office:value-type="float" office:value="0.646039228945793" calcext:value-type="float">
            <text:p>0.646039228945793</text:p>
          </table:table-cell>
          <table:table-cell office:value-type="float" office:value="0.435837141543503" calcext:value-type="float">
            <text:p>0.435837141543503</text:p>
          </table:table-cell>
          <table:table-cell table:formula="of:=AVERAGE([.C95:.E95])" office:value-type="float" office:value="0.429353074399073" calcext:value-type="float">
            <text:p>0.429353074399073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210849236816096" calcext:value-type="float">
            <text:p>0.210849236816096</text:p>
          </table:table-cell>
          <table:table-cell office:value-type="float" office:value="0.646101078106154" calcext:value-type="float">
            <text:p>0.646101078106154</text:p>
          </table:table-cell>
          <table:table-cell office:value-type="float" office:value="0.43607628737056" calcext:value-type="float">
            <text:p>0.43607628737056</text:p>
          </table:table-cell>
          <table:table-cell table:formula="of:=AVERAGE([.C96:.E96])" office:value-type="float" office:value="0.431008867430937" calcext:value-type="float">
            <text:p>0.431008867430937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212875069331962" calcext:value-type="float">
            <text:p>0.212875069331962</text:p>
          </table:table-cell>
          <table:table-cell office:value-type="float" office:value="0.640797361650857" calcext:value-type="float">
            <text:p>0.640797361650857</text:p>
          </table:table-cell>
          <table:table-cell office:value-type="float" office:value="0.441816306400533" calcext:value-type="float">
            <text:p>0.441816306400533</text:p>
          </table:table-cell>
          <table:table-cell table:formula="of:=AVERAGE([.C97:.E97])" office:value-type="float" office:value="0.431829579127784" calcext:value-type="float">
            <text:p>0.431829579127784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228561470600157" calcext:value-type="float">
            <text:p>0.228561470600157</text:p>
          </table:table-cell>
          <table:table-cell office:value-type="float" office:value="0.63677941536423" calcext:value-type="float">
            <text:p>0.63677941536423</text:p>
          </table:table-cell>
          <table:table-cell office:value-type="float" office:value="0.425284984629255" calcext:value-type="float">
            <text:p>0.425284984629255</text:p>
          </table:table-cell>
          <table:table-cell table:formula="of:=AVERAGE([.C98:.E98])" office:value-type="float" office:value="0.430208623531214" calcext:value-type="float">
            <text:p>0.430208623531214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211395971989343" calcext:value-type="float">
            <text:p>0.211395971989343</text:p>
          </table:table-cell>
          <table:table-cell office:value-type="float" office:value="0.643797094018809" calcext:value-type="float">
            <text:p>0.643797094018809</text:p>
          </table:table-cell>
          <table:table-cell office:value-type="float" office:value="0.435498465211385" calcext:value-type="float">
            <text:p>0.435498465211385</text:p>
          </table:table-cell>
          <table:table-cell table:formula="of:=AVERAGE([.C99:.E99])" office:value-type="float" office:value="0.430230510406512" calcext:value-type="float">
            <text:p>0.430230510406512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230479753872982" calcext:value-type="float">
            <text:p>0.230479753872982</text:p>
          </table:table-cell>
          <table:table-cell office:value-type="float" office:value="0.634397544083399" calcext:value-type="float">
            <text:p>0.634397544083399</text:p>
          </table:table-cell>
          <table:table-cell office:value-type="float" office:value="0.426932649754344" calcext:value-type="float">
            <text:p>0.426932649754344</text:p>
          </table:table-cell>
          <table:table-cell table:formula="of:=AVERAGE([.C100:.E100])" office:value-type="float" office:value="0.430603315903575" calcext:value-type="float">
            <text:p>0.430603315903575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210906390033764" calcext:value-type="float">
            <text:p>0.210906390033764</text:p>
          </table:table-cell>
          <table:table-cell office:value-type="float" office:value="0.637786607731291" calcext:value-type="float">
            <text:p>0.637786607731291</text:p>
          </table:table-cell>
          <table:table-cell office:value-type="float" office:value="0.441443961052819" calcext:value-type="float">
            <text:p>0.441443961052819</text:p>
          </table:table-cell>
          <table:table-cell table:formula="of:=AVERAGE([.C101:.E101])" office:value-type="float" office:value="0.430045652939291" calcext:value-type="float">
            <text:p>0.430045652939291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12401957642567" calcext:value-type="float">
            <text:p>0.212401957642567</text:p>
          </table:table-cell>
          <table:table-cell office:value-type="float" office:value="0.644698315064666" calcext:value-type="float">
            <text:p>0.644698315064666</text:p>
          </table:table-cell>
          <table:table-cell office:value-type="float" office:value="0.436317463993455" calcext:value-type="float">
            <text:p>0.436317463993455</text:p>
          </table:table-cell>
          <table:table-cell table:formula="of:=AVERAGE([.C102:.E102])" office:value-type="float" office:value="0.431139245566896" calcext:value-type="float">
            <text:p>0.431139245566896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215304491305959" calcext:value-type="float">
            <text:p>0.215304491305959</text:p>
          </table:table-cell>
          <table:table-cell office:value-type="float" office:value="0.639201400513638" calcext:value-type="float">
            <text:p>0.639201400513638</text:p>
          </table:table-cell>
          <table:table-cell office:value-type="float" office:value="0.442286133281187" calcext:value-type="float">
            <text:p>0.442286133281187</text:p>
          </table:table-cell>
          <table:table-cell table:formula="of:=AVERAGE([.C103:.E103])" office:value-type="float" office:value="0.432264008366928" calcext:value-type="float">
            <text:p>0.432264008366928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207212202949851" calcext:value-type="float">
            <text:p>0.207212202949851</text:p>
          </table:table-cell>
          <table:table-cell office:value-type="float" office:value="0.64579888145646" calcext:value-type="float">
            <text:p>0.64579888145646</text:p>
          </table:table-cell>
          <table:table-cell office:value-type="float" office:value="0.436151963041322" calcext:value-type="float">
            <text:p>0.436151963041322</text:p>
          </table:table-cell>
          <table:table-cell table:formula="of:=AVERAGE([.C104:.E104])" office:value-type="float" office:value="0.429721015815878" calcext:value-type="float">
            <text:p>0.42972101581587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max</text:p>
          </table:table-cell>
          <table:table-cell table:style-name="ce17" table:formula="of:=MAX([.F3:.F104])" office:value-type="float" office:value="0.466295688530501" calcext:value-type="float">
            <text:p>0.466295688530501</text:p>
          </table:table-cell>
          <table:table-cell table:number-columns-repeated="8"/>
        </table:table-row>
      </table:table>
      <table:table table:name="MSP-PAA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Writing vs.</text:p>
          </table:table-cell>
          <table:table-cell office:value-type="string" calcext:value-type="string">
            <text:p><text:s/>research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esearch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Poo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style-name="ce28" office:value-type="string" calcext:value-type="string">
            <text:p>+++</text:p>
          </table:table-cell>
          <table:table-cell table:style-name="ce28" office:value-type="string" calcext:value-type="string">
            <text:p>++</text:p>
          </table:table-cell>
          <table:table-cell table:style-name="ce29" office:value-type="string" calcext:value-type="string">
            <text:p>+</text:p>
          </table:table-cell>
          <table:table-cell/>
          <table:table-cell table:style-name="ce28" office:value-type="string" calcext:value-type="string">
            <text:p>Q2-Q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riting</text:p>
          </table:table-cell>
          <table:table-cell office:value-type="string" calcext:value-type="string">
            <text:p>Moderate</text:p>
          </table:table-cell>
          <table:table-cell table:style-name="ce28" office:value-type="string" calcext:value-type="string">
            <text:p>++</text:p>
          </table:table-cell>
          <table:table-cell table:style-name="ce29" office:value-type="string" calcext:value-type="string">
            <text:p>+</text:p>
          </table:table-cell>
          <table:table-cell table:style-name="ce30" office:value-type="string" calcext:value-type="string">
            <text:p>-</text:p>
          </table:table-cell>
          <table:table-cell/>
          <table:table-cell table:style-name="ce29" office:value-type="string" calcext:value-type="string">
            <text:p>Q4-Q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or</text:p>
          </table:table-cell>
          <table:table-cell table:style-name="ce29" office:value-type="string" calcext:value-type="string">
            <text:p>+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--</text:p>
          </table:table-cell>
          <table:table-cell/>
          <table:table-cell table:style-name="ce30"/>
          <table:table-cell office:value-type="string" calcext:value-type="string">
            <text:p>Q4-Q2 Non Elsevier, SpringerNature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MSP-IMPROV</text:p>
          </table:table-cell>
          <table:table-cell/>
          <table:table-cell office:value-type="string" calcext:value-type="string">
            <text:p>Medi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lay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147489887997698" calcext:value-type="float">
            <text:p>0.147489887997698</text:p>
          </table:table-cell>
          <table:table-cell office:value-type="float" office:value="0.574430143645367" calcext:value-type="float">
            <text:p>0.574430143645367</text:p>
          </table:table-cell>
          <table:table-cell office:value-type="float" office:value="0.407303807824558" calcext:value-type="float">
            <text:p>0.407303807824558</text:p>
          </table:table-cell>
          <table:table-cell table:formula="of:=AVERAGE([.C13:.E13])" office:value-type="float" office:value="0.376407946489208" calcext:value-type="float">
            <text:p>0.37640794648920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15801185752231" calcext:value-type="float">
            <text:p>0.15801185752231</text:p>
          </table:table-cell>
          <table:table-cell office:value-type="float" office:value="0.588643500430343" calcext:value-type="float">
            <text:p>0.588643500430343</text:p>
          </table:table-cell>
          <table:table-cell office:value-type="float" office:value="0.426134889079389" calcext:value-type="float">
            <text:p>0.426134889079389</text:p>
          </table:table-cell>
          <table:table-cell table:formula="of:=AVERAGE([.C14:.E14])" office:value-type="float" office:value="0.390930082344014" calcext:value-type="float">
            <text:p>0.39093008234401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157601092578509" calcext:value-type="float">
            <text:p>0.157601092578509</text:p>
          </table:table-cell>
          <table:table-cell office:value-type="float" office:value="0.588410698151697" calcext:value-type="float">
            <text:p>0.588410698151697</text:p>
          </table:table-cell>
          <table:table-cell office:value-type="float" office:value="0.425245697890619" calcext:value-type="float">
            <text:p>0.425245697890619</text:p>
          </table:table-cell>
          <table:table-cell table:formula="of:=AVERAGE([.C15:.E15])" office:value-type="float" office:value="0.390419162873608" calcext:value-type="float">
            <text:p>0.390419162873608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161603935726268" calcext:value-type="float">
            <text:p>0.161603935726268</text:p>
          </table:table-cell>
          <table:table-cell office:value-type="float" office:value="0.585669793835289" calcext:value-type="float">
            <text:p>0.585669793835289</text:p>
          </table:table-cell>
          <table:table-cell office:value-type="float" office:value="0.424737434989404" calcext:value-type="float">
            <text:p>0.424737434989404</text:p>
          </table:table-cell>
          <table:table-cell table:formula="of:=AVERAGE([.C16:.E16])" office:value-type="float" office:value="0.390670388183654" calcext:value-type="float">
            <text:p>0.390670388183654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158319415826117" calcext:value-type="float">
            <text:p>0.158319415826117</text:p>
          </table:table-cell>
          <table:table-cell office:value-type="float" office:value="0.586411325775999" calcext:value-type="float">
            <text:p>0.586411325775999</text:p>
          </table:table-cell>
          <table:table-cell office:value-type="float" office:value="0.423912748611226" calcext:value-type="float">
            <text:p>0.423912748611226</text:p>
          </table:table-cell>
          <table:table-cell table:formula="of:=AVERAGE([.C17:.E17])" office:value-type="float" office:value="0.389547830071114" calcext:value-type="float">
            <text:p>0.389547830071114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156510681874446" calcext:value-type="float">
            <text:p>0.156510681874446</text:p>
          </table:table-cell>
          <table:table-cell office:value-type="float" office:value="0.58866267960853" calcext:value-type="float">
            <text:p>0.58866267960853</text:p>
          </table:table-cell>
          <table:table-cell office:value-type="float" office:value="0.4271186469189" calcext:value-type="float">
            <text:p>0.4271186469189</text:p>
          </table:table-cell>
          <table:table-cell table:formula="of:=AVERAGE([.C18:.E18])" office:value-type="float" office:value="0.390764002800625" calcext:value-type="float">
            <text:p>0.390764002800625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160554385365192" calcext:value-type="float">
            <text:p>0.160554385365192</text:p>
          </table:table-cell>
          <table:table-cell office:value-type="float" office:value="0.58382976944713" calcext:value-type="float">
            <text:p>0.58382976944713</text:p>
          </table:table-cell>
          <table:table-cell office:value-type="float" office:value="0.423285463300571" calcext:value-type="float">
            <text:p>0.423285463300571</text:p>
          </table:table-cell>
          <table:table-cell table:formula="of:=AVERAGE([.C19:.E19])" office:value-type="float" office:value="0.389223206037631" calcext:value-type="float">
            <text:p>0.38922320603763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158285542823149" calcext:value-type="float">
            <text:p>0.158285542823149</text:p>
          </table:table-cell>
          <table:table-cell office:value-type="float" office:value="0.584894740357849" calcext:value-type="float">
            <text:p>0.584894740357849</text:p>
          </table:table-cell>
          <table:table-cell office:value-type="float" office:value="0.423142531062262" calcext:value-type="float">
            <text:p>0.423142531062262</text:p>
          </table:table-cell>
          <table:table-cell table:formula="of:=AVERAGE([.C20:.E20])" office:value-type="float" office:value="0.38877427141442" calcext:value-type="float">
            <text:p>0.38877427141442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156570219215255" calcext:value-type="float">
            <text:p>0.156570219215255</text:p>
          </table:table-cell>
          <table:table-cell office:value-type="float" office:value="0.588023413039816" calcext:value-type="float">
            <text:p>0.588023413039816</text:p>
          </table:table-cell>
          <table:table-cell office:value-type="float" office:value="0.426316027737102" calcext:value-type="float">
            <text:p>0.426316027737102</text:p>
          </table:table-cell>
          <table:table-cell table:formula="of:=AVERAGE([.C21:.E21])" office:value-type="float" office:value="0.390303219997391" calcext:value-type="float">
            <text:p>0.390303219997391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158422240561612" calcext:value-type="float">
            <text:p>0.158422240561612</text:p>
          </table:table-cell>
          <table:table-cell office:value-type="float" office:value="0.572174761684534" calcext:value-type="float">
            <text:p>0.572174761684534</text:p>
          </table:table-cell>
          <table:table-cell office:value-type="float" office:value="0.412087729677151" calcext:value-type="float">
            <text:p>0.412087729677151</text:p>
          </table:table-cell>
          <table:table-cell table:formula="of:=AVERAGE([.C22:.E22])" office:value-type="float" office:value="0.380894910641099" calcext:value-type="float">
            <text:p>0.380894910641099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152821506726042" calcext:value-type="float">
            <text:p>0.152821506726042</text:p>
          </table:table-cell>
          <table:table-cell office:value-type="float" office:value="0.58526136101728" calcext:value-type="float">
            <text:p>0.58526136101728</text:p>
          </table:table-cell>
          <table:table-cell office:value-type="float" office:value="0.42270930787354" calcext:value-type="float">
            <text:p>0.42270930787354</text:p>
          </table:table-cell>
          <table:table-cell table:formula="of:=AVERAGE([.C23:.E23])" office:value-type="float" office:value="0.386930725205621" calcext:value-type="float">
            <text:p>0.386930725205621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163508083990343" calcext:value-type="float">
            <text:p>0.163508083990343</text:p>
          </table:table-cell>
          <table:table-cell office:value-type="float" office:value="0.572969775922306" calcext:value-type="float">
            <text:p>0.572969775922306</text:p>
          </table:table-cell>
          <table:table-cell office:value-type="float" office:value="0.41267858305379" calcext:value-type="float">
            <text:p>0.41267858305379</text:p>
          </table:table-cell>
          <table:table-cell table:formula="of:=AVERAGE([.C24:.E24])" office:value-type="float" office:value="0.38305214765548" calcext:value-type="float">
            <text:p>0.38305214765548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159670523763721" calcext:value-type="float">
            <text:p>0.159670523763721</text:p>
          </table:table-cell>
          <table:table-cell office:value-type="float" office:value="0.569593588433584" calcext:value-type="float">
            <text:p>0.569593588433584</text:p>
          </table:table-cell>
          <table:table-cell office:value-type="float" office:value="0.40921525028246" calcext:value-type="float">
            <text:p>0.40921525028246</text:p>
          </table:table-cell>
          <table:table-cell table:formula="of:=AVERAGE([.C25:.E25])" office:value-type="float" office:value="0.379493120826588" calcext:value-type="float">
            <text:p>0.379493120826588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155878836341906" calcext:value-type="float">
            <text:p>0.155878836341906</text:p>
          </table:table-cell>
          <table:table-cell office:value-type="float" office:value="0.572272550562465" calcext:value-type="float">
            <text:p>0.572272550562465</text:p>
          </table:table-cell>
          <table:table-cell office:value-type="float" office:value="0.411020258914068" calcext:value-type="float">
            <text:p>0.411020258914068</text:p>
          </table:table-cell>
          <table:table-cell table:formula="of:=AVERAGE([.C26:.E26])" office:value-type="float" office:value="0.37972388193948" calcext:value-type="float">
            <text:p>0.37972388193948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155854043542197" calcext:value-type="float">
            <text:p>0.155854043542197</text:p>
          </table:table-cell>
          <table:table-cell office:value-type="float" office:value="0.580297510979338" calcext:value-type="float">
            <text:p>0.580297510979338</text:p>
          </table:table-cell>
          <table:table-cell office:value-type="float" office:value="0.419322480152032" calcext:value-type="float">
            <text:p>0.419322480152032</text:p>
          </table:table-cell>
          <table:table-cell table:formula="of:=AVERAGE([.C27:.E27])" office:value-type="float" office:value="0.385158011557856" calcext:value-type="float">
            <text:p>0.385158011557856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154589433187263" calcext:value-type="float">
            <text:p>0.154589433187263</text:p>
          </table:table-cell>
          <table:table-cell office:value-type="float" office:value="0.57586024153453" calcext:value-type="float">
            <text:p>0.57586024153453</text:p>
          </table:table-cell>
          <table:table-cell office:value-type="float" office:value="0.414383267161181" calcext:value-type="float">
            <text:p>0.414383267161181</text:p>
          </table:table-cell>
          <table:table-cell table:formula="of:=AVERAGE([.C28:.E28])" office:value-type="float" office:value="0.381610980627658" calcext:value-type="float">
            <text:p>0.381610980627658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160830855598959" calcext:value-type="float">
            <text:p>0.160830855598959</text:p>
          </table:table-cell>
          <table:table-cell office:value-type="float" office:value="0.582568712566418" calcext:value-type="float">
            <text:p>0.582568712566418</text:p>
          </table:table-cell>
          <table:table-cell office:value-type="float" office:value="0.421150475229219" calcext:value-type="float">
            <text:p>0.421150475229219</text:p>
          </table:table-cell>
          <table:table-cell table:formula="of:=AVERAGE([.C29:.E29])" office:value-type="float" office:value="0.388183347798199" calcext:value-type="float">
            <text:p>0.388183347798199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164230307099938" calcext:value-type="float">
            <text:p>0.164230307099938</text:p>
          </table:table-cell>
          <table:table-cell office:value-type="float" office:value="0.586308036463162" calcext:value-type="float">
            <text:p>0.586308036463162</text:p>
          </table:table-cell>
          <table:table-cell office:value-type="float" office:value="0.428007977320262" calcext:value-type="float">
            <text:p>0.428007977320262</text:p>
          </table:table-cell>
          <table:table-cell table:formula="of:=AVERAGE([.C30:.E30])" office:value-type="float" office:value="0.392848773627787" calcext:value-type="float">
            <text:p>0.39284877362778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4lay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17840112150964" calcext:value-type="float">
            <text:p>0.217840112150964</text:p>
          </table:table-cell>
          <table:table-cell office:value-type="float" office:value="0.600958360580998" calcext:value-type="float">
            <text:p>0.600958360580998</text:p>
          </table:table-cell>
          <table:table-cell office:value-type="float" office:value="0.446243189877798" calcext:value-type="float">
            <text:p>0.446243189877798</text:p>
          </table:table-cell>
          <table:table-cell table:formula="of:=AVERAGE([.C34:.E34])" office:value-type="float" office:value="0.421680554203253" calcext:value-type="float">
            <text:p>0.42168055420325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21355675348099" calcext:value-type="float">
            <text:p>0.221355675348099</text:p>
          </table:table-cell>
          <table:table-cell office:value-type="float" office:value="0.6008440436147" calcext:value-type="float">
            <text:p>0.6008440436147</text:p>
          </table:table-cell>
          <table:table-cell office:value-type="float" office:value="0.445588364662044" calcext:value-type="float">
            <text:p>0.445588364662044</text:p>
          </table:table-cell>
          <table:table-cell table:formula="of:=AVERAGE([.C35:.E35])" office:value-type="float" office:value="0.422596027874948" calcext:value-type="float">
            <text:p>0.42259602787494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218670503113" calcext:value-type="float">
            <text:p>0.2218670503113</text:p>
          </table:table-cell>
          <table:table-cell office:value-type="float" office:value="0.600458747350143" calcext:value-type="float">
            <text:p>0.600458747350143</text:p>
          </table:table-cell>
          <table:table-cell office:value-type="float" office:value="0.44480513236689" calcext:value-type="float">
            <text:p>0.44480513236689</text:p>
          </table:table-cell>
          <table:table-cell table:formula="of:=AVERAGE([.C36:.E36])" office:value-type="float" office:value="0.422376976676111" calcext:value-type="float">
            <text:p>0.422376976676111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220334441887555" calcext:value-type="float">
            <text:p>0.220334441887555</text:p>
          </table:table-cell>
          <table:table-cell office:value-type="float" office:value="0.600736926672391" calcext:value-type="float">
            <text:p>0.600736926672391</text:p>
          </table:table-cell>
          <table:table-cell office:value-type="float" office:value="0.445851852888505" calcext:value-type="float">
            <text:p>0.445851852888505</text:p>
          </table:table-cell>
          <table:table-cell table:style-name="ce17" table:formula="of:=AVERAGE([.C37:.E37])" office:value-type="float" office:value="0.422307740482817" calcext:value-type="float">
            <text:p>0.422307740482817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219746683600998" calcext:value-type="float">
            <text:p>0.219746683600998</text:p>
          </table:table-cell>
          <table:table-cell office:value-type="float" office:value="0.60013216971667" calcext:value-type="float">
            <text:p>0.60013216971667</text:p>
          </table:table-cell>
          <table:table-cell office:value-type="float" office:value="0.445276769411778" calcext:value-type="float">
            <text:p>0.445276769411778</text:p>
          </table:table-cell>
          <table:table-cell table:formula="of:=AVERAGE([.C38:.E38])" office:value-type="float" office:value="0.421718540909815" calcext:value-type="float">
            <text:p>0.421718540909815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221217063876203" calcext:value-type="float">
            <text:p>0.221217063876203</text:p>
          </table:table-cell>
          <table:table-cell office:value-type="float" office:value="0.600593892270018" calcext:value-type="float">
            <text:p>0.600593892270018</text:p>
          </table:table-cell>
          <table:table-cell office:value-type="float" office:value="0.446397191608129" calcext:value-type="float">
            <text:p>0.446397191608129</text:p>
          </table:table-cell>
          <table:table-cell table:formula="of:=AVERAGE([.C39:.E39])" office:value-type="float" office:value="0.42273604925145" calcext:value-type="float">
            <text:p>0.42273604925145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20125170927004" calcext:value-type="float">
            <text:p>0.220125170927004</text:p>
          </table:table-cell>
          <table:table-cell office:value-type="float" office:value="0.60017279486285" calcext:value-type="float">
            <text:p>0.60017279486285</text:p>
          </table:table-cell>
          <table:table-cell office:value-type="float" office:value="0.44552785667165" calcext:value-type="float">
            <text:p>0.44552785667165</text:p>
          </table:table-cell>
          <table:table-cell table:formula="of:=AVERAGE([.C40:.E40])" office:value-type="float" office:value="0.421941940820501" calcext:value-type="float">
            <text:p>0.42194194082050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19856358702271" calcext:value-type="float">
            <text:p>0.219856358702271</text:p>
          </table:table-cell>
          <table:table-cell office:value-type="float" office:value="0.599601885110319" calcext:value-type="float">
            <text:p>0.599601885110319</text:p>
          </table:table-cell>
          <table:table-cell office:value-type="float" office:value="0.445165003126639" calcext:value-type="float">
            <text:p>0.445165003126639</text:p>
          </table:table-cell>
          <table:table-cell table:formula="of:=AVERAGE([.C41:.E41])" office:value-type="float" office:value="0.421541082313076" calcext:value-type="float">
            <text:p>0.42154108231307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221730030892801" calcext:value-type="float">
            <text:p>0.221730030892801</text:p>
          </table:table-cell>
          <table:table-cell office:value-type="float" office:value="0.600975375948903" calcext:value-type="float">
            <text:p>0.600975375948903</text:p>
          </table:table-cell>
          <table:table-cell office:value-type="float" office:value="0.446581788121953" calcext:value-type="float">
            <text:p>0.446581788121953</text:p>
          </table:table-cell>
          <table:table-cell table:style-name="ce17" table:formula="of:=AVERAGE([.C42:.E42])" office:value-type="float" office:value="0.423095731654552" calcext:value-type="float">
            <text:p>0.423095731654552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220414338882737" calcext:value-type="float">
            <text:p>0.220414338882737</text:p>
          </table:table-cell>
          <table:table-cell office:value-type="float" office:value="0.60089545711383" calcext:value-type="float">
            <text:p>0.60089545711383</text:p>
          </table:table-cell>
          <table:table-cell office:value-type="float" office:value="0.444999569229968" calcext:value-type="float">
            <text:p>0.444999569229968</text:p>
          </table:table-cell>
          <table:table-cell table:formula="of:=AVERAGE([.C43:.E43])" office:value-type="float" office:value="0.422103121742178" calcext:value-type="float">
            <text:p>0.422103121742178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220463422377821" calcext:value-type="float">
            <text:p>0.220463422377821</text:p>
          </table:table-cell>
          <table:table-cell office:value-type="float" office:value="0.599719329336002" calcext:value-type="float">
            <text:p>0.599719329336002</text:p>
          </table:table-cell>
          <table:table-cell office:value-type="float" office:value="0.44572994483813" calcext:value-type="float">
            <text:p>0.44572994483813</text:p>
          </table:table-cell>
          <table:table-cell table:formula="of:=AVERAGE([.C44:.E44])" office:value-type="float" office:value="0.421970898850651" calcext:value-type="float">
            <text:p>0.421970898850651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220949095648896" calcext:value-type="float">
            <text:p>0.220949095648896</text:p>
          </table:table-cell>
          <table:table-cell office:value-type="float" office:value="0.598320786528103" calcext:value-type="float">
            <text:p>0.598320786528103</text:p>
          </table:table-cell>
          <table:table-cell office:value-type="float" office:value="0.445225722652919" calcext:value-type="float">
            <text:p>0.445225722652919</text:p>
          </table:table-cell>
          <table:table-cell table:formula="of:=AVERAGE([.C45:.E45])" office:value-type="float" office:value="0.421498534943306" calcext:value-type="float">
            <text:p>0.421498534943306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218229052141572" calcext:value-type="float">
            <text:p>0.218229052141572</text:p>
          </table:table-cell>
          <table:table-cell office:value-type="float" office:value="0.598150603712211" calcext:value-type="float">
            <text:p>0.598150603712211</text:p>
          </table:table-cell>
          <table:table-cell office:value-type="float" office:value="0.441833778012119" calcext:value-type="float">
            <text:p>0.441833778012119</text:p>
          </table:table-cell>
          <table:table-cell table:formula="of:=AVERAGE([.C46:.E46])" office:value-type="float" office:value="0.419404477955301" calcext:value-type="float">
            <text:p>0.419404477955301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225796390853771" calcext:value-type="float">
            <text:p>0.225796390853771</text:p>
          </table:table-cell>
          <table:table-cell office:value-type="float" office:value="0.597461185496369" calcext:value-type="float">
            <text:p>0.597461185496369</text:p>
          </table:table-cell>
          <table:table-cell office:value-type="float" office:value="0.441739562332293" calcext:value-type="float">
            <text:p>0.441739562332293</text:p>
          </table:table-cell>
          <table:table-cell table:formula="of:=AVERAGE([.C47:.E47])" office:value-type="float" office:value="0.421665712894144" calcext:value-type="float">
            <text:p>0.421665712894144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227977429846032" calcext:value-type="float">
            <text:p>0.227977429846032</text:p>
          </table:table-cell>
          <table:table-cell office:value-type="float" office:value="0.596209676343099" calcext:value-type="float">
            <text:p>0.596209676343099</text:p>
          </table:table-cell>
          <table:table-cell office:value-type="float" office:value="0.442206157240332" calcext:value-type="float">
            <text:p>0.442206157240332</text:p>
          </table:table-cell>
          <table:table-cell table:formula="of:=AVERAGE([.C48:.E48])" office:value-type="float" office:value="0.422131087809821" calcext:value-type="float">
            <text:p>0.422131087809821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26624569438551" calcext:value-type="float">
            <text:p>0.226624569438551</text:p>
          </table:table-cell>
          <table:table-cell office:value-type="float" office:value="0.597779625476009" calcext:value-type="float">
            <text:p>0.597779625476009</text:p>
          </table:table-cell>
          <table:table-cell office:value-type="float" office:value="0.441509920494069" calcext:value-type="float">
            <text:p>0.441509920494069</text:p>
          </table:table-cell>
          <table:table-cell table:formula="of:=AVERAGE([.C49:.E49])" office:value-type="float" office:value="0.421971371802876" calcext:value-type="float">
            <text:p>0.421971371802876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230346585752442" calcext:value-type="float">
            <text:p>0.230346585752442</text:p>
          </table:table-cell>
          <table:table-cell office:value-type="float" office:value="0.595885899377701" calcext:value-type="float">
            <text:p>0.595885899377701</text:p>
          </table:table-cell>
          <table:table-cell office:value-type="float" office:value="0.440865974094809" calcext:value-type="float">
            <text:p>0.440865974094809</text:p>
          </table:table-cell>
          <table:table-cell table:formula="of:=AVERAGE([.C50:.E50])" office:value-type="float" office:value="0.422366153074984" calcext:value-type="float">
            <text:p>0.422366153074984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230522822436103" calcext:value-type="float">
            <text:p>0.230522822436103</text:p>
          </table:table-cell>
          <table:table-cell office:value-type="float" office:value="0.596004270313937" calcext:value-type="float">
            <text:p>0.596004270313937</text:p>
          </table:table-cell>
          <table:table-cell office:value-type="float" office:value="0.442032590757094" calcext:value-type="float">
            <text:p>0.442032590757094</text:p>
          </table:table-cell>
          <table:table-cell table:formula="of:=AVERAGE([.C51:.E51])" office:value-type="float" office:value="0.422853227835711" calcext:value-type="float">
            <text:p>0.422853227835711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3lay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27170810375538" calcext:value-type="float">
            <text:p>0.227170810375538</text:p>
          </table:table-cell>
          <table:table-cell office:value-type="float" office:value="0.601450181390276" calcext:value-type="float">
            <text:p>0.601450181390276</text:p>
          </table:table-cell>
          <table:table-cell office:value-type="float" office:value="0.442982984307159" calcext:value-type="float">
            <text:p>0.442982984307159</text:p>
          </table:table-cell>
          <table:table-cell table:style-name="ce17" table:formula="of:=AVERAGE([.C55:.E55])" office:value-type="float" office:value="0.423867992024324" calcext:value-type="float">
            <text:p>0.4238679920243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.227170810375538" calcext:value-type="float">
            <text:p>0.227</text:p>
          </table:table-cell>
          <table:table-cell table:style-name="ce13" office:value-type="float" office:value="0.601450181390276" calcext:value-type="float">
            <text:p>0.601</text:p>
          </table:table-cell>
          <table:table-cell table:style-name="ce13" office:value-type="float" office:value="0.442982984307159" calcext:value-type="float">
            <text:p>0.443</text:p>
          </table:table-cell>
          <table:table-cell table:style-name="ce14" table:formula="of:=AVERAGE([.K55:.M55])" office:value-type="float" office:value="0.423867992024324" calcext:value-type="float">
            <text:p>0.4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10734309465442" calcext:value-type="float">
            <text:p>0.210734309465442</text:p>
          </table:table-cell>
          <table:table-cell office:value-type="float" office:value="0.585694482128102" calcext:value-type="float">
            <text:p>0.585694482128102</text:p>
          </table:table-cell>
          <table:table-cell office:value-type="float" office:value="0.427612827396103" calcext:value-type="float">
            <text:p>0.427612827396103</text:p>
          </table:table-cell>
          <table:table-cell table:formula="of:=AVERAGE([.C56:.E56])" office:value-type="float" office:value="0.408013872996549" calcext:value-type="float">
            <text:p>0.40801387299654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style-name="ce13" office:value-type="float" office:value="0.210734309465442" calcext:value-type="float">
            <text:p>0.211</text:p>
          </table:table-cell>
          <table:table-cell table:style-name="ce13" office:value-type="float" office:value="0.585694482128102" calcext:value-type="float">
            <text:p>0.586</text:p>
          </table:table-cell>
          <table:table-cell table:style-name="ce13" office:value-type="float" office:value="0.427612827396103" calcext:value-type="float">
            <text:p>0.428</text:p>
          </table:table-cell>
          <table:table-cell table:style-name="ce13" table:formula="of:=AVERAGE([.K56:.M56])" office:value-type="float" office:value="0.408013872996549" calcext:value-type="float">
            <text:p>0.4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0925847858975" calcext:value-type="float">
            <text:p>0.20925847858975</text:p>
          </table:table-cell>
          <table:table-cell office:value-type="float" office:value="0.584045557827182" calcext:value-type="float">
            <text:p>0.584045557827182</text:p>
          </table:table-cell>
          <table:table-cell office:value-type="float" office:value="0.426812450066866" calcext:value-type="float">
            <text:p>0.426812450066866</text:p>
          </table:table-cell>
          <table:table-cell table:formula="of:=AVERAGE([.C57:.E57])" office:value-type="float" office:value="0.406705495494599" calcext:value-type="float">
            <text:p>0.406705495494599</text:p>
          </table:table-cell>
          <table:table-cell/>
          <table:table-cell office:value-type="string" calcext:value-type="string">
            <text:p>--&gt;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style-name="ce13" office:value-type="float" office:value="0.20925847858975" calcext:value-type="float">
            <text:p>0.209</text:p>
          </table:table-cell>
          <table:table-cell table:style-name="ce13" office:value-type="float" office:value="0.584045557827182" calcext:value-type="float">
            <text:p>0.584</text:p>
          </table:table-cell>
          <table:table-cell table:style-name="ce13" office:value-type="float" office:value="0.426812450066866" calcext:value-type="float">
            <text:p>0.427</text:p>
          </table:table-cell>
          <table:table-cell table:style-name="ce13" table:formula="of:=AVERAGE([.K57:.M57])" office:value-type="float" office:value="0.406705495494599" calcext:value-type="float">
            <text:p>0.4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219193809243365" calcext:value-type="float">
            <text:p>0.219193809243365</text:p>
          </table:table-cell>
          <table:table-cell office:value-type="float" office:value="0.601198681402487" calcext:value-type="float">
            <text:p>0.601198681402487</text:p>
          </table:table-cell>
          <table:table-cell office:value-type="float" office:value="0.435907430108692" calcext:value-type="float">
            <text:p>0.435907430108692</text:p>
          </table:table-cell>
          <table:table-cell table:formula="of:=AVERAGE([.C58:.E58])" office:value-type="float" office:value="0.418766640251515" calcext:value-type="float">
            <text:p>0.41876664025151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.219193809243365" calcext:value-type="float">
            <text:p>0.219</text:p>
          </table:table-cell>
          <table:table-cell table:style-name="ce13" office:value-type="float" office:value="0.601198681402487" calcext:value-type="float">
            <text:p>0.601</text:p>
          </table:table-cell>
          <table:table-cell table:style-name="ce13" office:value-type="float" office:value="0.435907430108692" calcext:value-type="float">
            <text:p>0.436</text:p>
          </table:table-cell>
          <table:table-cell table:style-name="ce14" table:formula="of:=AVERAGE([.K58:.M58])" office:value-type="float" office:value="0.418766640251515" calcext:value-type="float">
            <text:p>0.4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209071242572479" calcext:value-type="float">
            <text:p>0.209071242572479</text:p>
          </table:table-cell>
          <table:table-cell office:value-type="float" office:value="0.586067801522877" calcext:value-type="float">
            <text:p>0.586067801522877</text:p>
          </table:table-cell>
          <table:table-cell office:value-type="float" office:value="0.426059458238409" calcext:value-type="float">
            <text:p>0.426059458238409</text:p>
          </table:table-cell>
          <table:table-cell table:formula="of:=AVERAGE([.C59:.E59])" office:value-type="float" office:value="0.407066167444588" calcext:value-type="float">
            <text:p>0.40706616744458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table:style-name="ce13" office:value-type="float" office:value="0.209071242572479" calcext:value-type="float">
            <text:p>0.209</text:p>
          </table:table-cell>
          <table:table-cell table:style-name="ce13" office:value-type="float" office:value="0.586067801522877" calcext:value-type="float">
            <text:p>0.586</text:p>
          </table:table-cell>
          <table:table-cell table:style-name="ce13" office:value-type="float" office:value="0.426059458238409" calcext:value-type="float">
            <text:p>0.426</text:p>
          </table:table-cell>
          <table:table-cell table:style-name="ce13" table:formula="of:=AVERAGE([.K59:.M59])" office:value-type="float" office:value="0.407066167444588" calcext:value-type="float">
            <text:p>0.4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207316442964724" calcext:value-type="float">
            <text:p>0.207316442964724</text:p>
          </table:table-cell>
          <table:table-cell office:value-type="float" office:value="0.585067514872357" calcext:value-type="float">
            <text:p>0.585067514872357</text:p>
          </table:table-cell>
          <table:table-cell office:value-type="float" office:value="0.43002376481413" calcext:value-type="float">
            <text:p>0.43002376481413</text:p>
          </table:table-cell>
          <table:table-cell table:formula="of:=AVERAGE([.C60:.E60])" office:value-type="float" office:value="0.407469240883737" calcext:value-type="float">
            <text:p>0.40746924088373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table:style-name="ce13" office:value-type="float" office:value="0.207316442964724" calcext:value-type="float">
            <text:p>0.207</text:p>
          </table:table-cell>
          <table:table-cell table:style-name="ce13" office:value-type="float" office:value="0.585067514872357" calcext:value-type="float">
            <text:p>0.585</text:p>
          </table:table-cell>
          <table:table-cell table:style-name="ce13" office:value-type="float" office:value="0.43002376481413" calcext:value-type="float">
            <text:p>0.430</text:p>
          </table:table-cell>
          <table:table-cell table:style-name="ce13" table:formula="of:=AVERAGE([.K60:.M60])" office:value-type="float" office:value="0.407469240883737" calcext:value-type="float">
            <text:p>0.4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11717864033568" calcext:value-type="float">
            <text:p>0.211717864033568</text:p>
          </table:table-cell>
          <table:table-cell office:value-type="float" office:value="0.584903448452806" calcext:value-type="float">
            <text:p>0.584903448452806</text:p>
          </table:table-cell>
          <table:table-cell office:value-type="float" office:value="0.424725656239712" calcext:value-type="float">
            <text:p>0.424725656239712</text:p>
          </table:table-cell>
          <table:table-cell table:formula="of:=AVERAGE([.C61:.E61])" office:value-type="float" office:value="0.407115656242029" calcext:value-type="float">
            <text:p>0.40711565624202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.211717864033568" calcext:value-type="float">
            <text:p>0.212</text:p>
          </table:table-cell>
          <table:table-cell table:style-name="ce13" office:value-type="float" office:value="0.584903448452806" calcext:value-type="float">
            <text:p>0.585</text:p>
          </table:table-cell>
          <table:table-cell table:style-name="ce13" office:value-type="float" office:value="0.424725656239712" calcext:value-type="float">
            <text:p>0.425</text:p>
          </table:table-cell>
          <table:table-cell table:style-name="ce13" table:formula="of:=AVERAGE([.K61:.M61])" office:value-type="float" office:value="0.407115656242029" calcext:value-type="float">
            <text:p>0.4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0774221353846" calcext:value-type="float">
            <text:p>0.20774221353846</text:p>
          </table:table-cell>
          <table:table-cell office:value-type="float" office:value="0.585676356424407" calcext:value-type="float">
            <text:p>0.585676356424407</text:p>
          </table:table-cell>
          <table:table-cell office:value-type="float" office:value="0.429540602861748" calcext:value-type="float">
            <text:p>0.429540602861748</text:p>
          </table:table-cell>
          <table:table-cell table:formula="of:=AVERAGE([.C62:.E62])" office:value-type="float" office:value="0.407653057608205" calcext:value-type="float">
            <text:p>0.40765305760820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style-name="ce13" office:value-type="float" office:value="0.20774221353846" calcext:value-type="float">
            <text:p>0.208</text:p>
          </table:table-cell>
          <table:table-cell table:style-name="ce13" office:value-type="float" office:value="0.585676356424407" calcext:value-type="float">
            <text:p>0.586</text:p>
          </table:table-cell>
          <table:table-cell table:style-name="ce13" office:value-type="float" office:value="0.429540602861748" calcext:value-type="float">
            <text:p>0.430</text:p>
          </table:table-cell>
          <table:table-cell table:style-name="ce13" table:formula="of:=AVERAGE([.K62:.M62])" office:value-type="float" office:value="0.407653057608205" calcext:value-type="float">
            <text:p>0.4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20676501603203" calcext:value-type="float">
            <text:p>0.20676501603203</text:p>
          </table:table-cell>
          <table:table-cell office:value-type="float" office:value="0.584602428445932" calcext:value-type="float">
            <text:p>0.584602428445932</text:p>
          </table:table-cell>
          <table:table-cell office:value-type="float" office:value="0.429662859357674" calcext:value-type="float">
            <text:p>0.429662859357674</text:p>
          </table:table-cell>
          <table:table-cell table:formula="of:=AVERAGE([.C63:.E63])" office:value-type="float" office:value="0.407010101278545" calcext:value-type="float">
            <text:p>0.40701010127854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style-name="ce13" office:value-type="float" office:value="0.20676501603203" calcext:value-type="float">
            <text:p>0.207</text:p>
          </table:table-cell>
          <table:table-cell table:style-name="ce13" office:value-type="float" office:value="0.584602428445932" calcext:value-type="float">
            <text:p>0.585</text:p>
          </table:table-cell>
          <table:table-cell table:style-name="ce13" office:value-type="float" office:value="0.429662859357674" calcext:value-type="float">
            <text:p>0.430</text:p>
          </table:table-cell>
          <table:table-cell table:style-name="ce13" table:formula="of:=AVERAGE([.K63:.M63])" office:value-type="float" office:value="0.407010101278545" calcext:value-type="float">
            <text:p>0.4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209098300939997" calcext:value-type="float">
            <text:p>0.209098300939997</text:p>
          </table:table-cell>
          <table:table-cell office:value-type="float" office:value="0.585517836574006" calcext:value-type="float">
            <text:p>0.585517836574006</text:p>
          </table:table-cell>
          <table:table-cell office:value-type="float" office:value="0.429431991908648" calcext:value-type="float">
            <text:p>0.429431991908648</text:p>
          </table:table-cell>
          <table:table-cell table:formula="of:=AVERAGE([.C64:.E64])" office:value-type="float" office:value="0.408016043140884" calcext:value-type="float">
            <text:p>0.408016043140884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208072588446668" calcext:value-type="float">
            <text:p>0.208072588446668</text:p>
          </table:table-cell>
          <table:table-cell office:value-type="float" office:value="0.584753372258763" calcext:value-type="float">
            <text:p>0.584753372258763</text:p>
          </table:table-cell>
          <table:table-cell office:value-type="float" office:value="0.429240083264626" calcext:value-type="float">
            <text:p>0.429240083264626</text:p>
          </table:table-cell>
          <table:table-cell table:formula="of:=AVERAGE([.C65:.E65])" office:value-type="float" office:value="0.407355347990019" calcext:value-type="float">
            <text:p>0.407355347990019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209291317896549" calcext:value-type="float">
            <text:p>0.209291317896549</text:p>
          </table:table-cell>
          <table:table-cell office:value-type="float" office:value="0.583347427725838" calcext:value-type="float">
            <text:p>0.583347427725838</text:p>
          </table:table-cell>
          <table:table-cell office:value-type="float" office:value="0.426819609332631" calcext:value-type="float">
            <text:p>0.426819609332631</text:p>
          </table:table-cell>
          <table:table-cell table:formula="of:=AVERAGE([.C66:.E66])" office:value-type="float" office:value="0.406486118318339" calcext:value-type="float">
            <text:p>0.406486118318339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210251333126677" calcext:value-type="float">
            <text:p>0.210251333126677</text:p>
          </table:table-cell>
          <table:table-cell office:value-type="float" office:value="0.585903618195244" calcext:value-type="float">
            <text:p>0.585903618195244</text:p>
          </table:table-cell>
          <table:table-cell office:value-type="float" office:value="0.424909838569284" calcext:value-type="float">
            <text:p>0.424909838569284</text:p>
          </table:table-cell>
          <table:table-cell table:formula="of:=AVERAGE([.C67:.E67])" office:value-type="float" office:value="0.407021596630402" calcext:value-type="float">
            <text:p>0.407021596630402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211715534212227" calcext:value-type="float">
            <text:p>0.211715534212227</text:p>
          </table:table-cell>
          <table:table-cell office:value-type="float" office:value="0.58510054941822" calcext:value-type="float">
            <text:p>0.58510054941822</text:p>
          </table:table-cell>
          <table:table-cell office:value-type="float" office:value="0.424617962859552" calcext:value-type="float">
            <text:p>0.424617962859552</text:p>
          </table:table-cell>
          <table:table-cell table:formula="of:=AVERAGE([.C68:.E68])" office:value-type="float" office:value="0.407144682163333" calcext:value-type="float">
            <text:p>0.407144682163333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209838813352974" calcext:value-type="float">
            <text:p>0.209838813352974</text:p>
          </table:table-cell>
          <table:table-cell office:value-type="float" office:value="0.583610917497694" calcext:value-type="float">
            <text:p>0.583610917497694</text:p>
          </table:table-cell>
          <table:table-cell office:value-type="float" office:value="0.425315429474458" calcext:value-type="float">
            <text:p>0.425315429474458</text:p>
          </table:table-cell>
          <table:table-cell table:formula="of:=AVERAGE([.C69:.E69])" office:value-type="float" office:value="0.406255053441709" calcext:value-type="float">
            <text:p>0.406255053441709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14342322448466" calcext:value-type="float">
            <text:p>0.214342322448466</text:p>
          </table:table-cell>
          <table:table-cell office:value-type="float" office:value="0.589286468925813" calcext:value-type="float">
            <text:p>0.589286468925813</text:p>
          </table:table-cell>
          <table:table-cell office:value-type="float" office:value="0.427081642071316" calcext:value-type="float">
            <text:p>0.427081642071316</text:p>
          </table:table-cell>
          <table:table-cell table:formula="of:=AVERAGE([.C70:.E70])" office:value-type="float" office:value="0.410236811148532" calcext:value-type="float">
            <text:p>0.410236811148532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2146301781578" calcext:value-type="float">
            <text:p>0.2146301781578</text:p>
          </table:table-cell>
          <table:table-cell office:value-type="float" office:value="0.585988408835724" calcext:value-type="float">
            <text:p>0.585988408835724</text:p>
          </table:table-cell>
          <table:table-cell office:value-type="float" office:value="0.426209155885926" calcext:value-type="float">
            <text:p>0.426209155885926</text:p>
          </table:table-cell>
          <table:table-cell table:formula="of:=AVERAGE([.C71:.E71])" office:value-type="float" office:value="0.408942580959817" calcext:value-type="float">
            <text:p>0.408942580959817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214540683851797" calcext:value-type="float">
            <text:p>0.214540683851797</text:p>
          </table:table-cell>
          <table:table-cell office:value-type="float" office:value="0.585098616371552" calcext:value-type="float">
            <text:p>0.585098616371552</text:p>
          </table:table-cell>
          <table:table-cell office:value-type="float" office:value="0.427341852857254" calcext:value-type="float">
            <text:p>0.427341852857254</text:p>
          </table:table-cell>
          <table:table-cell table:formula="of:=AVERAGE([.C72:.E72])" office:value-type="float" office:value="0.408993717693534" calcext:value-type="float">
            <text:p>0.408993717693534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2la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03615212280877" calcext:value-type="float">
            <text:p>0.203615212280877</text:p>
          </table:table-cell>
          <table:table-cell office:value-type="float" office:value="0.586797303466771" calcext:value-type="float">
            <text:p>0.586797303466771</text:p>
          </table:table-cell>
          <table:table-cell office:value-type="float" office:value="0.409848559641068" calcext:value-type="float">
            <text:p>0.409848559641068</text:p>
          </table:table-cell>
          <table:table-cell table:formula="of:=AVERAGE([.C76:.E76])" office:value-type="float" office:value="0.400087025129572" calcext:value-type="float">
            <text:p>0.40008702512957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06093599627556" calcext:value-type="float">
            <text:p>0.206093599627556</text:p>
          </table:table-cell>
          <table:table-cell office:value-type="float" office:value="0.579282384695572" calcext:value-type="float">
            <text:p>0.579282384695572</text:p>
          </table:table-cell>
          <table:table-cell office:value-type="float" office:value="0.407471275072773" calcext:value-type="float">
            <text:p>0.407471275072773</text:p>
          </table:table-cell>
          <table:table-cell table:formula="of:=AVERAGE([.C77:.E77])" office:value-type="float" office:value="0.397615753131967" calcext:value-type="float">
            <text:p>0.39761575313196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06563490352619" calcext:value-type="float">
            <text:p>0.206563490352619</text:p>
          </table:table-cell>
          <table:table-cell office:value-type="float" office:value="0.583936810647935" calcext:value-type="float">
            <text:p>0.583936810647935</text:p>
          </table:table-cell>
          <table:table-cell office:value-type="float" office:value="0.40378257693127" calcext:value-type="float">
            <text:p>0.40378257693127</text:p>
          </table:table-cell>
          <table:table-cell table:formula="of:=AVERAGE([.C78:.E78])" office:value-type="float" office:value="0.398094292643941" calcext:value-type="float">
            <text:p>0.398094292643941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205919393498534" calcext:value-type="float">
            <text:p>0.205919393498534</text:p>
          </table:table-cell>
          <table:table-cell office:value-type="float" office:value="0.586184713594924" calcext:value-type="float">
            <text:p>0.586184713594924</text:p>
          </table:table-cell>
          <table:table-cell office:value-type="float" office:value="0.407678306818195" calcext:value-type="float">
            <text:p>0.407678306818195</text:p>
          </table:table-cell>
          <table:table-cell table:formula="of:=AVERAGE([.C79:.E79])" office:value-type="float" office:value="0.399927471303884" calcext:value-type="float">
            <text:p>0.399927471303884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20246754186711" calcext:value-type="float">
            <text:p>0.20246754186711</text:p>
          </table:table-cell>
          <table:table-cell office:value-type="float" office:value="0.589017784004311" calcext:value-type="float">
            <text:p>0.589017784004311</text:p>
          </table:table-cell>
          <table:table-cell office:value-type="float" office:value="0.406383173981843" calcext:value-type="float">
            <text:p>0.406383173981843</text:p>
          </table:table-cell>
          <table:table-cell table:formula="of:=AVERAGE([.C80:.E80])" office:value-type="float" office:value="0.399289499951088" calcext:value-type="float">
            <text:p>0.399289499951088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200245597441815" calcext:value-type="float">
            <text:p>0.200245597441815</text:p>
          </table:table-cell>
          <table:table-cell office:value-type="float" office:value="0.586524179950614" calcext:value-type="float">
            <text:p>0.586524179950614</text:p>
          </table:table-cell>
          <table:table-cell office:value-type="float" office:value="0.406505068044849" calcext:value-type="float">
            <text:p>0.406505068044849</text:p>
          </table:table-cell>
          <table:table-cell table:formula="of:=AVERAGE([.C81:.E81])" office:value-type="float" office:value="0.397758281812426" calcext:value-type="float">
            <text:p>0.39775828181242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11043663140638" calcext:value-type="float">
            <text:p>0.211043663140638</text:p>
          </table:table-cell>
          <table:table-cell office:value-type="float" office:value="0.585816803973959" calcext:value-type="float">
            <text:p>0.585816803973959</text:p>
          </table:table-cell>
          <table:table-cell office:value-type="float" office:value="0.406393376835413" calcext:value-type="float">
            <text:p>0.406393376835413</text:p>
          </table:table-cell>
          <table:table-cell table:formula="of:=AVERAGE([.C82:.E82])" office:value-type="float" office:value="0.401084614650003" calcext:value-type="float">
            <text:p>0.401084614650003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03887651675088" calcext:value-type="float">
            <text:p>0.203887651675088</text:p>
          </table:table-cell>
          <table:table-cell office:value-type="float" office:value="0.581895269159972" calcext:value-type="float">
            <text:p>0.581895269159972</text:p>
          </table:table-cell>
          <table:table-cell office:value-type="float" office:value="0.407247670527398" calcext:value-type="float">
            <text:p>0.407247670527398</text:p>
          </table:table-cell>
          <table:table-cell table:formula="of:=AVERAGE([.C83:.E83])" office:value-type="float" office:value="0.397676863787486" calcext:value-type="float">
            <text:p>0.39767686378748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206029966690531" calcext:value-type="float">
            <text:p>0.206029966690531</text:p>
          </table:table-cell>
          <table:table-cell office:value-type="float" office:value="0.586127602524286" calcext:value-type="float">
            <text:p>0.586127602524286</text:p>
          </table:table-cell>
          <table:table-cell office:value-type="float" office:value="0.407498858113363" calcext:value-type="float">
            <text:p>0.407498858113363</text:p>
          </table:table-cell>
          <table:table-cell table:formula="of:=AVERAGE([.C84:.E84])" office:value-type="float" office:value="0.39988547577606" calcext:value-type="float">
            <text:p>0.39988547577606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208694752734666" calcext:value-type="float">
            <text:p>0.208694752734666</text:p>
          </table:table-cell>
          <table:table-cell office:value-type="float" office:value="0.585083104947864" calcext:value-type="float">
            <text:p>0.585083104947864</text:p>
          </table:table-cell>
          <table:table-cell office:value-type="float" office:value="0.407998137233669" calcext:value-type="float">
            <text:p>0.407998137233669</text:p>
          </table:table-cell>
          <table:table-cell table:formula="of:=AVERAGE([.C85:.E85])" office:value-type="float" office:value="0.4005919983054" calcext:value-type="float">
            <text:p>0.4005919983054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206196273832741" calcext:value-type="float">
            <text:p>0.206196273832741</text:p>
          </table:table-cell>
          <table:table-cell office:value-type="float" office:value="0.586741913739673" calcext:value-type="float">
            <text:p>0.586741913739673</text:p>
          </table:table-cell>
          <table:table-cell office:value-type="float" office:value="0.407190218626653" calcext:value-type="float">
            <text:p>0.407190218626653</text:p>
          </table:table-cell>
          <table:table-cell table:formula="of:=AVERAGE([.C86:.E86])" office:value-type="float" office:value="0.400042802066356" calcext:value-type="float">
            <text:p>0.400042802066356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208937899740574" calcext:value-type="float">
            <text:p>0.208937899740574</text:p>
          </table:table-cell>
          <table:table-cell office:value-type="float" office:value="0.590157148003123" calcext:value-type="float">
            <text:p>0.590157148003123</text:p>
          </table:table-cell>
          <table:table-cell office:value-type="float" office:value="0.414292205485538" calcext:value-type="float">
            <text:p>0.414292205485538</text:p>
          </table:table-cell>
          <table:table-cell table:formula="of:=AVERAGE([.C87:.E87])" office:value-type="float" office:value="0.404462417743078" calcext:value-type="float">
            <text:p>0.404462417743078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205778357652769" calcext:value-type="float">
            <text:p>0.205778357652769</text:p>
          </table:table-cell>
          <table:table-cell office:value-type="float" office:value="0.58500917940122" calcext:value-type="float">
            <text:p>0.58500917940122</text:p>
          </table:table-cell>
          <table:table-cell office:value-type="float" office:value="0.410324168972741" calcext:value-type="float">
            <text:p>0.410324168972741</text:p>
          </table:table-cell>
          <table:table-cell table:formula="of:=AVERAGE([.C88:.E88])" office:value-type="float" office:value="0.400370568675577" calcext:value-type="float">
            <text:p>0.400370568675577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211752140792348" calcext:value-type="float">
            <text:p>0.211752140792348</text:p>
          </table:table-cell>
          <table:table-cell office:value-type="float" office:value="0.587659457054702" calcext:value-type="float">
            <text:p>0.587659457054702</text:p>
          </table:table-cell>
          <table:table-cell office:value-type="float" office:value="0.407603022763393" calcext:value-type="float">
            <text:p>0.407603022763393</text:p>
          </table:table-cell>
          <table:table-cell table:formula="of:=AVERAGE([.C89:.E89])" office:value-type="float" office:value="0.402338206870148" calcext:value-type="float">
            <text:p>0.402338206870148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211308132791803" calcext:value-type="float">
            <text:p>0.211308132791803</text:p>
          </table:table-cell>
          <table:table-cell office:value-type="float" office:value="0.589056731386734" calcext:value-type="float">
            <text:p>0.589056731386734</text:p>
          </table:table-cell>
          <table:table-cell office:value-type="float" office:value="0.408412580457832" calcext:value-type="float">
            <text:p>0.408412580457832</text:p>
          </table:table-cell>
          <table:table-cell table:formula="of:=AVERAGE([.C90:.E90])" office:value-type="float" office:value="0.40292581487879" calcext:value-type="float">
            <text:p>0.40292581487879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09117857764922" calcext:value-type="float">
            <text:p>0.209117857764922</text:p>
          </table:table-cell>
          <table:table-cell office:value-type="float" office:value="0.588751882261817" calcext:value-type="float">
            <text:p>0.588751882261817</text:p>
          </table:table-cell>
          <table:table-cell office:value-type="float" office:value="0.411613459262935" calcext:value-type="float">
            <text:p>0.411613459262935</text:p>
          </table:table-cell>
          <table:table-cell table:formula="of:=AVERAGE([.C91:.E91])" office:value-type="float" office:value="0.403161066429891" calcext:value-type="float">
            <text:p>0.403161066429891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212266446145179" calcext:value-type="float">
            <text:p>0.212266446145179</text:p>
          </table:table-cell>
          <table:table-cell office:value-type="float" office:value="0.587537164952737" calcext:value-type="float">
            <text:p>0.587537164952737</text:p>
          </table:table-cell>
          <table:table-cell office:value-type="float" office:value="0.409253429290158" calcext:value-type="float">
            <text:p>0.409253429290158</text:p>
          </table:table-cell>
          <table:table-cell table:formula="of:=AVERAGE([.C92:.E92])" office:value-type="float" office:value="0.403019013462691" calcext:value-type="float">
            <text:p>0.403019013462691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212745904589173" calcext:value-type="float">
            <text:p>0.212745904589173</text:p>
          </table:table-cell>
          <table:table-cell office:value-type="float" office:value="0.588015773690583" calcext:value-type="float">
            <text:p>0.588015773690583</text:p>
          </table:table-cell>
          <table:table-cell office:value-type="float" office:value="0.409393213101278" calcext:value-type="float">
            <text:p>0.409393213101278</text:p>
          </table:table-cell>
          <table:table-cell table:formula="of:=AVERAGE([.C93:.E93])" office:value-type="float" office:value="0.403384963793678" calcext:value-type="float">
            <text:p>0.403384963793678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la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1986704408612" calcext:value-type="float">
            <text:p>0.21986704408612</text:p>
          </table:table-cell>
          <table:table-cell office:value-type="float" office:value="0.574766580438897" calcext:value-type="float">
            <text:p>0.574766580438897</text:p>
          </table:table-cell>
          <table:table-cell office:value-type="float" office:value="0.412366930689662" calcext:value-type="float">
            <text:p>0.412366930689662</text:p>
          </table:table-cell>
          <table:table-cell table:formula="of:=AVERAGE([.C97:.E97])" office:value-type="float" office:value="0.402333518404893" calcext:value-type="float">
            <text:p>0.40233351840489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19902584082784" calcext:value-type="float">
            <text:p>0.219902584082784</text:p>
          </table:table-cell>
          <table:table-cell office:value-type="float" office:value="0.574498310285525" calcext:value-type="float">
            <text:p>0.574498310285525</text:p>
          </table:table-cell>
          <table:table-cell office:value-type="float" office:value="0.41092718455053" calcext:value-type="float">
            <text:p>0.41092718455053</text:p>
          </table:table-cell>
          <table:table-cell table:formula="of:=AVERAGE([.C98:.E98])" office:value-type="float" office:value="0.40177602630628" calcext:value-type="float">
            <text:p>0.4017760263062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20167603283027" calcext:value-type="float">
            <text:p>0.220167603283027</text:p>
          </table:table-cell>
          <table:table-cell office:value-type="float" office:value="0.571237638897972" calcext:value-type="float">
            <text:p>0.571237638897972</text:p>
          </table:table-cell>
          <table:table-cell office:value-type="float" office:value="0.409336235271577" calcext:value-type="float">
            <text:p>0.409336235271577</text:p>
          </table:table-cell>
          <table:table-cell table:formula="of:=AVERAGE([.C99:.E99])" office:value-type="float" office:value="0.400247159150859" calcext:value-type="float">
            <text:p>0.400247159150859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218963462213854" calcext:value-type="float">
            <text:p>0.218963462213854</text:p>
          </table:table-cell>
          <table:table-cell office:value-type="float" office:value="0.573854201053457" calcext:value-type="float">
            <text:p>0.573854201053457</text:p>
          </table:table-cell>
          <table:table-cell office:value-type="float" office:value="0.4127378040977" calcext:value-type="float">
            <text:p>0.4127378040977</text:p>
          </table:table-cell>
          <table:table-cell table:formula="of:=AVERAGE([.C100:.E100])" office:value-type="float" office:value="0.401851822455004" calcext:value-type="float">
            <text:p>0.401851822455004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218268452398396" calcext:value-type="float">
            <text:p>0.218268452398396</text:p>
          </table:table-cell>
          <table:table-cell office:value-type="float" office:value="0.575517971229317" calcext:value-type="float">
            <text:p>0.575517971229317</text:p>
          </table:table-cell>
          <table:table-cell office:value-type="float" office:value="0.413985475030142" calcext:value-type="float">
            <text:p>0.413985475030142</text:p>
          </table:table-cell>
          <table:table-cell table:formula="of:=AVERAGE([.C101:.E101])" office:value-type="float" office:value="0.402590632885952" calcext:value-type="float">
            <text:p>0.402590632885952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219587661860278" calcext:value-type="float">
            <text:p>0.219587661860278</text:p>
          </table:table-cell>
          <table:table-cell office:value-type="float" office:value="0.574112661747213" calcext:value-type="float">
            <text:p>0.574112661747213</text:p>
          </table:table-cell>
          <table:table-cell office:value-type="float" office:value="0.413701907388507" calcext:value-type="float">
            <text:p>0.413701907388507</text:p>
          </table:table-cell>
          <table:table-cell table:formula="of:=AVERAGE([.C102:.E102])" office:value-type="float" office:value="0.402467410331999" calcext:value-type="float">
            <text:p>0.40246741033199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18612163277595" calcext:value-type="float">
            <text:p>0.218612163277595</text:p>
          </table:table-cell>
          <table:table-cell office:value-type="float" office:value="0.57337564055846" calcext:value-type="float">
            <text:p>0.57337564055846</text:p>
          </table:table-cell>
          <table:table-cell office:value-type="float" office:value="0.413315184163958" calcext:value-type="float">
            <text:p>0.413315184163958</text:p>
          </table:table-cell>
          <table:table-cell table:formula="of:=AVERAGE([.C103:.E103])" office:value-type="float" office:value="0.401767662666671" calcext:value-type="float">
            <text:p>0.40176766266667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1831108357422" calcext:value-type="float">
            <text:p>0.21831108357422</text:p>
          </table:table-cell>
          <table:table-cell office:value-type="float" office:value="0.575590866766055" calcext:value-type="float">
            <text:p>0.575590866766055</text:p>
          </table:table-cell>
          <table:table-cell office:value-type="float" office:value="0.414642110306648" calcext:value-type="float">
            <text:p>0.414642110306648</text:p>
          </table:table-cell>
          <table:table-cell table:formula="of:=AVERAGE([.C104:.E104])" office:value-type="float" office:value="0.402848020215641" calcext:value-type="float">
            <text:p>0.40284802021564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219695347645812" calcext:value-type="float">
            <text:p>0.219695347645812</text:p>
          </table:table-cell>
          <table:table-cell office:value-type="float" office:value="0.573704458977675" calcext:value-type="float">
            <text:p>0.573704458977675</text:p>
          </table:table-cell>
          <table:table-cell office:value-type="float" office:value="0.414302206306855" calcext:value-type="float">
            <text:p>0.414302206306855</text:p>
          </table:table-cell>
          <table:table-cell table:formula="of:=AVERAGE([.C105:.E105])" office:value-type="float" office:value="0.402567337643447" calcext:value-type="float">
            <text:p>0.402567337643447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218813729038023" calcext:value-type="float">
            <text:p>0.218813729038023</text:p>
          </table:table-cell>
          <table:table-cell office:value-type="float" office:value="0.574390034191251" calcext:value-type="float">
            <text:p>0.574390034191251</text:p>
          </table:table-cell>
          <table:table-cell office:value-type="float" office:value="0.413797350236973" calcext:value-type="float">
            <text:p>0.413797350236973</text:p>
          </table:table-cell>
          <table:table-cell table:formula="of:=AVERAGE([.C106:.E106])" office:value-type="float" office:value="0.402333704488749" calcext:value-type="float">
            <text:p>0.402333704488749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218908003196489" calcext:value-type="float">
            <text:p>0.218908003196489</text:p>
          </table:table-cell>
          <table:table-cell office:value-type="float" office:value="0.57488012592214" calcext:value-type="float">
            <text:p>0.57488012592214</text:p>
          </table:table-cell>
          <table:table-cell office:value-type="float" office:value="0.414303309754861" calcext:value-type="float">
            <text:p>0.414303309754861</text:p>
          </table:table-cell>
          <table:table-cell table:formula="of:=AVERAGE([.C107:.E107])" office:value-type="float" office:value="0.402697146291163" calcext:value-type="float">
            <text:p>0.402697146291163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219814136328486" calcext:value-type="float">
            <text:p>0.219814136328486</text:p>
          </table:table-cell>
          <table:table-cell office:value-type="float" office:value="0.573011960127855" calcext:value-type="float">
            <text:p>0.573011960127855</text:p>
          </table:table-cell>
          <table:table-cell office:value-type="float" office:value="0.412557578557946" calcext:value-type="float">
            <text:p>0.412557578557946</text:p>
          </table:table-cell>
          <table:table-cell table:formula="of:=AVERAGE([.C108:.E108])" office:value-type="float" office:value="0.401794558338096" calcext:value-type="float">
            <text:p>0.401794558338096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218500084373377" calcext:value-type="float">
            <text:p>0.218500084373377</text:p>
          </table:table-cell>
          <table:table-cell office:value-type="float" office:value="0.57313469469405" calcext:value-type="float">
            <text:p>0.57313469469405</text:p>
          </table:table-cell>
          <table:table-cell office:value-type="float" office:value="0.413594510018952" calcext:value-type="float">
            <text:p>0.413594510018952</text:p>
          </table:table-cell>
          <table:table-cell table:formula="of:=AVERAGE([.C109:.E109])" office:value-type="float" office:value="0.401743096362126" calcext:value-type="float">
            <text:p>0.401743096362126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218352717289331" calcext:value-type="float">
            <text:p>0.218352717289331</text:p>
          </table:table-cell>
          <table:table-cell office:value-type="float" office:value="0.573655204663195" calcext:value-type="float">
            <text:p>0.573655204663195</text:p>
          </table:table-cell>
          <table:table-cell office:value-type="float" office:value="0.411581795338897" calcext:value-type="float">
            <text:p>0.411581795338897</text:p>
          </table:table-cell>
          <table:table-cell table:formula="of:=AVERAGE([.C110:.E110])" office:value-type="float" office:value="0.401196572430474" calcext:value-type="float">
            <text:p>0.401196572430474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217885030872476" calcext:value-type="float">
            <text:p>0.217885030872476</text:p>
          </table:table-cell>
          <table:table-cell office:value-type="float" office:value="0.573490617570016" calcext:value-type="float">
            <text:p>0.573490617570016</text:p>
          </table:table-cell>
          <table:table-cell office:value-type="float" office:value="0.411374290379071" calcext:value-type="float">
            <text:p>0.411374290379071</text:p>
          </table:table-cell>
          <table:table-cell table:formula="of:=AVERAGE([.C111:.E111])" office:value-type="float" office:value="0.400916646273854" calcext:value-type="float">
            <text:p>0.400916646273854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24588696590823" calcext:value-type="float">
            <text:p>0.224588696590823</text:p>
          </table:table-cell>
          <table:table-cell office:value-type="float" office:value="0.577953237037242" calcext:value-type="float">
            <text:p>0.577953237037242</text:p>
          </table:table-cell>
          <table:table-cell office:value-type="float" office:value="0.41752562603084" calcext:value-type="float">
            <text:p>0.41752562603084</text:p>
          </table:table-cell>
          <table:table-cell table:formula="of:=AVERAGE([.C112:.E112])" office:value-type="float" office:value="0.406689186552968" calcext:value-type="float">
            <text:p>0.406689186552968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224958671809611" calcext:value-type="float">
            <text:p>0.224958671809611</text:p>
          </table:table-cell>
          <table:table-cell office:value-type="float" office:value="0.575191983990274" calcext:value-type="float">
            <text:p>0.575191983990274</text:p>
          </table:table-cell>
          <table:table-cell office:value-type="float" office:value="0.412397598943273" calcext:value-type="float">
            <text:p>0.412397598943273</text:p>
          </table:table-cell>
          <table:table-cell table:formula="of:=AVERAGE([.C113:.E113])" office:value-type="float" office:value="0.404182751581053" calcext:value-type="float">
            <text:p>0.404182751581053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221134436707643" calcext:value-type="float">
            <text:p>0.221134436707643</text:p>
          </table:table-cell>
          <table:table-cell office:value-type="float" office:value="0.574967908781273" calcext:value-type="float">
            <text:p>0.574967908781273</text:p>
          </table:table-cell>
          <table:table-cell office:value-type="float" office:value="0.412595480916745" calcext:value-type="float">
            <text:p>0.412595480916745</text:p>
          </table:table-cell>
          <table:table-cell table:formula="of:=AVERAGE([.C114:.E114])" office:value-type="float" office:value="0.402899275468554" calcext:value-type="float">
            <text:p>0.402899275468554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table:style-name="ce17" table:formula="of:=MAX([.F13:.F114])" office:value-type="float" office:value="0.423867992024324" calcext:value-type="float">
            <text:p>0.423867992024324</text:p>
          </table:table-cell>
          <table:table-cell table:number-columns-repeated="8"/>
        </table:table-row>
      </table:table>
      <table:table table:name="recap-silence-sect422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IEMOCAP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moving silence</text:p>
          </table:table-cell>
          <table:table-cell table:style-name="ce13" office:value-type="float" office:value="0.283013818953408" calcext:value-type="float">
            <text:p>0.283</text:p>
          </table:table-cell>
          <table:table-cell table:style-name="ce13" office:value-type="float" office:value="0.64033549979027" calcext:value-type="float">
            <text:p>0.640</text:p>
          </table:table-cell>
          <table:table-cell table:style-name="ce13" office:value-type="float" office:value="0.454101965313558" calcext:value-type="float">
            <text:p>0.454</text:p>
          </table:table-cell>
          <table:table-cell table:style-name="ce14" table:formula="of:=AVERAGE([.C4:.E4])" office:value-type="float" office:value="0.459150428019079" calcext:value-type="float">
            <text:p>0.459</text:p>
          </table:table-cell>
          <table:table-cell/>
          <table:table-cell office:value-type="string" calcext:value-type="string">
            <text:p>Dur=10, th=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eping silence</text:p>
          </table:table-cell>
          <table:table-cell office:value-type="float" office:value="0.267933043301876" calcext:value-type="float">
            <text:p>0.267933043301876</text:p>
          </table:table-cell>
          <table:table-cell office:value-type="float" office:value="0.641294864150968" calcext:value-type="float">
            <text:p>0.641294864150968</text:p>
          </table:table-cell>
          <table:table-cell office:value-type="float" office:value="0.458111022878807" calcext:value-type="float">
            <text:p>0.458111022878807</text:p>
          </table:table-cell>
          <table:table-cell table:formula="of:=AVERAGE([.C5:.E5])" office:value-type="float" office:value="0.455779643443884" calcext:value-type="float">
            <text:p>0.455779643443884</text:p>
          </table:table-cell>
          <table:table-cell/>
          <table:table-cell office:value-type="string" calcext:value-type="string">
            <text:p>2l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tilizing silence</text:p>
          </table:table-cell>
          <table:table-cell office:value-type="float" office:value="0.298358572099903" calcext:value-type="float">
            <text:p>0.298358572099903</text:p>
          </table:table-cell>
          <table:table-cell office:value-type="float" office:value="0.64077818894973" calcext:value-type="float">
            <text:p>0.64077818894973</text:p>
          </table:table-cell>
          <table:table-cell office:value-type="float" office:value="0.459750304541869" calcext:value-type="float">
            <text:p>0.459750304541869</text:p>
          </table:table-cell>
          <table:table-cell table:style-name="ce17" table:formula="of:=AVERAGE([.C6:.E6])" office:value-type="float" office:value="0.466295688530501" calcext:value-type="float">
            <text:p>0.466295688530501</text:p>
          </table:table-cell>
          <table:table-cell/>
          <table:table-cell office:value-type="string" calcext:value-type="string">
            <text:p>5lay</text:p>
          </table:table-cell>
          <table:table-cell office:value-type="string" calcext:value-type="string">
            <text:p>Dur=100, th=0.3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MSP-IMPROV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moving silence</text:p>
          </table:table-cell>
          <table:table-cell office:value-type="float" office:value="0.259003740530338" calcext:value-type="float">
            <text:p>0.259003740530338</text:p>
          </table:table-cell>
          <table:table-cell office:value-type="float" office:value="0.586087289291077" calcext:value-type="float">
            <text:p>0.586087289291077</text:p>
          </table:table-cell>
          <table:table-cell office:value-type="float" office:value="0.440862209834718" calcext:value-type="float">
            <text:p>0.440862209834718</text:p>
          </table:table-cell>
          <table:table-cell table:style-name="ce17" table:formula="of:=AVERAGE([.C11:.E11])" office:value-type="float" office:value="0.428651079885378" calcext:value-type="float">
            <text:p>0.428651079885378</text:p>
          </table:table-cell>
          <table:table-cell/>
          <table:table-cell office:value-type="string" calcext:value-type="string">
            <text:p>3lay</text:p>
          </table:table-cell>
          <table:table-cell office:value-type="string" calcext:value-type="string">
            <text:p>Dur=60</text:p>
          </table:table-cell>
          <table:table-cell office:value-type="string" calcext:value-type="string">
            <text:p>Th=0.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eping silence</text:p>
          </table:table-cell>
          <table:table-cell office:value-type="float" office:value="0.217007889725745" calcext:value-type="float">
            <text:p>0.217007889725745</text:p>
          </table:table-cell>
          <table:table-cell office:value-type="float" office:value="0.586281017576134" calcext:value-type="float">
            <text:p>0.586281017576134</text:p>
          </table:table-cell>
          <table:table-cell office:value-type="float" office:value="0.425062129027623" calcext:value-type="float">
            <text:p>0.425062129027623</text:p>
          </table:table-cell>
          <table:table-cell table:formula="of:=AVERAGE([.C12:.E12])" office:value-type="float" office:value="0.409450345443167" calcext:value-type="float">
            <text:p>0.409450345443167</text:p>
          </table:table-cell>
          <table:table-cell/>
          <table:table-cell office:value-type="string" calcext:value-type="string">
            <text:p>4l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tilizing silence</text:p>
          </table:table-cell>
          <table:table-cell office:value-type="float" office:value="0.227170810375538" calcext:value-type="float">
            <text:p>0.227170810375538</text:p>
          </table:table-cell>
          <table:table-cell office:value-type="float" office:value="0.601450181390276" calcext:value-type="float">
            <text:p>0.601450181390276</text:p>
          </table:table-cell>
          <table:table-cell office:value-type="float" office:value="0.442982984307159" calcext:value-type="float">
            <text:p>0.442982984307159</text:p>
          </table:table-cell>
          <table:table-cell table:style-name="ce17" table:formula="of:=AVERAGE([.C13:.E13])" office:value-type="float" office:value="0.423867992024324" calcext:value-type="float">
            <text:p>0.423867992024324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1lay</text:p>
          </table:table-cell>
          <table:table-cell office:value-type="string" calcext:value-type="string">
            <text:p>2lay</text:p>
          </table:table-cell>
          <table:table-cell office:value-type="string" calcext:value-type="string">
            <text:p>3lay</text:p>
          </table:table-cell>
          <table:table-cell office:value-type="string" calcext:value-type="string">
            <text:p>4lay</text:p>
          </table:table-cell>
          <table:table-cell office:value-type="string" calcext:value-type="string">
            <text:p>5lay</text:p>
          </table:table-cell>
          <table:table-cell table:style-name="ce16" office:value-type="string" calcext:value-type="string">
            <text:p>6lay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seline </text:p>
          </table:table-cell>
          <table:table-cell office:value-type="string" calcext:value-type="string">
            <text:p>IEMOCAP</text:p>
          </table:table-cell>
          <table:table-cell office:value-type="float" office:value="0.436986838185806" calcext:value-type="float">
            <text:p>0.436986838185806</text:p>
          </table:table-cell>
          <table:table-cell table:style-name="ce17" office:value-type="float" office:value="0.455779643443884" calcext:value-type="float">
            <text:p>0.455779643443884</text:p>
          </table:table-cell>
          <table:table-cell office:value-type="float" office:value="0.435695578979527" calcext:value-type="float">
            <text:p>0.435695578979527</text:p>
          </table:table-cell>
          <table:table-cell table:style-name="ce18" office:value-type="float" office:value="0.453543644709817" calcext:value-type="float">
            <text:p>0.453543644709817</text:p>
          </table:table-cell>
          <table:table-cell office:value-type="float" office:value="0.452753886142942" calcext:value-type="float">
            <text:p>0.452753886142942</text:p>
          </table:table-cell>
          <table:table-cell table:style-name="ce22" office:value-type="float" office:value="0.457625161247268" calcext:value-type="float">
            <text:p>0.457625161247268</text:p>
          </table:table-cell>
          <table:table-cell/>
          <table:table-cell office:value-type="float" office:value="0.267933043301876" calcext:value-type="float">
            <text:p>0.267933043301876</text:p>
          </table:table-cell>
          <table:table-cell office:value-type="float" office:value="0.641294864150968" calcext:value-type="float">
            <text:p>0.641294864150968</text:p>
          </table:table-cell>
          <table:table-cell office:value-type="float" office:value="0.458111022878807" calcext:value-type="float">
            <text:p>0.458111022878807</text:p>
          </table:table-cell>
        </table:table-row>
        <table:table-row table:style-name="ro1">
          <table:table-cell/>
          <table:table-cell office:value-type="string" calcext:value-type="string">
            <text:p>MSP</text:p>
          </table:table-cell>
          <table:table-cell office:value-type="float" office:value="0.386026842867192" calcext:value-type="float">
            <text:p>0.386026842867192</text:p>
          </table:table-cell>
          <table:table-cell office:value-type="float" office:value="0.415023520633675" calcext:value-type="float">
            <text:p>0.415023520633675</text:p>
          </table:table-cell>
          <table:table-cell office:value-type="float" office:value="0.409450345443167" calcext:value-type="float">
            <text:p>0.409450345443167</text:p>
          </table:table-cell>
          <table:table-cell table:style-name="ce17" office:value-type="float" office:value="0.415553743083567" calcext:value-type="float">
            <text:p>0.415553743083567</text:p>
          </table:table-cell>
          <table:table-cell office:value-type="float" office:value="0.400836881194097" calcext:value-type="float">
            <text:p>0.400836881194097</text:p>
          </table:table-cell>
          <table:table-cell table:style-name="ce16" office:value-type="float" office:value="0.378445698111988" calcext:value-type="float">
            <text:p>0.378445698111988</text:p>
          </table:table-cell>
          <table:table-cell/>
          <table:table-cell office:value-type="float" office:value="0.217007889725745" calcext:value-type="float">
            <text:p>0.217007889725745</text:p>
          </table:table-cell>
          <table:table-cell office:value-type="float" office:value="0.586281017576134" calcext:value-type="float">
            <text:p>0.586281017576134</text:p>
          </table:table-cell>
          <table:table-cell office:value-type="float" office:value="0.425062129027623" calcext:value-type="float">
            <text:p>0.425062129027623</text:p>
          </table:table-cell>
        </table:table-row>
        <table:table-row table:style-name="ro1">
          <table:table-cell table:number-columns-repeated="7"/>
          <table:table-cell table:style-name="ce16"/>
          <table:table-cell table:number-columns-repeated="4"/>
        </table:table-row>
        <table:table-row table:style-name="ro1">
          <table:table-cell table:number-columns-repeated="7"/>
          <table:table-cell table:style-name="ce16" office:value-type="string" calcext:value-type="string">
            <text:p>Not used, only 1-5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or dissertation book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EMOCAP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moving silence</text:p>
          </table:table-cell>
          <table:table-cell table:style-name="ce13" office:value-type="float" office:value="0.283013818953408" calcext:value-type="float">
            <text:p>0.283</text:p>
          </table:table-cell>
          <table:table-cell table:style-name="ce13" office:value-type="float" office:value="0.64033549979027" calcext:value-type="float">
            <text:p>0.640</text:p>
          </table:table-cell>
          <table:table-cell table:style-name="ce13" office:value-type="float" office:value="0.454101965313558" calcext:value-type="float">
            <text:p>0.454</text:p>
          </table:table-cell>
          <table:table-cell table:style-name="ce14" table:formula="of:=AVERAGE([.C27:.E27])" office:value-type="float" office:value="0.459150428019079" calcext:value-type="float">
            <text:p>0.45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eeping silence</text:p>
          </table:table-cell>
          <table:table-cell table:style-name="ce13" office:value-type="float" office:value="0.267933043301876" calcext:value-type="float">
            <text:p>0.268</text:p>
          </table:table-cell>
          <table:table-cell table:style-name="ce13" office:value-type="float" office:value="0.641294864150968" calcext:value-type="float">
            <text:p>0.641</text:p>
          </table:table-cell>
          <table:table-cell table:style-name="ce13" office:value-type="float" office:value="0.458111022878807" calcext:value-type="float">
            <text:p>0.458</text:p>
          </table:table-cell>
          <table:table-cell table:style-name="ce13" table:formula="of:=AVERAGE([.C28:.E28])" office:value-type="float" office:value="0.455779643443884" calcext:value-type="float">
            <text:p>0.45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tilizing silence</text:p>
          </table:table-cell>
          <table:table-cell table:style-name="ce13" office:value-type="float" office:value="0.298358572099903" calcext:value-type="float">
            <text:p>0.298</text:p>
          </table:table-cell>
          <table:table-cell table:style-name="ce13" office:value-type="float" office:value="0.64077818894973" calcext:value-type="float">
            <text:p>0.641</text:p>
          </table:table-cell>
          <table:table-cell table:style-name="ce13" office:value-type="float" office:value="0.459750304541869" calcext:value-type="float">
            <text:p>0.460</text:p>
          </table:table-cell>
          <table:table-cell table:style-name="ce14" table:formula="of:=AVERAGE([.C29:.E29])" office:value-type="float" office:value="0.466295688530501" calcext:value-type="float">
            <text:p>0.46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3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MSP-IMPROV</text:p>
          </table:table-cell>
          <table:table-cell table:style-name="ce13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moving silence</text:p>
          </table:table-cell>
          <table:table-cell table:style-name="ce13" office:value-type="float" office:value="0.259003740530338" calcext:value-type="float">
            <text:p>0.259</text:p>
          </table:table-cell>
          <table:table-cell table:style-name="ce13" office:value-type="float" office:value="0.586087289291077" calcext:value-type="float">
            <text:p>0.586</text:p>
          </table:table-cell>
          <table:table-cell table:style-name="ce13" office:value-type="float" office:value="0.440862209834718" calcext:value-type="float">
            <text:p>0.441</text:p>
          </table:table-cell>
          <table:table-cell table:style-name="ce14" table:formula="of:=AVERAGE([.C32:.E32])" office:value-type="float" office:value="0.428651079885378" calcext:value-type="float">
            <text:p>0.4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eeping silence</text:p>
          </table:table-cell>
          <table:table-cell table:style-name="ce13" office:value-type="float" office:value="0.217007889725745" calcext:value-type="float">
            <text:p>0.217</text:p>
          </table:table-cell>
          <table:table-cell table:style-name="ce13" office:value-type="float" office:value="0.586281017576134" calcext:value-type="float">
            <text:p>0.586</text:p>
          </table:table-cell>
          <table:table-cell table:style-name="ce13" office:value-type="float" office:value="0.425062129027623" calcext:value-type="float">
            <text:p>0.425</text:p>
          </table:table-cell>
          <table:table-cell table:style-name="ce13" table:formula="of:=AVERAGE([.C33:.E33])" office:value-type="float" office:value="0.409450345443167" calcext:value-type="float">
            <text:p>0.4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tilizing silence</text:p>
          </table:table-cell>
          <table:table-cell table:style-name="ce13" office:value-type="float" office:value="0.227170810375538" calcext:value-type="float">
            <text:p>0.227</text:p>
          </table:table-cell>
          <table:table-cell table:style-name="ce13" office:value-type="float" office:value="0.601450181390276" calcext:value-type="float">
            <text:p>0.601</text:p>
          </table:table-cell>
          <table:table-cell table:style-name="ce13" office:value-type="float" office:value="0.442982984307159" calcext:value-type="float">
            <text:p>0.443</text:p>
          </table:table-cell>
          <table:table-cell table:style-name="ce14" table:formula="of:=AVERAGE([.C34:.E34])" office:value-type="float" office:value="0.423867992024324" calcext:value-type="float">
            <text:p>0.42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IPAPGothic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 number:title="User-defined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0:02:14.232415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Bagus Tris Atmaja</meta:initial-creator>
    <meta:creation-date>2020-02-13T11:05:48.721833260</meta:creation-date>
    <meta:generator>LibreOffice/6.3.5.2$Linux_X86_64 LibreOffice_project/dd0751754f11728f69b42ee2af66670068624673</meta:generator>
    <dc:date>2020-09-03T14:56:12.464339043</dc:date>
    <dc:creator>Bagus Tris Atmaja</dc:creator>
    <meta:editing-duration>P22DT17H47M</meta:editing-duration>
    <meta:editing-cycles>337</meta:editing-cycles>
    <meta:document-statistic meta:table-count="7" meta:cell-count="2834" meta:object-count="0"/>
  </office:meta>
</office:document-meta>
</file>